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349.14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53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ltered_most_se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ngredi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pers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eer</text:p>
          </table:table-cell>
          <table:table-cell office:value-type="float" office:value="1605213" calcext:value-type="float">
            <text:p>1605213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alcohol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hampagne</text:p>
          </table:table-cell>
          <table:table-cell office:value-type="float" office:value="1598911" calcext:value-type="float">
            <text:p>15989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alcohol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bourbon</text:p>
          </table:table-cell>
          <table:table-cell office:value-type="float" office:value="1603097" calcext:value-type="float">
            <text:p>1603097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alcohol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dark rum</text:p>
          </table:table-cell>
          <table:table-cell office:value-type="float" office:value="1602798" calcext:value-type="float">
            <text:p>1602798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alcohol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amaretto</text:p>
          </table:table-cell>
          <table:table-cell office:value-type="float" office:value="1605368" calcext:value-type="float">
            <text:p>1605368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alcohol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dry sherry</text:p>
          </table:table-cell>
          <table:table-cell office:value-type="float" office:value="1605024" calcext:value-type="float">
            <text:p>1605024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alcohol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rum</text:p>
          </table:table-cell>
          <table:table-cell office:value-type="float" office:value="1596345" calcext:value-type="float">
            <text:p>1596345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alcohol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tequila</text:p>
          </table:table-cell>
          <table:table-cell office:value-type="float" office:value="1601460" calcext:value-type="float">
            <text:p>1601460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alcohol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brandy</text:p>
          </table:table-cell>
          <table:table-cell office:value-type="float" office:value="1607102" calcext:value-type="float">
            <text:p>1607102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alcohol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orange liqueur</text:p>
          </table:table-cell>
          <table:table-cell office:value-type="float" office:value="1587011" calcext:value-type="float">
            <text:p>158701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lcohol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dark beer</text:p>
          </table:table-cell>
          <table:table-cell office:value-type="float" office:value="1599200" calcext:value-type="float">
            <text:p>159920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lcohol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vodka</text:p>
          </table:table-cell>
          <table:table-cell office:value-type="float" office:value="1607452" calcext:value-type="float">
            <text:p>1607452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alcohol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grand marnier</text:p>
          </table:table-cell>
          <table:table-cell office:value-type="float" office:value="1607101" calcext:value-type="float">
            <text:p>160710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lcohol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light rum</text:p>
          </table:table-cell>
          <table:table-cell office:value-type="float" office:value="1594401" calcext:value-type="float">
            <text:p>159440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lcohol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coffee liqueur</text:p>
          </table:table-cell>
          <table:table-cell office:value-type="float" office:value="1602588" calcext:value-type="float">
            <text:p>160258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lcohol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cognac</text:p>
          </table:table-cell>
          <table:table-cell office:value-type="float" office:value="1602734" calcext:value-type="float">
            <text:p>1602734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lcohol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ginger ale</text:p>
          </table:table-cell>
          <table:table-cell office:value-type="float" office:value="1602117" calcext:value-type="float">
            <text:p>160211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lcohol</text:p>
          </table:table-cell>
          <table:table-cell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triple sec</text:p>
          </table:table-cell>
          <table:table-cell office:value-type="float" office:value="1604934" calcext:value-type="float">
            <text:p>1604934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alcohol</text:p>
          </table:table-cell>
          <table:table-cell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string" calcext:value-type="string">
            <text:p>cointreau liqueur</text:p>
          </table:table-cell>
          <table:table-cell office:value-type="float" office:value="1586119" calcext:value-type="float">
            <text:p>158611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lcohol</text:p>
          </table:table-cell>
          <table:table-cell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string" calcext:value-type="string">
            <text:p>mirin</text:p>
          </table:table-cell>
          <table:table-cell office:value-type="float" office:value="1583686" calcext:value-type="float">
            <text:p>1583686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alcohol</text:p>
          </table:table-cell>
          <table:table-cell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string" calcext:value-type="string">
            <text:p>whiskey</text:p>
          </table:table-cell>
          <table:table-cell office:value-type="float" office:value="1584686" calcext:value-type="float">
            <text:p>158468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alcohol</text:p>
          </table:table-cell>
          <table:table-cell/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white rum</text:p>
          </table:table-cell>
          <table:table-cell office:value-type="float" office:value="1593102" calcext:value-type="float">
            <text:p>159310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alcohol</text:p>
          </table:table-cell>
          <table:table-cell/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gin</text:p>
          </table:table-cell>
          <table:table-cell office:value-type="float" office:value="1599652" calcext:value-type="float">
            <text:p>159965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lcohol</text:p>
          </table:table-cell>
          <table:table-cell/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string" calcext:value-type="string">
            <text:p>dry vermouth</text:p>
          </table:table-cell>
          <table:table-cell office:value-type="float" office:value="1599925" calcext:value-type="float">
            <text:p>159992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lcohol</text:p>
          </table:table-cell>
          <table:table-cell/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string" calcext:value-type="string">
            <text:p>coconut rum</text:p>
          </table:table-cell>
          <table:table-cell office:value-type="float" office:value="1593101" calcext:value-type="float">
            <text:p>159310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lcohol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livered almonds</text:p>
          </table:table-cell>
          <table:table-cell office:value-type="float" office:value="1606319" calcext:value-type="float">
            <text:p>1606319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almond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almonds</text:p>
          </table:table-cell>
          <table:table-cell office:value-type="float" office:value="1606721" calcext:value-type="float">
            <text:p>1606721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almond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blanched almond</text:p>
          </table:table-cell>
          <table:table-cell office:value-type="float" office:value="1592880" calcext:value-type="float">
            <text:p>159288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almond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toasted almond</text:p>
          </table:table-cell>
          <table:table-cell office:value-type="float" office:value="1604374" calcext:value-type="float">
            <text:p>160437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lmond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sliced almonds</text:p>
          </table:table-cell>
          <table:table-cell office:value-type="float" office:value="1607334" calcext:value-type="float">
            <text:p>1607334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almond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ground almonds</text:p>
          </table:table-cell>
          <table:table-cell office:value-type="float" office:value="1606302" calcext:value-type="float">
            <text:p>160630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lmond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anchovy paste</text:p>
          </table:table-cell>
          <table:table-cell office:value-type="float" office:value="1587786" calcext:value-type="float">
            <text:p>158778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nchovy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anchovy fillets</text:p>
          </table:table-cell>
          <table:table-cell office:value-type="float" office:value="1603685" calcext:value-type="float">
            <text:p>160368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anchovy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apples</text:p>
          </table:table-cell>
          <table:table-cell office:value-type="float" office:value="1606279" calcext:value-type="float">
            <text:p>1606279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apple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ooking apples</text:p>
          </table:table-cell>
          <table:table-cell office:value-type="float" office:value="1606011" calcext:value-type="float">
            <text:p>160601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apple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apple</text:p>
          </table:table-cell>
          <table:table-cell office:value-type="float" office:value="1607089" calcext:value-type="float">
            <text:p>1607089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apple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tart apples</text:p>
          </table:table-cell>
          <table:table-cell office:value-type="float" office:value="1605944" calcext:value-type="float">
            <text:p>1605944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apple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granny smith apple</text:p>
          </table:table-cell>
          <table:table-cell office:value-type="float" office:value="1602959" calcext:value-type="float">
            <text:p>160295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apple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granny smith apples</text:p>
          </table:table-cell>
          <table:table-cell office:value-type="float" office:value="1603289" calcext:value-type="float">
            <text:p>1603289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apple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apple butter</text:p>
          </table:table-cell>
          <table:table-cell office:value-type="float" office:value="1606690" calcext:value-type="float">
            <text:p>160669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pple</text:p>
          </table:table-cell>
          <table:table-cell/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apple pie filling</text:p>
          </table:table-cell>
          <table:table-cell office:value-type="float" office:value="1587990" calcext:value-type="float">
            <text:p>158799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pple</text:p>
          </table:table-cell>
          <table:table-cell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string" calcext:value-type="string">
            <text:p>tart apple</text:p>
          </table:table-cell>
          <table:table-cell office:value-type="float" office:value="1592030" calcext:value-type="float">
            <text:p>159203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pple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apricot preserves</text:p>
          </table:table-cell>
          <table:table-cell office:value-type="float" office:value="1601416" calcext:value-type="float">
            <text:p>160141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apricot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dried apricot</text:p>
          </table:table-cell>
          <table:table-cell office:value-type="float" office:value="1602957" calcext:value-type="float">
            <text:p>1602957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pricot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dried apricots</text:p>
          </table:table-cell>
          <table:table-cell office:value-type="float" office:value="1599277" calcext:value-type="float">
            <text:p>1599277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apricot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artichoke hearts</text:p>
          </table:table-cell>
          <table:table-cell office:value-type="float" office:value="1606064" calcext:value-type="float">
            <text:p>1606064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artichoke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marinated artichoke hearts</text:p>
          </table:table-cell>
          <table:table-cell office:value-type="float" office:value="1602007" calcext:value-type="float">
            <text:p>1602007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artichoke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artichokes</text:p>
          </table:table-cell>
          <table:table-cell office:value-type="float" office:value="1593618" calcext:value-type="float">
            <text:p>159361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rtichoke</text:p>
          </table:table-cell>
          <table:table-cell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arugula</text:p>
          </table:table-cell>
          <table:table-cell office:value-type="float" office:value="1606693" calcext:value-type="float">
            <text:p>160669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arugula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asparagus</text:p>
          </table:table-cell>
          <table:table-cell office:value-type="float" office:value="1605729" calcext:value-type="float">
            <text:p>1605729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asparagus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asparagus spears</text:p>
          </table:table-cell>
          <table:table-cell office:value-type="float" office:value="1606515" calcext:value-type="float">
            <text:p>1606515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sparagus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fresh asparagus</text:p>
          </table:table-cell>
          <table:table-cell office:value-type="float" office:value="1598463" calcext:value-type="float">
            <text:p>1598463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asparagus</text:p>
          </table:table-cell>
          <table:table-cell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string" calcext:value-type="string">
            <text:p>asparagus spear</text:p>
          </table:table-cell>
          <table:table-cell office:value-type="float" office:value="1606702" calcext:value-type="float">
            <text:p>16067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sparagus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avocado</text:p>
          </table:table-cell>
          <table:table-cell office:value-type="float" office:value="1607497" calcext:value-type="float">
            <text:p>1607497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avocado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avocados</text:p>
          </table:table-cell>
          <table:table-cell office:value-type="float" office:value="1603646" calcext:value-type="float">
            <text:p>1603646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avocado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anana</text:p>
          </table:table-cell>
          <table:table-cell office:value-type="float" office:value="1606536" calcext:value-type="float">
            <text:p>1606536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banana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bananas</text:p>
          </table:table-cell>
          <table:table-cell office:value-type="float" office:value="1607532" calcext:value-type="float">
            <text:p>1607532</text:p>
          </table:table-cell>
          <table:table-cell office:value-type="float" office:value="2185" calcext:value-type="float">
            <text:p>2185</text:p>
          </table:table-cell>
          <table:table-cell office:value-type="string" calcext:value-type="string">
            <text:p>banana</text:p>
          </table:table-cell>
          <table:table-cell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mashed banana</text:p>
          </table:table-cell>
          <table:table-cell office:value-type="float" office:value="1606237" calcext:value-type="float">
            <text:p>160623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anana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pearl barley</text:p>
          </table:table-cell>
          <table:table-cell office:value-type="float" office:value="1606747" calcext:value-type="float">
            <text:p>160674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arley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ried basil</text:p>
          </table:table-cell>
          <table:table-cell office:value-type="float" office:value="1606743" calcext:value-type="float">
            <text:p>1606743</text:p>
          </table:table-cell>
          <table:table-cell office:value-type="float" office:value="2609" calcext:value-type="float">
            <text:p>2609</text:p>
          </table:table-cell>
          <table:table-cell office:value-type="string" calcext:value-type="string">
            <text:p>basil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fresh basil</text:p>
          </table:table-cell>
          <table:table-cell office:value-type="float" office:value="1607366" calcext:value-type="float">
            <text:p>1607366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basil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basil</text:p>
          </table:table-cell>
          <table:table-cell office:value-type="float" office:value="1607038" calcext:value-type="float">
            <text:p>1607038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basil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fresh basil leaf</text:p>
          </table:table-cell>
          <table:table-cell office:value-type="float" office:value="1605381" calcext:value-type="float">
            <text:p>1605381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basil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basil leaves</text:p>
          </table:table-cell>
          <table:table-cell office:value-type="float" office:value="1602264" calcext:value-type="float">
            <text:p>1602264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basil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dried basil leaves</text:p>
          </table:table-cell>
          <table:table-cell office:value-type="float" office:value="1603706" calcext:value-type="float">
            <text:p>160370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asil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fresh basil leaves</text:p>
          </table:table-cell>
          <table:table-cell office:value-type="float" office:value="1605736" calcext:value-type="float">
            <text:p>1605736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basil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bay leaves</text:p>
          </table:table-cell>
          <table:table-cell office:value-type="float" office:value="1606636" calcext:value-type="float">
            <text:p>1606636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bay leaves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black beans</text:p>
          </table:table-cell>
          <table:table-cell office:value-type="float" office:value="1606855" calcext:value-type="float">
            <text:p>1606855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pinto beans</text:p>
          </table:table-cell>
          <table:table-cell office:value-type="float" office:value="1599718" calcext:value-type="float">
            <text:p>1599718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arbanzo beans</text:p>
          </table:table-cell>
          <table:table-cell office:value-type="float" office:value="1606565" calcext:value-type="float">
            <text:p>1606565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green beans</text:p>
          </table:table-cell>
          <table:table-cell office:value-type="float" office:value="1606576" calcext:value-type="float">
            <text:p>1606576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red kidney beans</text:p>
          </table:table-cell>
          <table:table-cell office:value-type="float" office:value="1605158" calcext:value-type="float">
            <text:p>1605158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kidney beans</text:p>
          </table:table-cell>
          <table:table-cell office:value-type="float" office:value="1606832" calcext:value-type="float">
            <text:p>1606832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annellini beans</text:p>
          </table:table-cell>
          <table:table-cell office:value-type="float" office:value="1606083" calcext:value-type="float">
            <text:p>1606083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baked beans</text:p>
          </table:table-cell>
          <table:table-cell office:value-type="float" office:value="1601727" calcext:value-type="float">
            <text:p>160172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vanilla bean</text:p>
          </table:table-cell>
          <table:table-cell office:value-type="float" office:value="1604792" calcext:value-type="float">
            <text:p>160479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beans</text:p>
          </table:table-cell>
          <table:table-cell office:value-type="float" office:value="1595964" calcext:value-type="float">
            <text:p>159596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great northern beans</text:p>
          </table:table-cell>
          <table:table-cell office:value-type="float" office:value="1605219" calcext:value-type="float">
            <text:p>160521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butter beans</text:p>
          </table:table-cell>
          <table:table-cell office:value-type="float" office:value="1603561" calcext:value-type="float">
            <text:p>160356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fresh green beans</text:p>
          </table:table-cell>
          <table:table-cell office:value-type="float" office:value="1607362" calcext:value-type="float">
            <text:p>160736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navy beans</text:p>
          </table:table-cell>
          <table:table-cell office:value-type="float" office:value="1604687" calcext:value-type="float">
            <text:p>160468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chili beans</text:p>
          </table:table-cell>
          <table:table-cell office:value-type="float" office:value="1599428" calcext:value-type="float">
            <text:p>15994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cut green beans</text:p>
          </table:table-cell>
          <table:table-cell office:value-type="float" office:value="1601493" calcext:value-type="float">
            <text:p>160149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dark red kidney beans</text:p>
          </table:table-cell>
          <table:table-cell office:value-type="float" office:value="1580964" calcext:value-type="float">
            <text:p>158096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bean sprouts</text:p>
          </table:table-cell>
          <table:table-cell office:value-type="float" office:value="1605171" calcext:value-type="float">
            <text:p>1605171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lima beans</text:p>
          </table:table-cell>
          <table:table-cell office:value-type="float" office:value="1605252" calcext:value-type="float">
            <text:p>160525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pork and beans</text:p>
          </table:table-cell>
          <table:table-cell office:value-type="float" office:value="1599587" calcext:value-type="float">
            <text:p>1599587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frozen green beans</text:p>
          </table:table-cell>
          <table:table-cell office:value-type="float" office:value="1602149" calcext:value-type="float">
            <text:p>160214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canned black beans</text:p>
          </table:table-cell>
          <table:table-cell office:value-type="float" office:value="1600833" calcext:value-type="float">
            <text:p>160083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refried beans</text:p>
          </table:table-cell>
          <table:table-cell office:value-type="float" office:value="1606120" calcext:value-type="float">
            <text:p>1606120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white beans</text:p>
          </table:table-cell>
          <table:table-cell office:value-type="float" office:value="1605412" calcext:value-type="float">
            <text:p>1605412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ean</text:p>
          </table:table-cell>
          <table:table-cell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string" calcext:value-type="string">
            <text:p>stew meat</text:p>
          </table:table-cell>
          <table:table-cell office:value-type="float" office:value="1593039" calcext:value-type="float">
            <text:p>159303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ed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amburger</text:p>
          </table:table-cell>
          <table:table-cell office:value-type="float" office:value="1603293" calcext:value-type="float">
            <text:p>1603293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beef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round beef</text:p>
          </table:table-cell>
          <table:table-cell office:value-type="float" office:value="1606114" calcext:value-type="float">
            <text:p>1606114</text:p>
          </table:table-cell>
          <table:table-cell office:value-type="float" office:value="4729" calcext:value-type="float">
            <text:p>4729</text:p>
          </table:table-cell>
          <table:table-cell office:value-type="string" calcext:value-type="string">
            <text:p>beef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beef stew meat</text:p>
          </table:table-cell>
          <table:table-cell office:value-type="float" office:value="1606392" calcext:value-type="float">
            <text:p>1606392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beef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flank steak</text:p>
          </table:table-cell>
          <table:table-cell office:value-type="float" office:value="1592360" calcext:value-type="float">
            <text:p>159236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eef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lean ground beef</text:p>
          </table:table-cell>
          <table:table-cell office:value-type="float" office:value="1607562" calcext:value-type="float">
            <text:p>1607562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beef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beef roast</text:p>
          </table:table-cell>
          <table:table-cell office:value-type="float" office:value="1575128" calcext:value-type="float">
            <text:p>157512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eef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ground sirloin</text:p>
          </table:table-cell>
          <table:table-cell office:value-type="float" office:value="1605372" calcext:value-type="float">
            <text:p>160537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eef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stewing beef</text:p>
          </table:table-cell>
          <table:table-cell office:value-type="float" office:value="1605278" calcext:value-type="float">
            <text:p>16052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beef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beef</text:p>
          </table:table-cell>
          <table:table-cell office:value-type="float" office:value="1605445" calcext:value-type="float">
            <text:p>160544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beef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round steaks</text:p>
          </table:table-cell>
          <table:table-cell office:value-type="float" office:value="1588887" calcext:value-type="float">
            <text:p>158888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eef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chuck roast</text:p>
          </table:table-cell>
          <table:table-cell office:value-type="float" office:value="1600538" calcext:value-type="float">
            <text:p>160053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eef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beef tenderloin</text:p>
          </table:table-cell>
          <table:table-cell office:value-type="float" office:value="1605517" calcext:value-type="float">
            <text:p>160551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eef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steak</text:p>
          </table:table-cell>
          <table:table-cell office:value-type="float" office:value="1590431" calcext:value-type="float">
            <text:p>159043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eef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extra lean ground beef</text:p>
          </table:table-cell>
          <table:table-cell office:value-type="float" office:value="1606860" calcext:value-type="float">
            <text:p>160686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beef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beef consomme</text:p>
          </table:table-cell>
          <table:table-cell office:value-type="float" office:value="1597112" calcext:value-type="float">
            <text:p>159711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eef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flank steaks</text:p>
          </table:table-cell>
          <table:table-cell office:value-type="float" office:value="1597102" calcext:value-type="float">
            <text:p>1597102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beef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ground chuck</text:p>
          </table:table-cell>
          <table:table-cell office:value-type="float" office:value="1606815" calcext:value-type="float">
            <text:p>1606815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beef</text:p>
          </table:table-cell>
          <table:table-cell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roast beef</text:p>
          </table:table-cell>
          <table:table-cell office:value-type="float" office:value="1598640" calcext:value-type="float">
            <text:p>159864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f</text:p>
          </table:table-cell>
          <table:table-cell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rib eye steaks</text:p>
          </table:table-cell>
          <table:table-cell office:value-type="float" office:value="1579790" calcext:value-type="float">
            <text:p>157979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eef</text:p>
          </table:table-cell>
          <table:table-cell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ground round</text:p>
          </table:table-cell>
          <table:table-cell office:value-type="float" office:value="1607227" calcext:value-type="float">
            <text:p>160722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eef</text:p>
          </table:table-cell>
          <table:table-cell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string" calcext:value-type="string">
            <text:p>boneless beef chuck roast</text:p>
          </table:table-cell>
          <table:table-cell office:value-type="float" office:value="1607316" calcext:value-type="float">
            <text:p>160731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eef</text:p>
          </table:table-cell>
          <table:table-cell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string" calcext:value-type="string">
            <text:p>beef brisket</text:p>
          </table:table-cell>
          <table:table-cell office:value-type="float" office:value="1599547" calcext:value-type="float">
            <text:p>159954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eef</text:p>
          </table:table-cell>
          <table:table-cell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string" calcext:value-type="string">
            <text:p>corned beef</text:p>
          </table:table-cell>
          <table:table-cell office:value-type="float" office:value="1596780" calcext:value-type="float">
            <text:p>159678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beef</text:p>
          </table:table-cell>
          <table:table-cell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sirloin steaks</text:p>
          </table:table-cell>
          <table:table-cell office:value-type="float" office:value="1606495" calcext:value-type="float">
            <text:p>160649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eef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beets</text:p>
          </table:table-cell>
          <table:table-cell office:value-type="float" office:value="1605635" calcext:value-type="float">
            <text:p>1605635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beet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ranberries</text:p>
          </table:table-cell>
          <table:table-cell office:value-type="float" office:value="1606276" calcext:value-type="float">
            <text:p>1606276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berry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dried sweetened cranberries</text:p>
          </table:table-cell>
          <table:table-cell office:value-type="float" office:value="1580855" calcext:value-type="float">
            <text:p>158085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erry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dried cranberries</text:p>
          </table:table-cell>
          <table:table-cell office:value-type="float" office:value="1603635" calcext:value-type="float">
            <text:p>160363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berry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fresh blueberries</text:p>
          </table:table-cell>
          <table:table-cell office:value-type="float" office:value="1604310" calcext:value-type="float">
            <text:p>1604310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berry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blueberries</text:p>
          </table:table-cell>
          <table:table-cell office:value-type="float" office:value="1605053" calcext:value-type="float">
            <text:p>1605053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berry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fresh cranberries</text:p>
          </table:table-cell>
          <table:table-cell office:value-type="float" office:value="1600269" calcext:value-type="float">
            <text:p>1600269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berry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raspberries</text:p>
          </table:table-cell>
          <table:table-cell office:value-type="float" office:value="1602793" calcext:value-type="float">
            <text:p>1602793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berry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blackberries</text:p>
          </table:table-cell>
          <table:table-cell office:value-type="float" office:value="1602742" calcext:value-type="float">
            <text:p>160274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erry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berries</text:p>
          </table:table-cell>
          <table:table-cell office:value-type="float" office:value="1605921" calcext:value-type="float">
            <text:p>160592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erry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frozen blueberries</text:p>
          </table:table-cell>
          <table:table-cell office:value-type="float" office:value="1591342" calcext:value-type="float">
            <text:p>1591342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berry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craisins</text:p>
          </table:table-cell>
          <table:table-cell office:value-type="float" office:value="1598302" calcext:value-type="float">
            <text:p>159830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erry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frozen raspberries</text:p>
          </table:table-cell>
          <table:table-cell office:value-type="float" office:value="1595712" calcext:value-type="float">
            <text:p>159571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erry</text:p>
          </table:table-cell>
          <table:table-cell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raspberry preserves</text:p>
          </table:table-cell>
          <table:table-cell office:value-type="float" office:value="1596850" calcext:value-type="float">
            <text:p>159685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erry</text:p>
          </table:table-cell>
          <table:table-cell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string" calcext:value-type="string">
            <text:p>fresh raspberry</text:p>
          </table:table-cell>
          <table:table-cell office:value-type="float" office:value="1603822" calcext:value-type="float">
            <text:p>160382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erry</text:p>
          </table:table-cell>
          <table:table-cell/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string" calcext:value-type="string">
            <text:p>fresh raspberries</text:p>
          </table:table-cell>
          <table:table-cell office:value-type="float" office:value="1604118" calcext:value-type="float">
            <text:p>160411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berry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biscuits</text:p>
          </table:table-cell>
          <table:table-cell office:value-type="float" office:value="1604617" calcext:value-type="float">
            <text:p>16046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iscuit</text:p>
          </table:table-cell>
          <table:table-cell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bisquick baking mix</text:p>
          </table:table-cell>
          <table:table-cell office:value-type="float" office:value="1602467" calcext:value-type="float">
            <text:p>160246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biscuit</text:p>
          </table:table-cell>
          <table:table-cell/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string" calcext:value-type="string">
            <text:p>refrigerated biscuits</text:p>
          </table:table-cell>
          <table:table-cell office:value-type="float" office:value="1588157" calcext:value-type="float">
            <text:p>158815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iscuit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natural bran</text:p>
          </table:table-cell>
          <table:table-cell office:value-type="float" office:value="1603611" calcext:value-type="float">
            <text:p>160361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ran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bread</text:p>
          </table:table-cell>
          <table:table-cell office:value-type="float" office:value="1607358" calcext:value-type="float">
            <text:p>1607358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rusty bread</text:p>
          </table:table-cell>
          <table:table-cell office:value-type="float" office:value="1586000" calcext:value-type="float">
            <text:p>158600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kaiser rolls</text:p>
          </table:table-cell>
          <table:table-cell office:value-type="float" office:value="1603164" calcext:value-type="float">
            <text:p>160316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fresh breadcrumbs</text:p>
          </table:table-cell>
          <table:table-cell office:value-type="float" office:value="1602648" calcext:value-type="float">
            <text:p>160264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refrigerated crescent dinner rolls</text:p>
          </table:table-cell>
          <table:table-cell office:value-type="float" office:value="1603880" calcext:value-type="float">
            <text:p>160388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hamburger buns</text:p>
          </table:table-cell>
          <table:table-cell office:value-type="float" office:value="1605516" calcext:value-type="float">
            <text:p>16055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breadcrumbs</text:p>
          </table:table-cell>
          <table:table-cell office:value-type="float" office:value="1607202" calcext:value-type="float">
            <text:p>1607202</text:p>
          </table:table-cell>
          <table:table-cell office:value-type="float" office:value="2174" calcext:value-type="float">
            <text:p>2174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fine breadcrumbs</text:p>
          </table:table-cell>
          <table:table-cell office:value-type="float" office:value="1597084" calcext:value-type="float">
            <text:p>159708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soft breadcrumbs</text:p>
          </table:table-cell>
          <table:table-cell office:value-type="float" office:value="1607163" calcext:value-type="float">
            <text:p>1607163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baguette</text:p>
          </table:table-cell>
          <table:table-cell office:value-type="float" office:value="1605821" calcext:value-type="float">
            <text:p>1605821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seasoned bread crumbs</text:p>
          </table:table-cell>
          <table:table-cell office:value-type="float" office:value="1607565" calcext:value-type="float">
            <text:p>1607565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rolls</text:p>
          </table:table-cell>
          <table:table-cell office:value-type="float" office:value="1604901" calcext:value-type="float">
            <text:p>160490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white bread</text:p>
          </table:table-cell>
          <table:table-cell office:value-type="float" office:value="1598217" calcext:value-type="float">
            <text:p>1598217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french bread</text:p>
          </table:table-cell>
          <table:table-cell office:value-type="float" office:value="1607226" calcext:value-type="float">
            <text:p>1607226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italian bread</text:p>
          </table:table-cell>
          <table:table-cell office:value-type="float" office:value="1601293" calcext:value-type="float">
            <text:p>1601293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rye bread</text:p>
          </table:table-cell>
          <table:table-cell office:value-type="float" office:value="1606688" calcext:value-type="float">
            <text:p>160668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french baguette</text:p>
          </table:table-cell>
          <table:table-cell office:value-type="float" office:value="1589929" calcext:value-type="float">
            <text:p>158992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dry breadcrumbs</text:p>
          </table:table-cell>
          <table:table-cell office:value-type="float" office:value="1607388" calcext:value-type="float">
            <text:p>1607388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dried breadcrumbs</text:p>
          </table:table-cell>
          <table:table-cell office:value-type="float" office:value="1601867" calcext:value-type="float">
            <text:p>1601867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crouton</text:p>
          </table:table-cell>
          <table:table-cell office:value-type="float" office:value="1605419" calcext:value-type="float">
            <text:p>160541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panko breadcrumbs</text:p>
          </table:table-cell>
          <table:table-cell office:value-type="float" office:value="1607482" calcext:value-type="float">
            <text:p>160748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sourdough bread</text:p>
          </table:table-cell>
          <table:table-cell office:value-type="float" office:value="1599574" calcext:value-type="float">
            <text:p>1599574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cornbread</text:p>
          </table:table-cell>
          <table:table-cell office:value-type="float" office:value="1598621" calcext:value-type="float">
            <text:p>159862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fine dry breadcrumb</text:p>
          </table:table-cell>
          <table:table-cell office:value-type="float" office:value="1603696" calcext:value-type="float">
            <text:p>160369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fresh breadcrumb</text:p>
          </table:table-cell>
          <table:table-cell office:value-type="float" office:value="1604476" calcext:value-type="float">
            <text:p>1604476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whole wheat bread</text:p>
          </table:table-cell>
          <table:table-cell office:value-type="float" office:value="1599208" calcext:value-type="float">
            <text:p>1599208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italian seasoned breadcrumbs</text:p>
          </table:table-cell>
          <table:table-cell office:value-type="float" office:value="1597096" calcext:value-type="float">
            <text:p>159709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matzo meal</text:p>
          </table:table-cell>
          <table:table-cell office:value-type="float" office:value="1604737" calcext:value-type="float">
            <text:p>160473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hoagie rolls</text:p>
          </table:table-cell>
          <table:table-cell office:value-type="float" office:value="1601005" calcext:value-type="float">
            <text:p>160100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pita bread</text:p>
          </table:table-cell>
          <table:table-cell office:value-type="float" office:value="1598934" calcext:value-type="float">
            <text:p>159893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plain breadcrumbs</text:p>
          </table:table-cell>
          <table:table-cell office:value-type="float" office:value="1602397" calcext:value-type="float">
            <text:p>160239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italian breadcrumbs</text:p>
          </table:table-cell>
          <table:table-cell office:value-type="float" office:value="1582289" calcext:value-type="float">
            <text:p>158228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string" calcext:value-type="string">
            <text:p>sandwich buns</text:p>
          </table:table-cell>
          <table:table-cell office:value-type="float" office:value="1594193" calcext:value-type="float">
            <text:p>159419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string" calcext:value-type="string">
            <text:p>crescent rolls</text:p>
          </table:table-cell>
          <table:table-cell office:value-type="float" office:value="1607070" calcext:value-type="float">
            <text:p>160707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string" calcext:value-type="string">
            <text:p>pretzels</text:p>
          </table:table-cell>
          <table:table-cell office:value-type="float" office:value="1607408" calcext:value-type="float">
            <text:p>160740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string" calcext:value-type="string">
            <text:p>seasoned dry bread crumb</text:p>
          </table:table-cell>
          <table:table-cell office:value-type="float" office:value="1604376" calcext:value-type="float">
            <text:p>160437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string" calcext:value-type="string">
            <text:p>hot dog buns</text:p>
          </table:table-cell>
          <table:table-cell office:value-type="float" office:value="1606619" calcext:value-type="float">
            <text:p>160661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string" calcext:value-type="string">
            <text:p>italian style breadcrumbs</text:p>
          </table:table-cell>
          <table:table-cell office:value-type="float" office:value="1604815" calcext:value-type="float">
            <text:p>160481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string" calcext:value-type="string">
            <text:p>stove top stuffing mix</text:p>
          </table:table-cell>
          <table:table-cell office:value-type="float" office:value="1601532" calcext:value-type="float">
            <text:p>16015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string" calcext:value-type="string">
            <text:p>pita breads</text:p>
          </table:table-cell>
          <table:table-cell office:value-type="float" office:value="1591891" calcext:value-type="float">
            <text:p>159189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read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fresh broccoli florets</text:p>
          </table:table-cell>
          <table:table-cell office:value-type="float" office:value="1577089" calcext:value-type="float">
            <text:p>157708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roccoli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broccoli floret</text:p>
          </table:table-cell>
          <table:table-cell office:value-type="float" office:value="1604709" calcext:value-type="float">
            <text:p>1604709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broccoli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broccoli florets</text:p>
          </table:table-cell>
          <table:table-cell office:value-type="float" office:value="1606482" calcext:value-type="float">
            <text:p>1606482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broccoli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frozen chopped broccoli</text:p>
          </table:table-cell>
          <table:table-cell office:value-type="float" office:value="1593831" calcext:value-type="float">
            <text:p>1593831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broccoli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broccoli</text:p>
          </table:table-cell>
          <table:table-cell office:value-type="float" office:value="1607293" calcext:value-type="float">
            <text:p>1607293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broccoli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frozen broccoli</text:p>
          </table:table-cell>
          <table:table-cell office:value-type="float" office:value="1599778" calcext:value-type="float">
            <text:p>159977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broccoli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fresh broccoli</text:p>
          </table:table-cell>
          <table:table-cell office:value-type="float" office:value="1594053" calcext:value-type="float">
            <text:p>1594053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broccoli</text:p>
          </table:table-cell>
          <table:table-cell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string" calcext:value-type="string">
            <text:p>frozen broccoli florets</text:p>
          </table:table-cell>
          <table:table-cell office:value-type="float" office:value="1601432" calcext:value-type="float">
            <text:p>160143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roccoli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icken broth</text:p>
          </table:table-cell>
          <table:table-cell office:value-type="float" office:value="1607576" calcext:value-type="float">
            <text:p>1607576</text:p>
          </table:table-cell>
          <table:table-cell office:value-type="float" office:value="6332" calcext:value-type="float">
            <text:p>6332</text:p>
          </table:table-cell>
          <table:table-cell office:value-type="string" calcext:value-type="string">
            <text:p>broth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educed - sodium fat - free chicken broth</text:p>
          </table:table-cell>
          <table:table-cell office:value-type="float" office:value="1600165" calcext:value-type="float">
            <text:p>160016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roth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beef broth</text:p>
          </table:table-cell>
          <table:table-cell office:value-type="float" office:value="1607236" calcext:value-type="float">
            <text:p>1607236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broth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tock</text:p>
          </table:table-cell>
          <table:table-cell office:value-type="float" office:value="1602584" calcext:value-type="float">
            <text:p>160258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roth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hicken stock</text:p>
          </table:table-cell>
          <table:table-cell office:value-type="float" office:value="1606831" calcext:value-type="float">
            <text:p>1606831</text:p>
          </table:table-cell>
          <table:table-cell office:value-type="float" office:value="3177" calcext:value-type="float">
            <text:p>3177</text:p>
          </table:table-cell>
          <table:table-cell office:value-type="string" calcext:value-type="string">
            <text:p>broth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beef bouillon</text:p>
          </table:table-cell>
          <table:table-cell office:value-type="float" office:value="1603296" calcext:value-type="float">
            <text:p>160329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roth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beef bouillon cube</text:p>
          </table:table-cell>
          <table:table-cell office:value-type="float" office:value="1598235" calcext:value-type="float">
            <text:p>159823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roth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vegetable stock</text:p>
          </table:table-cell>
          <table:table-cell office:value-type="float" office:value="1606790" calcext:value-type="float">
            <text:p>1606790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broth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fat - free chicken broth</text:p>
          </table:table-cell>
          <table:table-cell office:value-type="float" office:value="1605500" calcext:value-type="float">
            <text:p>160550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roth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vegetable broth</text:p>
          </table:table-cell>
          <table:table-cell office:value-type="float" office:value="1606193" calcext:value-type="float">
            <text:p>1606193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broth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low sodium chicken broth</text:p>
          </table:table-cell>
          <table:table-cell office:value-type="float" office:value="1606583" calcext:value-type="float">
            <text:p>1606583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broth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beef stock</text:p>
          </table:table-cell>
          <table:table-cell office:value-type="float" office:value="1606866" calcext:value-type="float">
            <text:p>1606866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broth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beef bouillon granules</text:p>
          </table:table-cell>
          <table:table-cell office:value-type="float" office:value="1603844" calcext:value-type="float">
            <text:p>160384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roth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beef bouillon cubes</text:p>
          </table:table-cell>
          <table:table-cell office:value-type="float" office:value="1604876" calcext:value-type="float">
            <text:p>160487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broth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reduced - sodium chicken broth</text:p>
          </table:table-cell>
          <table:table-cell office:value-type="float" office:value="1605411" calcext:value-type="float">
            <text:p>1605411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broth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fat free chicken broth</text:p>
          </table:table-cell>
          <table:table-cell office:value-type="float" office:value="1597973" calcext:value-type="float">
            <text:p>159797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roth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broth</text:p>
          </table:table-cell>
          <table:table-cell office:value-type="float" office:value="1582119" calcext:value-type="float">
            <text:p>158211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roth</text:p>
          </table:table-cell>
          <table:table-cell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string" calcext:value-type="string">
            <text:p>low sodium beef broth</text:p>
          </table:table-cell>
          <table:table-cell office:value-type="float" office:value="1579359" calcext:value-type="float">
            <text:p>157935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roth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brussels sprout</text:p>
          </table:table-cell>
          <table:table-cell office:value-type="float" office:value="1592296" calcext:value-type="float">
            <text:p>159229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russels sprout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tter</text:p>
          </table:table-cell>
          <table:table-cell office:value-type="float" office:value="1607566" calcext:value-type="float">
            <text:p>1607566</text:p>
          </table:table-cell>
          <table:table-cell office:value-type="float" office:value="43862" calcext:value-type="float">
            <text:p>43862</text:p>
          </table:table-cell>
          <table:table-cell office:value-type="string" calcext:value-type="string">
            <text:p>butter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unsalted butter</text:p>
          </table:table-cell>
          <table:table-cell office:value-type="float" office:value="1607352" calcext:value-type="float">
            <text:p>1607352</text:p>
          </table:table-cell>
          <table:table-cell office:value-type="float" office:value="5414" calcext:value-type="float">
            <text:p>5414</text:p>
          </table:table-cell>
          <table:table-cell office:value-type="string" calcext:value-type="string">
            <text:p>butter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salted butter</text:p>
          </table:table-cell>
          <table:table-cell office:value-type="float" office:value="1597875" calcext:value-type="float">
            <text:p>159787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butter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sweet butter</text:p>
          </table:table-cell>
          <table:table-cell office:value-type="float" office:value="1601517" calcext:value-type="float">
            <text:p>160151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utter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ghee</text:p>
          </table:table-cell>
          <table:table-cell office:value-type="float" office:value="1607146" calcext:value-type="float">
            <text:p>1607146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butter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light butter</text:p>
          </table:table-cell>
          <table:table-cell office:value-type="float" office:value="1600346" calcext:value-type="float">
            <text:p>160034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utter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uttermilk</text:p>
          </table:table-cell>
          <table:table-cell office:value-type="float" office:value="1607200" calcext:value-type="float">
            <text:p>1607200</text:p>
          </table:table-cell>
          <table:table-cell office:value-type="float" office:value="2850" calcext:value-type="float">
            <text:p>2850</text:p>
          </table:table-cell>
          <table:table-cell office:value-type="string" calcext:value-type="string">
            <text:p>buttermilk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low - fat buttermilk</text:p>
          </table:table-cell>
          <table:table-cell office:value-type="float" office:value="1590921" calcext:value-type="float">
            <text:p>1590921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uttermilk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abbage</text:p>
          </table:table-cell>
          <table:table-cell office:value-type="float" office:value="1604596" calcext:value-type="float">
            <text:p>1604596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cabbage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red cabbage</text:p>
          </table:table-cell>
          <table:table-cell office:value-type="float" office:value="1599806" calcext:value-type="float">
            <text:p>1599806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bbage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coleslaw mix</text:p>
          </table:table-cell>
          <table:table-cell office:value-type="float" office:value="1596078" calcext:value-type="float">
            <text:p>159607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cabbage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bok choy</text:p>
          </table:table-cell>
          <table:table-cell office:value-type="float" office:value="1604577" calcext:value-type="float">
            <text:p>160457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abbage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green cabbage</text:p>
          </table:table-cell>
          <table:table-cell office:value-type="float" office:value="1606736" calcext:value-type="float">
            <text:p>1606736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cabbage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brussels sprouts</text:p>
          </table:table-cell>
          <table:table-cell office:value-type="float" office:value="1605009" calcext:value-type="float">
            <text:p>1605009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abbage</text:p>
          </table:table-cell>
          <table:table-cell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napa cabbage</text:p>
          </table:table-cell>
          <table:table-cell office:value-type="float" office:value="1596290" calcext:value-type="float">
            <text:p>159629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abbage</text:p>
          </table:table-cell>
          <table:table-cell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string" calcext:value-type="string">
            <text:p>head of cabbage</text:p>
          </table:table-cell>
          <table:table-cell office:value-type="float" office:value="1577104" calcext:value-type="float">
            <text:p>157710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bbage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ngel food cake</text:p>
          </table:table-cell>
          <table:table-cell office:value-type="float" office:value="1604068" calcext:value-type="float">
            <text:p>160406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ake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white cake mix</text:p>
          </table:table-cell>
          <table:table-cell office:value-type="float" office:value="1592956" calcext:value-type="float">
            <text:p>1592956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cake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brownie mix</text:p>
          </table:table-cell>
          <table:table-cell office:value-type="float" office:value="1588366" calcext:value-type="float">
            <text:p>158836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cake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devil 's food cake mix</text:p>
          </table:table-cell>
          <table:table-cell office:value-type="float" office:value="1602331" calcext:value-type="float">
            <text:p>160233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ake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pumpkin pie spice</text:p>
          </table:table-cell>
          <table:table-cell office:value-type="float" office:value="1605622" calcext:value-type="float">
            <text:p>1605622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cake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bisquick</text:p>
          </table:table-cell>
          <table:table-cell office:value-type="float" office:value="1604244" calcext:value-type="float">
            <text:p>1604244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cake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biscuit mix</text:p>
          </table:table-cell>
          <table:table-cell office:value-type="float" office:value="1604778" calcext:value-type="float">
            <text:p>160477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ake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yellow cake mix</text:p>
          </table:table-cell>
          <table:table-cell office:value-type="float" office:value="1606407" calcext:value-type="float">
            <text:p>1606407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cake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pie crust</text:p>
          </table:table-cell>
          <table:table-cell office:value-type="float" office:value="1598795" calcext:value-type="float">
            <text:p>1598795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ake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chocolate cake mix</text:p>
          </table:table-cell>
          <table:table-cell office:value-type="float" office:value="1594234" calcext:value-type="float">
            <text:p>159423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ake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unbaked pie shells</text:p>
          </table:table-cell>
          <table:table-cell office:value-type="float" office:value="1583872" calcext:value-type="float">
            <text:p>158387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ke</text:p>
          </table:table-cell>
          <table:table-cell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string" calcext:value-type="string">
            <text:p>pie crusts</text:p>
          </table:table-cell>
          <table:table-cell office:value-type="float" office:value="1606468" calcext:value-type="float">
            <text:p>1606468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cake</text:p>
          </table:table-cell>
          <table:table-cell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pie shell</text:p>
          </table:table-cell>
          <table:table-cell office:value-type="float" office:value="1603487" calcext:value-type="float">
            <text:p>160348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cake</text:p>
          </table:table-cell>
          <table:table-cell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string" calcext:value-type="string">
            <text:p>unbaked pie shell</text:p>
          </table:table-cell>
          <table:table-cell office:value-type="float" office:value="1603328" calcext:value-type="float">
            <text:p>160332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ake</text:p>
          </table:table-cell>
          <table:table-cell/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string" calcext:value-type="string">
            <text:p>baking mix</text:p>
          </table:table-cell>
          <table:table-cell office:value-type="float" office:value="1588195" calcext:value-type="float">
            <text:p>158819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ake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andy sprinkles</text:p>
          </table:table-cell>
          <table:table-cell office:value-type="float" office:value="1547593" calcext:value-type="float">
            <text:p>154759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candy</text:p>
          </table:table-cell>
          <table:table-cell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string" calcext:value-type="string">
            <text:p>toffee pieces</text:p>
          </table:table-cell>
          <table:table-cell office:value-type="float" office:value="1594950" calcext:value-type="float">
            <text:p>159495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andy</text:p>
          </table:table-cell>
          <table:table-cell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string" calcext:value-type="string">
            <text:p>candied ginger</text:p>
          </table:table-cell>
          <table:table-cell office:value-type="float" office:value="1606153" calcext:value-type="float">
            <text:p>160615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andy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aramels</text:p>
          </table:table-cell>
          <table:table-cell office:value-type="float" office:value="1592656" calcext:value-type="float">
            <text:p>159265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aramel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cardamom pods</text:p>
          </table:table-cell>
          <table:table-cell office:value-type="float" office:value="1597130" calcext:value-type="float">
            <text:p>159713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rdamom</text:p>
          </table:table-cell>
          <table:table-cell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cardamom</text:p>
          </table:table-cell>
          <table:table-cell office:value-type="float" office:value="1599059" calcext:value-type="float">
            <text:p>1599059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cardamom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arrots</text:p>
          </table:table-cell>
          <table:table-cell office:value-type="float" office:value="1607332" calcext:value-type="float">
            <text:p>1607332</text:p>
          </table:table-cell>
          <table:table-cell office:value-type="float" office:value="5320" calcext:value-type="float">
            <text:p>5320</text:p>
          </table:table-cell>
          <table:table-cell office:value-type="string" calcext:value-type="string">
            <text:p>carrot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arrot</text:p>
          </table:table-cell>
          <table:table-cell office:value-type="float" office:value="1607575" calcext:value-type="float">
            <text:p>1607575</text:p>
          </table:table-cell>
          <table:table-cell office:value-type="float" office:value="5238" calcext:value-type="float">
            <text:p>5238</text:p>
          </table:table-cell>
          <table:table-cell office:value-type="string" calcext:value-type="string">
            <text:p>carrot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baby carrots</text:p>
          </table:table-cell>
          <table:table-cell office:value-type="float" office:value="1605752" calcext:value-type="float">
            <text:p>1605752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carrot</text:p>
          </table:table-cell>
          <table:table-cell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catfish fillets</text:p>
          </table:table-cell>
          <table:table-cell office:value-type="float" office:value="1568529" calcext:value-type="float">
            <text:p>156852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artfish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shews</text:p>
          </table:table-cell>
          <table:table-cell office:value-type="float" office:value="1599161" calcext:value-type="float">
            <text:p>1599161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cashew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cashew nuts</text:p>
          </table:table-cell>
          <table:table-cell office:value-type="float" office:value="1594473" calcext:value-type="float">
            <text:p>159447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ashew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auliflower florets</text:p>
          </table:table-cell>
          <table:table-cell office:value-type="float" office:value="1605553" calcext:value-type="float">
            <text:p>160555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auliflower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auliflower</text:p>
          </table:table-cell>
          <table:table-cell office:value-type="float" office:value="1606971" calcext:value-type="float">
            <text:p>1606971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cauliflower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elery</text:p>
          </table:table-cell>
          <table:table-cell office:value-type="float" office:value="1607468" calcext:value-type="float">
            <text:p>1607468</text:p>
          </table:table-cell>
          <table:table-cell office:value-type="float" office:value="7547" calcext:value-type="float">
            <text:p>7547</text:p>
          </table:table-cell>
          <table:table-cell office:value-type="string" calcext:value-type="string">
            <text:p>celery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elery rib</text:p>
          </table:table-cell>
          <table:table-cell office:value-type="float" office:value="1606185" calcext:value-type="float">
            <text:p>1606185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celery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celery ribs</text:p>
          </table:table-cell>
          <table:table-cell office:value-type="float" office:value="1607456" calcext:value-type="float">
            <text:p>1607456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celery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granola cereal</text:p>
          </table:table-cell>
          <table:table-cell office:value-type="float" office:value="1597432" calcext:value-type="float">
            <text:p>159743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ereal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rice krispies</text:p>
          </table:table-cell>
          <table:table-cell office:value-type="float" office:value="1593799" calcext:value-type="float">
            <text:p>1593799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cereal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cheerios toasted oat cereal</text:p>
          </table:table-cell>
          <table:table-cell office:value-type="float" office:value="1607407" calcext:value-type="float">
            <text:p>16074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ereal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all - bran cereal</text:p>
          </table:table-cell>
          <table:table-cell office:value-type="float" office:value="1595688" calcext:value-type="float">
            <text:p>159568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ereal</text:p>
          </table:table-cell>
          <table:table-cell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barley</text:p>
          </table:table-cell>
          <table:table-cell office:value-type="float" office:value="1606950" calcext:value-type="float">
            <text:p>160695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ereal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elveeta cheese</text:p>
          </table:table-cell>
          <table:table-cell office:value-type="float" office:value="1601707" calcext:value-type="float">
            <text:p>1601707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harp cheddar cheese</text:p>
          </table:table-cell>
          <table:table-cell office:value-type="float" office:value="1603916" calcext:value-type="float">
            <text:p>1603916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eese</text:p>
          </table:table-cell>
          <table:table-cell office:value-type="float" office:value="1606603" calcext:value-type="float">
            <text:p>1606603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ream cheese</text:p>
          </table:table-cell>
          <table:table-cell office:value-type="float" office:value="1607239" calcext:value-type="float">
            <text:p>1607239</text:p>
          </table:table-cell>
          <table:table-cell office:value-type="float" office:value="7433" calcext:value-type="float">
            <text:p>7433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armesan cheese</text:p>
          </table:table-cell>
          <table:table-cell office:value-type="float" office:value="1607569" calcext:value-type="float">
            <text:p>1607569</text:p>
          </table:table-cell>
          <table:table-cell office:value-type="float" office:value="11921" calcext:value-type="float">
            <text:p>11921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heddar cheese</text:p>
          </table:table-cell>
          <table:table-cell office:value-type="float" office:value="1607568" calcext:value-type="float">
            <text:p>1607568</text:p>
          </table:table-cell>
          <table:table-cell office:value-type="float" office:value="7639" calcext:value-type="float">
            <text:p>7639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light cream cheese</text:p>
          </table:table-cell>
          <table:table-cell office:value-type="float" office:value="1607305" calcext:value-type="float">
            <text:p>1607305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mozzarella cheese</text:p>
          </table:table-cell>
          <table:table-cell office:value-type="float" office:value="1607528" calcext:value-type="float">
            <text:p>1607528</text:p>
          </table:table-cell>
          <table:table-cell office:value-type="float" office:value="3882" calcext:value-type="float">
            <text:p>3882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ricotta cheese</text:p>
          </table:table-cell>
          <table:table-cell office:value-type="float" office:value="1605898" calcext:value-type="float">
            <text:p>1605898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monterey jack cheese</text:p>
          </table:table-cell>
          <table:table-cell office:value-type="float" office:value="1607129" calcext:value-type="float">
            <text:p>1607129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swiss cheese</text:p>
          </table:table-cell>
          <table:table-cell office:value-type="float" office:value="1607500" calcext:value-type="float">
            <text:p>1607500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feta cheese</text:p>
          </table:table-cell>
          <table:table-cell office:value-type="float" office:value="1607310" calcext:value-type="float">
            <text:p>1607310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neufchatel cheese</text:p>
          </table:table-cell>
          <table:table-cell office:value-type="float" office:value="1600167" calcext:value-type="float">
            <text:p>160016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part - skim ricotta cheese</text:p>
          </table:table-cell>
          <table:table-cell office:value-type="float" office:value="1605257" calcext:value-type="float">
            <text:p>160525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extra - sharp cheddar cheese</text:p>
          </table:table-cell>
          <table:table-cell office:value-type="float" office:value="1589434" calcext:value-type="float">
            <text:p>158943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gruyere</text:p>
          </table:table-cell>
          <table:table-cell office:value-type="float" office:value="1590980" calcext:value-type="float">
            <text:p>159098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mascarpone cheese</text:p>
          </table:table-cell>
          <table:table-cell office:value-type="float" office:value="1605466" calcext:value-type="float">
            <text:p>160546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fresh parmesan cheese</text:p>
          </table:table-cell>
          <table:table-cell office:value-type="float" office:value="1599691" calcext:value-type="float">
            <text:p>159969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cottage cheese</text:p>
          </table:table-cell>
          <table:table-cell office:value-type="float" office:value="1607238" calcext:value-type="float">
            <text:p>1607238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american cheese</text:p>
          </table:table-cell>
          <table:table-cell office:value-type="float" office:value="1605597" calcext:value-type="float">
            <text:p>1605597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shredded cheddar cheese</text:p>
          </table:table-cell>
          <table:table-cell office:value-type="float" office:value="1606337" calcext:value-type="float">
            <text:p>1606337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asiago cheese</text:p>
          </table:table-cell>
          <table:table-cell office:value-type="float" office:value="1601202" calcext:value-type="float">
            <text:p>1601202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feta</text:p>
          </table:table-cell>
          <table:table-cell office:value-type="float" office:value="1605741" calcext:value-type="float">
            <text:p>160574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part - skim mozzarella cheese</text:p>
          </table:table-cell>
          <table:table-cell office:value-type="float" office:value="1605245" calcext:value-type="float">
            <text:p>1605245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gorgonzola</text:p>
          </table:table-cell>
          <table:table-cell office:value-type="float" office:value="1606682" calcext:value-type="float">
            <text:p>1606682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pecorino romano cheese</text:p>
          </table:table-cell>
          <table:table-cell office:value-type="float" office:value="1596464" calcext:value-type="float">
            <text:p>159646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fat - free cheddar cheese</text:p>
          </table:table-cell>
          <table:table-cell office:value-type="float" office:value="1598354" calcext:value-type="float">
            <text:p>159835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provolone cheese</text:p>
          </table:table-cell>
          <table:table-cell office:value-type="float" office:value="1607019" calcext:value-type="float">
            <text:p>1607019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soft fresh goat cheese</text:p>
          </table:table-cell>
          <table:table-cell office:value-type="float" office:value="1606513" calcext:value-type="float">
            <text:p>160651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white cheddar cheese</text:p>
          </table:table-cell>
          <table:table-cell office:value-type="float" office:value="1597146" calcext:value-type="float">
            <text:p>159714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cheese tortellini</text:p>
          </table:table-cell>
          <table:table-cell office:value-type="float" office:value="1599549" calcext:value-type="float">
            <text:p>159954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goat cheese</text:p>
          </table:table-cell>
          <table:table-cell office:value-type="float" office:value="1603538" calcext:value-type="float">
            <text:p>1603538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tasty cheese</text:p>
          </table:table-cell>
          <table:table-cell office:value-type="float" office:value="1596124" calcext:value-type="float">
            <text:p>1596124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mexican blend cheese</text:p>
          </table:table-cell>
          <table:table-cell office:value-type="float" office:value="1607495" calcext:value-type="float">
            <text:p>160749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parmigiano - reggiano cheese</text:p>
          </table:table-cell>
          <table:table-cell office:value-type="float" office:value="1606956" calcext:value-type="float">
            <text:p>160695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fresh mozzarella cheese</text:p>
          </table:table-cell>
          <table:table-cell office:value-type="float" office:value="1602714" calcext:value-type="float">
            <text:p>160271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colby - monterey jack cheese</text:p>
          </table:table-cell>
          <table:table-cell office:value-type="float" office:value="1600008" calcext:value-type="float">
            <text:p>160000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low - fat cream cheese</text:p>
          </table:table-cell>
          <table:table-cell office:value-type="float" office:value="1592728" calcext:value-type="float">
            <text:p>159272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philadelphia cream cheese</text:p>
          </table:table-cell>
          <table:table-cell office:value-type="float" office:value="1591343" calcext:value-type="float">
            <text:p>159134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blue cheese</text:p>
          </table:table-cell>
          <table:table-cell office:value-type="float" office:value="1606322" calcext:value-type="float">
            <text:p>1606322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fat free cream cheese</text:p>
          </table:table-cell>
          <table:table-cell office:value-type="float" office:value="1606707" calcext:value-type="float">
            <text:p>1606707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romano cheese</text:p>
          </table:table-cell>
          <table:table-cell office:value-type="float" office:value="1602927" calcext:value-type="float">
            <text:p>1602927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brie cheese</text:p>
          </table:table-cell>
          <table:table-cell office:value-type="float" office:value="1606692" calcext:value-type="float">
            <text:p>160669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fontina cheese</text:p>
          </table:table-cell>
          <table:table-cell office:value-type="float" office:value="1584697" calcext:value-type="float">
            <text:p>158469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low fat cottage cheese</text:p>
          </table:table-cell>
          <table:table-cell office:value-type="float" office:value="1590428" calcext:value-type="float">
            <text:p>159042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reduced - fat cheddar cheese</text:p>
          </table:table-cell>
          <table:table-cell office:value-type="float" office:value="1601406" calcext:value-type="float">
            <text:p>160140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gruyere cheese</text:p>
          </table:table-cell>
          <table:table-cell office:value-type="float" office:value="1607476" calcext:value-type="float">
            <text:p>1607476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fat - free cottage cheese</text:p>
          </table:table-cell>
          <table:table-cell office:value-type="float" office:value="1591269" calcext:value-type="float">
            <text:p>159126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reduced - fat cream cheese</text:p>
          </table:table-cell>
          <table:table-cell office:value-type="float" office:value="1597485" calcext:value-type="float">
            <text:p>159748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muenster cheese</text:p>
          </table:table-cell>
          <table:table-cell office:value-type="float" office:value="1593405" calcext:value-type="float">
            <text:p>159340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small curd cottage cheese</text:p>
          </table:table-cell>
          <table:table-cell office:value-type="float" office:value="1596347" calcext:value-type="float">
            <text:p>159634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string" calcext:value-type="string">
            <text:p>monterey jack pepper cheese</text:p>
          </table:table-cell>
          <table:table-cell office:value-type="float" office:value="1607179" calcext:value-type="float">
            <text:p>1607179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string" calcext:value-type="string">
            <text:p>colby cheese</text:p>
          </table:table-cell>
          <table:table-cell office:value-type="float" office:value="1590476" calcext:value-type="float">
            <text:p>159047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string" calcext:value-type="string">
            <text:p>gouda cheese</text:p>
          </table:table-cell>
          <table:table-cell office:value-type="float" office:value="1601669" calcext:value-type="float">
            <text:p>160166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string" calcext:value-type="string">
            <text:p>smoked gouda cheese</text:p>
          </table:table-cell>
          <table:table-cell office:value-type="float" office:value="1591082" calcext:value-type="float">
            <text:p>159108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string" calcext:value-type="string">
            <text:p>mild cheddar cheese</text:p>
          </table:table-cell>
          <table:table-cell office:value-type="float" office:value="1603589" calcext:value-type="float">
            <text:p>1603589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string" calcext:value-type="string">
            <text:p>low - fat cheddar cheese</text:p>
          </table:table-cell>
          <table:table-cell office:value-type="float" office:value="1606869" calcext:value-type="float">
            <text:p>1606869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string" calcext:value-type="string">
            <text:p>italian cheese blend</text:p>
          </table:table-cell>
          <table:table-cell office:value-type="float" office:value="1602427" calcext:value-type="float">
            <text:p>160242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heese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aking powder</text:p>
          </table:table-cell>
          <table:table-cell office:value-type="float" office:value="1607536" calcext:value-type="float">
            <text:p>1607536</text:p>
          </table:table-cell>
          <table:table-cell office:value-type="float" office:value="13650" calcext:value-type="float">
            <text:p>13650</text:p>
          </table:table-cell>
          <table:table-cell office:value-type="string" calcext:value-type="string">
            <text:p>chemical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aking soda</text:p>
          </table:table-cell>
          <table:table-cell office:value-type="float" office:value="1607586" calcext:value-type="float">
            <text:p>1607586</text:p>
          </table:table-cell>
          <table:table-cell office:value-type="float" office:value="11276" calcext:value-type="float">
            <text:p>11276</text:p>
          </table:table-cell>
          <table:table-cell office:value-type="string" calcext:value-type="string">
            <text:p>chemical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bicarbonate of soda</text:p>
          </table:table-cell>
          <table:table-cell office:value-type="float" office:value="1581537" calcext:value-type="float">
            <text:p>1581537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chemical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green food coloring</text:p>
          </table:table-cell>
          <table:table-cell office:value-type="float" office:value="1589293" calcext:value-type="float">
            <text:p>1589293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hemical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red food coloring</text:p>
          </table:table-cell>
          <table:table-cell office:value-type="float" office:value="1596629" calcext:value-type="float">
            <text:p>159662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chemical</text:p>
          </table:table-cell>
          <table:table-cell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yellow food coloring</text:p>
          </table:table-cell>
          <table:table-cell office:value-type="float" office:value="1576547" calcext:value-type="float">
            <text:p>157654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hemical</text:p>
          </table:table-cell>
          <table:table-cell/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string" calcext:value-type="string">
            <text:p>food coloring</text:p>
          </table:table-cell>
          <table:table-cell office:value-type="float" office:value="1596520" calcext:value-type="float">
            <text:p>159652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hemical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maraschino cherries</text:p>
          </table:table-cell>
          <table:table-cell office:value-type="float" office:value="1604484" calcext:value-type="float">
            <text:p>1604484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cherry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herry pie filling</text:p>
          </table:table-cell>
          <table:table-cell office:value-type="float" office:value="1604686" calcext:value-type="float">
            <text:p>1604686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cherry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dried cherries</text:p>
          </table:table-cell>
          <table:table-cell office:value-type="float" office:value="1584486" calcext:value-type="float">
            <text:p>1584486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herry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maraschino cherry</text:p>
          </table:table-cell>
          <table:table-cell office:value-type="float" office:value="1606677" calcext:value-type="float">
            <text:p>1606677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cherry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water chestnut</text:p>
          </table:table-cell>
          <table:table-cell office:value-type="float" office:value="1604827" calcext:value-type="float">
            <text:p>16048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hestnut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water chestnuts</text:p>
          </table:table-cell>
          <table:table-cell office:value-type="float" office:value="1599409" calcext:value-type="float">
            <text:p>1599409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hestnut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sliced water chestnuts</text:p>
          </table:table-cell>
          <table:table-cell office:value-type="float" office:value="1606488" calcext:value-type="float">
            <text:p>1606488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chestnut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hicken breast</text:p>
          </table:table-cell>
          <table:table-cell office:value-type="float" office:value="1606722" calcext:value-type="float">
            <text:p>1606722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hicken breasts</text:p>
          </table:table-cell>
          <table:table-cell office:value-type="float" office:value="1607483" calcext:value-type="float">
            <text:p>1607483</text:p>
          </table:table-cell>
          <table:table-cell office:value-type="float" office:value="2136" calcext:value-type="float">
            <text:p>2136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roasting chickens</text:p>
          </table:table-cell>
          <table:table-cell office:value-type="float" office:value="1583773" calcext:value-type="float">
            <text:p>158377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hicken</text:p>
          </table:table-cell>
          <table:table-cell office:value-type="float" office:value="1607412" calcext:value-type="float">
            <text:p>1607412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ooked chicken</text:p>
          </table:table-cell>
          <table:table-cell office:value-type="float" office:value="1607128" calcext:value-type="float">
            <text:p>1607128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hicken breast halves</text:p>
          </table:table-cell>
          <table:table-cell office:value-type="float" office:value="1594525" calcext:value-type="float">
            <text:p>159452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hicken bouillon granule</text:p>
          </table:table-cell>
          <table:table-cell office:value-type="float" office:value="1607372" calcext:value-type="float">
            <text:p>160737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hicken wings</text:p>
          </table:table-cell>
          <table:table-cell office:value-type="float" office:value="1604019" calcext:value-type="float">
            <text:p>1604019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whole chickens</text:p>
          </table:table-cell>
          <table:table-cell office:value-type="float" office:value="1596698" calcext:value-type="float">
            <text:p>1596698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ooked chicken breasts</text:p>
          </table:table-cell>
          <table:table-cell office:value-type="float" office:value="1591281" calcext:value-type="float">
            <text:p>159128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boneless skinless chicken breasts</text:p>
          </table:table-cell>
          <table:table-cell office:value-type="float" office:value="1607281" calcext:value-type="float">
            <text:p>1607281</text:p>
          </table:table-cell>
          <table:table-cell office:value-type="float" office:value="3207" calcext:value-type="float">
            <text:p>3207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chicken thighs</text:p>
          </table:table-cell>
          <table:table-cell office:value-type="float" office:value="1605670" calcext:value-type="float">
            <text:p>160567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chicken bouillon granules</text:p>
          </table:table-cell>
          <table:table-cell office:value-type="float" office:value="1571138" calcext:value-type="float">
            <text:p>157113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boneless skinless chicken breast</text:p>
          </table:table-cell>
          <table:table-cell office:value-type="float" office:value="1606660" calcext:value-type="float">
            <text:p>1606660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whole chicken</text:p>
          </table:table-cell>
          <table:table-cell office:value-type="float" office:value="1607465" calcext:value-type="float">
            <text:p>160746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boneless skinless chicken thighs</text:p>
          </table:table-cell>
          <table:table-cell office:value-type="float" office:value="1602802" calcext:value-type="float">
            <text:p>160280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boneless skinless chicken breast halves</text:p>
          </table:table-cell>
          <table:table-cell office:value-type="float" office:value="1605035" calcext:value-type="float">
            <text:p>1605035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boneless chicken breasts</text:p>
          </table:table-cell>
          <table:table-cell office:value-type="float" office:value="1604138" calcext:value-type="float">
            <text:p>1604138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boneless chicken breast</text:p>
          </table:table-cell>
          <table:table-cell office:value-type="float" office:value="1605329" calcext:value-type="float">
            <text:p>160532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chicken pieces</text:p>
          </table:table-cell>
          <table:table-cell office:value-type="float" office:value="1607457" calcext:value-type="float">
            <text:p>1607457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chicken bouillon cube</text:p>
          </table:table-cell>
          <table:table-cell office:value-type="float" office:value="1601235" calcext:value-type="float">
            <text:p>160123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ground chicken</text:p>
          </table:table-cell>
          <table:table-cell office:value-type="float" office:value="1601338" calcext:value-type="float">
            <text:p>160133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chicken bouillon cubes</text:p>
          </table:table-cell>
          <table:table-cell office:value-type="float" office:value="1607490" calcext:value-type="float">
            <text:p>1607490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chicken drumsticks</text:p>
          </table:table-cell>
          <table:table-cell office:value-type="float" office:value="1601963" calcext:value-type="float">
            <text:p>1601963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skinless chicken breasts</text:p>
          </table:table-cell>
          <table:table-cell office:value-type="float" office:value="1600716" calcext:value-type="float">
            <text:p>1600716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boneless chicken breast halves</text:p>
          </table:table-cell>
          <table:table-cell office:value-type="float" office:value="1599241" calcext:value-type="float">
            <text:p>159924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skinless chicken thighs</text:p>
          </table:table-cell>
          <table:table-cell office:value-type="float" office:value="1597460" calcext:value-type="float">
            <text:p>15974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string" calcext:value-type="string">
            <text:p>chicken bouillon</text:p>
          </table:table-cell>
          <table:table-cell office:value-type="float" office:value="1601000" calcext:value-type="float">
            <text:p>160100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string" calcext:value-type="string">
            <text:p>chicken legs</text:p>
          </table:table-cell>
          <table:table-cell office:value-type="float" office:value="1578990" calcext:value-type="float">
            <text:p>15789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string" calcext:value-type="string">
            <text:p>chicken tenders</text:p>
          </table:table-cell>
          <table:table-cell office:value-type="float" office:value="1606969" calcext:value-type="float">
            <text:p>160696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boneless skinless chicken</text:p>
          </table:table-cell>
          <table:table-cell office:value-type="float" office:value="1556104" calcext:value-type="float">
            <text:p>155610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5131" calcext:value-type="float">
            <text:p>5131</text:p>
          </table:table-cell>
          <table:table-cell office:value-type="string" calcext:value-type="string">
            <text:p>chicken breast fillets</text:p>
          </table:table-cell>
          <table:table-cell office:value-type="float" office:value="1602553" calcext:value-type="float">
            <text:p>160255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chicken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chickpeas</text:p>
          </table:table-cell>
          <table:table-cell office:value-type="float" office:value="1607190" calcext:value-type="float">
            <text:p>1607190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chickpea</text:p>
          </table:table-cell>
          <table:table-cell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canned chick - peas</text:p>
          </table:table-cell>
          <table:table-cell office:value-type="float" office:value="1606750" calcext:value-type="float">
            <text:p>160675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hickpea</text:p>
          </table:table-cell>
          <table:table-cell/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string" calcext:value-type="string">
            <text:p>hummus</text:p>
          </table:table-cell>
          <table:table-cell office:value-type="float" office:value="1583628" calcext:value-type="float">
            <text:p>158362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hickpea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fresh chives</text:p>
          </table:table-cell>
          <table:table-cell office:value-type="float" office:value="1602705" calcext:value-type="float">
            <text:p>1602705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chives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chives</text:p>
          </table:table-cell>
          <table:table-cell office:value-type="float" office:value="1606822" calcext:value-type="float">
            <text:p>1606822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chives</text:p>
          </table:table-cell>
          <table:table-cell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string" calcext:value-type="string">
            <text:p>dried chives</text:p>
          </table:table-cell>
          <table:table-cell office:value-type="float" office:value="1585324" calcext:value-type="float">
            <text:p>158532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hiv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hocolate chips</text:p>
          </table:table-cell>
          <table:table-cell office:value-type="float" office:value="1605967" calcext:value-type="float">
            <text:p>1605967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chocolate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emisweet chocolate</text:p>
          </table:table-cell>
          <table:table-cell office:value-type="float" office:value="1603833" calcext:value-type="float">
            <text:p>1603833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chocolate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emi - sweet chocolate chips</text:p>
          </table:table-cell>
          <table:table-cell office:value-type="float" office:value="1607428" calcext:value-type="float">
            <text:p>1607428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chocolate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hocolate</text:p>
          </table:table-cell>
          <table:table-cell office:value-type="float" office:value="1606013" calcext:value-type="float">
            <text:p>1606013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chocolate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white chocolate chips</text:p>
          </table:table-cell>
          <table:table-cell office:value-type="float" office:value="1606540" calcext:value-type="float">
            <text:p>1606540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chocolate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dark chocolate chips</text:p>
          </table:table-cell>
          <table:table-cell office:value-type="float" office:value="1563582" calcext:value-type="float">
            <text:p>156358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hocolate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unsweetened chocolate</text:p>
          </table:table-cell>
          <table:table-cell office:value-type="float" office:value="1605489" calcext:value-type="float">
            <text:p>160548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chocolate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white chocolate</text:p>
          </table:table-cell>
          <table:table-cell office:value-type="float" office:value="1603834" calcext:value-type="float">
            <text:p>1603834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chocolate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semi - sweet chocolate baking squares</text:p>
          </table:table-cell>
          <table:table-cell office:value-type="float" office:value="1586527" calcext:value-type="float">
            <text:p>158652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hocolate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milk chocolate chips</text:p>
          </table:table-cell>
          <table:table-cell office:value-type="float" office:value="1602516" calcext:value-type="float">
            <text:p>1602516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chocolate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miniature semisweet chocolate chips</text:p>
          </table:table-cell>
          <table:table-cell office:value-type="float" office:value="1605777" calcext:value-type="float">
            <text:p>16057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chocolate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chocolate shavings</text:p>
          </table:table-cell>
          <table:table-cell office:value-type="float" office:value="1548065" calcext:value-type="float">
            <text:p>154806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hocolate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milk chocolate</text:p>
          </table:table-cell>
          <table:table-cell office:value-type="float" office:value="1603832" calcext:value-type="float">
            <text:p>160383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hocolate</text:p>
          </table:table-cell>
          <table:table-cell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bittersweet chocolate</text:p>
          </table:table-cell>
          <table:table-cell office:value-type="float" office:value="1606154" calcext:value-type="float">
            <text:p>1606154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chocolate</text:p>
          </table:table-cell>
          <table:table-cell/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string" calcext:value-type="string">
            <text:p>mini chocolate chip</text:p>
          </table:table-cell>
          <table:table-cell office:value-type="float" office:value="1593802" calcext:value-type="float">
            <text:p>159380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chocolate</text:p>
          </table:table-cell>
          <table:table-cell/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string" calcext:value-type="string">
            <text:p>dark chocolate</text:p>
          </table:table-cell>
          <table:table-cell office:value-type="float" office:value="1605472" calcext:value-type="float">
            <text:p>1605472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chocolate</text:p>
          </table:table-cell>
          <table:table-cell/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string" calcext:value-type="string">
            <text:p>unsweetened chocolate squares</text:p>
          </table:table-cell>
          <table:table-cell office:value-type="float" office:value="1606457" calcext:value-type="float">
            <text:p>160645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hocolate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chutney</text:p>
          </table:table-cell>
          <table:table-cell office:value-type="float" office:value="1598102" calcext:value-type="float">
            <text:p>159810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hutney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fresh cilantro</text:p>
          </table:table-cell>
          <table:table-cell office:value-type="float" office:value="1607056" calcext:value-type="float">
            <text:p>1607056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cilantro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ilantro</text:p>
          </table:table-cell>
          <table:table-cell office:value-type="float" office:value="1607515" calcext:value-type="float">
            <text:p>1607515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cilantro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ilantro leaf</text:p>
          </table:table-cell>
          <table:table-cell office:value-type="float" office:value="1607155" calcext:value-type="float">
            <text:p>160715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ilantro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fresh cilantro leaves</text:p>
          </table:table-cell>
          <table:table-cell office:value-type="float" office:value="1603949" calcext:value-type="float">
            <text:p>160394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cilantro</text:p>
          </table:table-cell>
          <table:table-cell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dried cilantro</text:p>
          </table:table-cell>
          <table:table-cell office:value-type="float" office:value="1572993" calcext:value-type="float">
            <text:p>157299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ilantro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clams</text:p>
          </table:table-cell>
          <table:table-cell office:value-type="float" office:value="1586987" calcext:value-type="float">
            <text:p>158698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lam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love</text:p>
          </table:table-cell>
          <table:table-cell office:value-type="float" office:value="1607587" calcext:value-type="float">
            <text:p>1607587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clove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cloves</text:p>
          </table:table-cell>
          <table:table-cell office:value-type="float" office:value="1607150" calcext:value-type="float">
            <text:p>1607150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clove</text:p>
          </table:table-cell>
          <table:table-cell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whole cloves</text:p>
          </table:table-cell>
          <table:table-cell office:value-type="float" office:value="1605640" calcext:value-type="float">
            <text:p>1605640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clove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ocoa powder</text:p>
          </table:table-cell>
          <table:table-cell office:value-type="float" office:value="1607395" calcext:value-type="float">
            <text:p>1607395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cocoa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baking cocoa</text:p>
          </table:table-cell>
          <table:table-cell office:value-type="float" office:value="1598918" calcext:value-type="float">
            <text:p>1598918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cocoa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unsweetened cocoa powder</text:p>
          </table:table-cell>
          <table:table-cell office:value-type="float" office:value="1607539" calcext:value-type="float">
            <text:p>1607539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cocoa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ocoa</text:p>
          </table:table-cell>
          <table:table-cell office:value-type="float" office:value="1607254" calcext:value-type="float">
            <text:p>1607254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cocoa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unsweetened cocoa</text:p>
          </table:table-cell>
          <table:table-cell office:value-type="float" office:value="1606712" calcext:value-type="float">
            <text:p>1606712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cocoa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flaked coconut</text:p>
          </table:table-cell>
          <table:table-cell office:value-type="float" office:value="1605276" calcext:value-type="float">
            <text:p>1605276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coconut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shredded coconut</text:p>
          </table:table-cell>
          <table:table-cell office:value-type="float" office:value="1607001" calcext:value-type="float">
            <text:p>1607001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coconut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coconut cream</text:p>
          </table:table-cell>
          <table:table-cell office:value-type="float" office:value="1591359" calcext:value-type="float">
            <text:p>159135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oconut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unsweetened coconut</text:p>
          </table:table-cell>
          <table:table-cell office:value-type="float" office:value="1607062" calcext:value-type="float">
            <text:p>160706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oconut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sweetened flaked coconut</text:p>
          </table:table-cell>
          <table:table-cell office:value-type="float" office:value="1606375" calcext:value-type="float">
            <text:p>1606375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coconut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desiccated coconut</text:p>
          </table:table-cell>
          <table:table-cell office:value-type="float" office:value="1596627" calcext:value-type="float">
            <text:p>159662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oconut</text:p>
          </table:table-cell>
          <table:table-cell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sweetened coconut</text:p>
          </table:table-cell>
          <table:table-cell office:value-type="float" office:value="1592644" calcext:value-type="float">
            <text:p>159264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oconut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espresso</text:p>
          </table:table-cell>
          <table:table-cell office:value-type="float" office:value="1607394" calcext:value-type="float">
            <text:p>160739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coffee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instant coffee</text:p>
          </table:table-cell>
          <table:table-cell office:value-type="float" office:value="1596139" calcext:value-type="float">
            <text:p>159613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offee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brewed coffee</text:p>
          </table:table-cell>
          <table:table-cell office:value-type="float" office:value="1599642" calcext:value-type="float">
            <text:p>159964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coffee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coffee</text:p>
          </table:table-cell>
          <table:table-cell office:value-type="float" office:value="1607099" calcext:value-type="float">
            <text:p>1607099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coffee</text:p>
          </table:table-cell>
          <table:table-cell/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string" calcext:value-type="string">
            <text:p>strong coffee</text:p>
          </table:table-cell>
          <table:table-cell office:value-type="float" office:value="1596244" calcext:value-type="float">
            <text:p>159624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coffee</text:p>
          </table:table-cell>
          <table:table-cell/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string" calcext:value-type="string">
            <text:p>instant coffee granules</text:p>
          </table:table-cell>
          <table:table-cell office:value-type="float" office:value="1604628" calcext:value-type="float">
            <text:p>160462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coffee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butterscotch chips</text:p>
          </table:table-cell>
          <table:table-cell office:value-type="float" office:value="1602614" calcext:value-type="float">
            <text:p>1602614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cookie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oreo cookies</text:p>
          </table:table-cell>
          <table:table-cell office:value-type="float" office:value="1597868" calcext:value-type="float">
            <text:p>159786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cookie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refrigerated buttermilk biscuits</text:p>
          </table:table-cell>
          <table:table-cell office:value-type="float" office:value="1596905" calcext:value-type="float">
            <text:p>159690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ookie</text:p>
          </table:table-cell>
          <table:table-cell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peanut butter chips</text:p>
          </table:table-cell>
          <table:table-cell office:value-type="float" office:value="1595275" calcext:value-type="float">
            <text:p>159527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ookie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ooking spray</text:p>
          </table:table-cell>
          <table:table-cell office:value-type="float" office:value="1604257" calcext:value-type="float">
            <text:p>1604257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cooking spray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vegetable oil cooking spray</text:p>
          </table:table-cell>
          <table:table-cell office:value-type="float" office:value="1600474" calcext:value-type="float">
            <text:p>1600474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ooking spray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nonstick cooking spray</text:p>
          </table:table-cell>
          <table:table-cell office:value-type="float" office:value="1606700" calcext:value-type="float">
            <text:p>1606700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cooking spray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butter - flavored cooking spray</text:p>
          </table:table-cell>
          <table:table-cell office:value-type="float" office:value="1604572" calcext:value-type="float">
            <text:p>160457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ooking spray</text:p>
          </table:table-cell>
          <table:table-cell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string" calcext:value-type="string">
            <text:p>pam cooking spray</text:p>
          </table:table-cell>
          <table:table-cell office:value-type="float" office:value="1604169" calcext:value-type="float">
            <text:p>160416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cooking spray</text:p>
          </table:table-cell>
          <table:table-cell/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string" calcext:value-type="string">
            <text:p>olive oil flavored cooking spray</text:p>
          </table:table-cell>
          <table:table-cell office:value-type="float" office:value="1606512" calcext:value-type="float">
            <text:p>1606512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ooking spray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coriander leaves</text:p>
          </table:table-cell>
          <table:table-cell office:value-type="float" office:value="1605387" calcext:value-type="float">
            <text:p>1605387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coriander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fresh coriander leaves</text:p>
          </table:table-cell>
          <table:table-cell office:value-type="float" office:value="1588434" calcext:value-type="float">
            <text:p>158843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riander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coriander powder</text:p>
          </table:table-cell>
          <table:table-cell office:value-type="float" office:value="1603407" calcext:value-type="float">
            <text:p>1603407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coriander seeds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orn</text:p>
          </table:table-cell>
          <table:table-cell office:value-type="float" office:value="1607489" calcext:value-type="float">
            <text:p>1607489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corn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frozen whole kernel corn</text:p>
          </table:table-cell>
          <table:table-cell office:value-type="float" office:value="1576824" calcext:value-type="float">
            <text:p>15768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orn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orn chips</text:p>
          </table:table-cell>
          <table:table-cell office:value-type="float" office:value="1586953" calcext:value-type="float">
            <text:p>158695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corn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ornmeal</text:p>
          </table:table-cell>
          <table:table-cell office:value-type="float" office:value="1600738" calcext:value-type="float">
            <text:p>1600738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corn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whole kernel corn</text:p>
          </table:table-cell>
          <table:table-cell office:value-type="float" office:value="1605992" calcext:value-type="float">
            <text:p>1605992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corn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popped popcorn</text:p>
          </table:table-cell>
          <table:table-cell office:value-type="float" office:value="1599117" calcext:value-type="float">
            <text:p>159911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corn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frozen corn</text:p>
          </table:table-cell>
          <table:table-cell office:value-type="float" office:value="1607054" calcext:value-type="float">
            <text:p>1607054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corn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fresh corn kernels</text:p>
          </table:table-cell>
          <table:table-cell office:value-type="float" office:value="1601715" calcext:value-type="float">
            <text:p>160171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orn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polenta</text:p>
          </table:table-cell>
          <table:table-cell office:value-type="float" office:value="1602170" calcext:value-type="float">
            <text:p>160217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rn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corn kernels</text:p>
          </table:table-cell>
          <table:table-cell office:value-type="float" office:value="1605036" calcext:value-type="float">
            <text:p>160503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orn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fresh corn</text:p>
          </table:table-cell>
          <table:table-cell office:value-type="float" office:value="1601046" calcext:value-type="float">
            <text:p>160104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orn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yellow cornmeal</text:p>
          </table:table-cell>
          <table:table-cell office:value-type="float" office:value="1605454" calcext:value-type="float">
            <text:p>1605454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corn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corn flakes</text:p>
          </table:table-cell>
          <table:table-cell office:value-type="float" office:value="1606962" calcext:value-type="float">
            <text:p>160696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orn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frozen corn kernels</text:p>
          </table:table-cell>
          <table:table-cell office:value-type="float" office:value="1598422" calcext:value-type="float">
            <text:p>159842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orn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sweet corn</text:p>
          </table:table-cell>
          <table:table-cell office:value-type="float" office:value="1594565" calcext:value-type="float">
            <text:p>159456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orn</text:p>
          </table:table-cell>
          <table:table-cell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corn kernel</text:p>
          </table:table-cell>
          <table:table-cell office:value-type="float" office:value="1573212" calcext:value-type="float">
            <text:p>1573212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orn</text:p>
          </table:table-cell>
          <table:table-cell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string" calcext:value-type="string">
            <text:p>creamed corn</text:p>
          </table:table-cell>
          <table:table-cell office:value-type="float" office:value="1601187" calcext:value-type="float">
            <text:p>1601187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corn</text:p>
          </table:table-cell>
          <table:table-cell/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string" calcext:value-type="string">
            <text:p>corn flake crumbs</text:p>
          </table:table-cell>
          <table:table-cell office:value-type="float" office:value="1583159" calcext:value-type="float">
            <text:p>158315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orn</text:p>
          </table:table-cell>
          <table:table-cell/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string" calcext:value-type="string">
            <text:p>baby corn</text:p>
          </table:table-cell>
          <table:table-cell office:value-type="float" office:value="1603126" calcext:value-type="float">
            <text:p>160312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rn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imitation crabmeat</text:p>
          </table:table-cell>
          <table:table-cell office:value-type="float" office:value="1604622" calcext:value-type="float">
            <text:p>160462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crab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lump crabmeat</text:p>
          </table:table-cell>
          <table:table-cell office:value-type="float" office:value="1607028" calcext:value-type="float">
            <text:p>160702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rab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crabmeat</text:p>
          </table:table-cell>
          <table:table-cell office:value-type="float" office:value="1604542" calcext:value-type="float">
            <text:p>1604542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crab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racker crumb</text:p>
          </table:table-cell>
          <table:table-cell office:value-type="float" office:value="1604544" calcext:value-type="float">
            <text:p>160454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racker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graham cracker crumbs</text:p>
          </table:table-cell>
          <table:table-cell office:value-type="float" office:value="1605273" calcext:value-type="float">
            <text:p>1605273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cracker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graham crackers</text:p>
          </table:table-cell>
          <table:table-cell office:value-type="float" office:value="1598954" calcext:value-type="float">
            <text:p>1598954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racker</text:p>
          </table:table-cell>
          <table:table-cell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ritz cracker</text:p>
          </table:table-cell>
          <table:table-cell office:value-type="float" office:value="1590281" calcext:value-type="float">
            <text:p>159028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racker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ritz crackers</text:p>
          </table:table-cell>
          <table:table-cell office:value-type="float" office:value="1599242" calcext:value-type="float">
            <text:p>159924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racker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saltine crackers</text:p>
          </table:table-cell>
          <table:table-cell office:value-type="float" office:value="1600254" calcext:value-type="float">
            <text:p>160025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racker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cracker</text:p>
          </table:table-cell>
          <table:table-cell office:value-type="float" office:value="1606823" calcext:value-type="float">
            <text:p>1606823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cracker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graham cracker pie crust</text:p>
          </table:table-cell>
          <table:table-cell office:value-type="float" office:value="1583892" calcext:value-type="float">
            <text:p>158389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racker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string" calcext:value-type="string">
            <text:p>crackers</text:p>
          </table:table-cell>
          <table:table-cell office:value-type="float" office:value="1598016" calcext:value-type="float">
            <text:p>159801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racker</text:p>
          </table:table-cell>
          <table:table-cell/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string" calcext:value-type="string">
            <text:p>graham cracker crust</text:p>
          </table:table-cell>
          <table:table-cell office:value-type="float" office:value="1605041" calcext:value-type="float">
            <text:p>160504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cracke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whipping cream</text:p>
          </table:table-cell>
          <table:table-cell office:value-type="float" office:value="1606990" calcext:value-type="float">
            <text:p>1606990</text:p>
          </table:table-cell>
          <table:table-cell office:value-type="float" office:value="2276" calcext:value-type="float">
            <text:p>2276</text:p>
          </table:table-cell>
          <table:table-cell office:value-type="string" calcext:value-type="string">
            <text:p>cream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ur cream</text:p>
          </table:table-cell>
          <table:table-cell office:value-type="float" office:value="1607474" calcext:value-type="float">
            <text:p>1607474</text:p>
          </table:table-cell>
          <table:table-cell office:value-type="float" office:value="9222" calcext:value-type="float">
            <text:p>9222</text:p>
          </table:table-cell>
          <table:table-cell office:value-type="string" calcext:value-type="string">
            <text:p>cream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ol whip</text:p>
          </table:table-cell>
          <table:table-cell office:value-type="float" office:value="1604069" calcext:value-type="float">
            <text:p>1604069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cream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ream</text:p>
          </table:table-cell>
          <table:table-cell office:value-type="float" office:value="1606456" calcext:value-type="float">
            <text:p>1606456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cream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ouble cream</text:p>
          </table:table-cell>
          <table:table-cell office:value-type="float" office:value="1593840" calcext:value-type="float">
            <text:p>159384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ream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half - and - half</text:p>
          </table:table-cell>
          <table:table-cell office:value-type="float" office:value="1602728" calcext:value-type="float">
            <text:p>1602728</text:p>
          </table:table-cell>
          <table:table-cell office:value-type="float" office:value="1734" calcext:value-type="float">
            <text:p>1734</text:p>
          </table:table-cell>
          <table:table-cell office:value-type="string" calcext:value-type="string">
            <text:p>cream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ream - style corn</text:p>
          </table:table-cell>
          <table:table-cell office:value-type="float" office:value="1606645" calcext:value-type="float">
            <text:p>160664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cream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half - and - half cream</text:p>
          </table:table-cell>
          <table:table-cell office:value-type="float" office:value="1607382" calcext:value-type="float">
            <text:p>1607382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cream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whipped cream</text:p>
          </table:table-cell>
          <table:table-cell office:value-type="float" office:value="1606676" calcext:value-type="float">
            <text:p>1606676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cream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heavy cream</text:p>
          </table:table-cell>
          <table:table-cell office:value-type="float" office:value="1607390" calcext:value-type="float">
            <text:p>1607390</text:p>
          </table:table-cell>
          <table:table-cell office:value-type="float" office:value="3437" calcext:value-type="float">
            <text:p>3437</text:p>
          </table:table-cell>
          <table:table-cell office:value-type="string" calcext:value-type="string">
            <text:p>cream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low - fat sour cream</text:p>
          </table:table-cell>
          <table:table-cell office:value-type="float" office:value="1606836" calcext:value-type="float">
            <text:p>160683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cream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ream of tartar</text:p>
          </table:table-cell>
          <table:table-cell office:value-type="float" office:value="1607546" calcext:value-type="float">
            <text:p>1607546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cream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reduced - fat sour cream</text:p>
          </table:table-cell>
          <table:table-cell office:value-type="float" office:value="1601385" calcext:value-type="float">
            <text:p>1601385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ream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nonfat sour cream</text:p>
          </table:table-cell>
          <table:table-cell office:value-type="float" office:value="1602969" calcext:value-type="float">
            <text:p>1602969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cream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light sour cream</text:p>
          </table:table-cell>
          <table:table-cell office:value-type="float" office:value="1602111" calcext:value-type="float">
            <text:p>1602111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cream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miracle whip</text:p>
          </table:table-cell>
          <table:table-cell office:value-type="float" office:value="1605983" calcext:value-type="float">
            <text:p>1605983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cream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light cream</text:p>
          </table:table-cell>
          <table:table-cell office:value-type="float" office:value="1606628" calcext:value-type="float">
            <text:p>1606628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cream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whipped topping</text:p>
          </table:table-cell>
          <table:table-cell office:value-type="float" office:value="1604684" calcext:value-type="float">
            <text:p>160468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cream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fat - free half - and - half</text:p>
          </table:table-cell>
          <table:table-cell office:value-type="float" office:value="1593248" calcext:value-type="float">
            <text:p>159324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ream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fat free sour cream</text:p>
          </table:table-cell>
          <table:table-cell office:value-type="float" office:value="1606872" calcext:value-type="float">
            <text:p>1606872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cream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frozen whipped topping</text:p>
          </table:table-cell>
          <table:table-cell office:value-type="float" office:value="1593256" calcext:value-type="float">
            <text:p>1593256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cream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heavy whipping cream</text:p>
          </table:table-cell>
          <table:table-cell office:value-type="float" office:value="1606363" calcext:value-type="float">
            <text:p>1606363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cream</text:p>
          </table:table-cell>
          <table:table-cell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baileys irish cream</text:p>
          </table:table-cell>
          <table:table-cell office:value-type="float" office:value="1600002" calcext:value-type="float">
            <text:p>160000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ream</text:p>
          </table:table-cell>
          <table:table-cell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irish cream</text:p>
          </table:table-cell>
          <table:table-cell office:value-type="float" office:value="1607392" calcext:value-type="float">
            <text:p>160739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ream</text:p>
          </table:table-cell>
          <table:table-cell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cool whip lite</text:p>
          </table:table-cell>
          <table:table-cell office:value-type="float" office:value="1586771" calcext:value-type="float">
            <text:p>158677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ream</text:p>
          </table:table-cell>
          <table:table-cell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string" calcext:value-type="string">
            <text:p>cool whip topping</text:p>
          </table:table-cell>
          <table:table-cell office:value-type="float" office:value="1596503" calcext:value-type="float">
            <text:p>159650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cream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creme fraiche</text:p>
          </table:table-cell>
          <table:table-cell office:value-type="float" office:value="1598992" calcext:value-type="float">
            <text:p>1598992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crème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cucumbers</text:p>
          </table:table-cell>
          <table:table-cell office:value-type="float" office:value="1607516" calcext:value-type="float">
            <text:p>1607516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cucumber</text:p>
          </table:table-cell>
          <table:table-cell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seedless cucumber</text:p>
          </table:table-cell>
          <table:table-cell office:value-type="float" office:value="1598129" calcext:value-type="float">
            <text:p>159812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ucumber</text:p>
          </table:table-cell>
          <table:table-cell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string" calcext:value-type="string">
            <text:p>english cucumber</text:p>
          </table:table-cell>
          <table:table-cell office:value-type="float" office:value="1597176" calcext:value-type="float">
            <text:p>159717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ucumber</text:p>
          </table:table-cell>
          <table:table-cell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currants</text:p>
          </table:table-cell>
          <table:table-cell office:value-type="float" office:value="1598818" calcext:value-type="float">
            <text:p>1598818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currant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oghurt</text:p>
          </table:table-cell>
          <table:table-cell office:value-type="float" office:value="1605389" calcext:value-type="float">
            <text:p>160538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dairy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dates</text:p>
          </table:table-cell>
          <table:table-cell office:value-type="float" office:value="1601890" calcext:value-type="float">
            <text:p>1601890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pitted dates</text:p>
          </table:table-cell>
          <table:table-cell office:value-type="float" office:value="1595593" calcext:value-type="float">
            <text:p>1595593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dried dill</text:p>
          </table:table-cell>
          <table:table-cell office:value-type="float" office:value="1605843" calcext:value-type="float">
            <text:p>1605843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dill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fresh dill</text:p>
          </table:table-cell>
          <table:table-cell office:value-type="float" office:value="1603139" calcext:value-type="float">
            <text:p>1603139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dill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dill weed</text:p>
          </table:table-cell>
          <table:table-cell office:value-type="float" office:value="1607378" calcext:value-type="float">
            <text:p>1607378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dill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dried dill weed</text:p>
          </table:table-cell>
          <table:table-cell office:value-type="float" office:value="1600554" calcext:value-type="float">
            <text:p>1600554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dill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pizza dough</text:p>
          </table:table-cell>
          <table:table-cell office:value-type="float" office:value="1606883" calcext:value-type="float">
            <text:p>1606883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dough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prepared pizza crust</text:p>
          </table:table-cell>
          <table:table-cell office:value-type="float" office:value="1598355" calcext:value-type="float">
            <text:p>1598355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dough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phyllo dough</text:p>
          </table:table-cell>
          <table:table-cell office:value-type="float" office:value="1599763" calcext:value-type="float">
            <text:p>159976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ough</text:p>
          </table:table-cell>
          <table:table-cell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string" calcext:value-type="string">
            <text:p>edamame</text:p>
          </table:table-cell>
          <table:table-cell office:value-type="float" office:value="1581856" calcext:value-type="float">
            <text:p>158185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damam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ggs</text:p>
          </table:table-cell>
          <table:table-cell office:value-type="float" office:value="1607549" calcext:value-type="float">
            <text:p>1607549</text:p>
          </table:table-cell>
          <table:table-cell office:value-type="float" office:value="25636" calcext:value-type="float">
            <text:p>25636</text:p>
          </table:table-cell>
          <table:table-cell office:value-type="string" calcext:value-type="string">
            <text:p>egg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gg</text:p>
          </table:table-cell>
          <table:table-cell office:value-type="float" office:value="1607590" calcext:value-type="float">
            <text:p>1607590</text:p>
          </table:table-cell>
          <table:table-cell office:value-type="float" office:value="13428" calcext:value-type="float">
            <text:p>13428</text:p>
          </table:table-cell>
          <table:table-cell office:value-type="string" calcext:value-type="string">
            <text:p>egg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gg whites</text:p>
          </table:table-cell>
          <table:table-cell office:value-type="float" office:value="1607409" calcext:value-type="float">
            <text:p>1607409</text:p>
          </table:table-cell>
          <table:table-cell office:value-type="float" office:value="2351" calcext:value-type="float">
            <text:p>2351</text:p>
          </table:table-cell>
          <table:table-cell office:value-type="string" calcext:value-type="string">
            <text:p>egg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egg white</text:p>
          </table:table-cell>
          <table:table-cell office:value-type="float" office:value="1605769" calcext:value-type="float">
            <text:p>1605769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egg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egg yolks</text:p>
          </table:table-cell>
          <table:table-cell office:value-type="float" office:value="1607350" calcext:value-type="float">
            <text:p>1607350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egg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egg substitute</text:p>
          </table:table-cell>
          <table:table-cell office:value-type="float" office:value="1594197" calcext:value-type="float">
            <text:p>159419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egg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egg yolk</text:p>
          </table:table-cell>
          <table:table-cell office:value-type="float" office:value="1607186" calcext:value-type="float">
            <text:p>1607186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egg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hardboiled egg</text:p>
          </table:table-cell>
          <table:table-cell office:value-type="float" office:value="1599996" calcext:value-type="float">
            <text:p>159999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egg</text:p>
          </table:table-cell>
          <table:table-cell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egg beaters egg substitute</text:p>
          </table:table-cell>
          <table:table-cell office:value-type="float" office:value="1591059" calcext:value-type="float">
            <text:p>159105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egg</text:p>
          </table:table-cell>
          <table:table-cell/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string" calcext:value-type="string">
            <text:p>hard - boiled egg</text:p>
          </table:table-cell>
          <table:table-cell office:value-type="float" office:value="1601736" calcext:value-type="float">
            <text:p>160173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egg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eggnog</text:p>
          </table:table-cell>
          <table:table-cell office:value-type="float" office:value="1598332" calcext:value-type="float">
            <text:p>159833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ggnog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eggplants</text:p>
          </table:table-cell>
          <table:table-cell office:value-type="float" office:value="1601657" calcext:value-type="float">
            <text:p>1601657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eggplant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eggplant</text:p>
          </table:table-cell>
          <table:table-cell office:value-type="float" office:value="1607369" calcext:value-type="float">
            <text:p>1607369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eggplant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vanilla extract</text:p>
          </table:table-cell>
          <table:table-cell office:value-type="float" office:value="1607534" calcext:value-type="float">
            <text:p>1607534</text:p>
          </table:table-cell>
          <table:table-cell office:value-type="float" office:value="7356" calcext:value-type="float">
            <text:p>7356</text:p>
          </table:table-cell>
          <table:table-cell office:value-type="string" calcext:value-type="string">
            <text:p>extract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almond extract</text:p>
          </table:table-cell>
          <table:table-cell office:value-type="float" office:value="1607136" calcext:value-type="float">
            <text:p>1607136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extract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pure vanilla extract</text:p>
          </table:table-cell>
          <table:table-cell office:value-type="float" office:value="1602791" calcext:value-type="float">
            <text:p>1602791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extract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oconut extract</text:p>
          </table:table-cell>
          <table:table-cell office:value-type="float" office:value="1590464" calcext:value-type="float">
            <text:p>159046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extract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vanilla essence</text:p>
          </table:table-cell>
          <table:table-cell office:value-type="float" office:value="1606998" calcext:value-type="float">
            <text:p>1606998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extract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maple extract</text:p>
          </table:table-cell>
          <table:table-cell office:value-type="float" office:value="1607069" calcext:value-type="float">
            <text:p>160706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xtract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peppermint extract</text:p>
          </table:table-cell>
          <table:table-cell office:value-type="float" office:value="1595580" calcext:value-type="float">
            <text:p>159558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extract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lemon extract</text:p>
          </table:table-cell>
          <table:table-cell office:value-type="float" office:value="1594333" calcext:value-type="float">
            <text:p>1594333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extract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orange extract</text:p>
          </table:table-cell>
          <table:table-cell office:value-type="float" office:value="1600500" calcext:value-type="float">
            <text:p>160050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extract</text:p>
          </table:table-cell>
          <table:table-cell/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rum extract</text:p>
          </table:table-cell>
          <table:table-cell office:value-type="float" office:value="1593249" calcext:value-type="float">
            <text:p>159324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extract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bacon drippings</text:p>
          </table:table-cell>
          <table:table-cell office:value-type="float" office:value="1603888" calcext:value-type="float">
            <text:p>160388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at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light mayonnaise</text:p>
          </table:table-cell>
          <table:table-cell office:value-type="float" office:value="1604988" calcext:value-type="float">
            <text:p>1604988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fat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low - fat mayonnaise</text:p>
          </table:table-cell>
          <table:table-cell office:value-type="float" office:value="1598277" calcext:value-type="float">
            <text:p>1598277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fat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fat - free mayonnaise</text:p>
          </table:table-cell>
          <table:table-cell office:value-type="float" office:value="1604597" calcext:value-type="float">
            <text:p>1604597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fat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bacon grease</text:p>
          </table:table-cell>
          <table:table-cell office:value-type="float" office:value="1538698" calcext:value-type="float">
            <text:p>153869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at</text:p>
          </table:table-cell>
          <table:table-cell/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string" calcext:value-type="string">
            <text:p>lard</text:p>
          </table:table-cell>
          <table:table-cell office:value-type="float" office:value="1606426" calcext:value-type="float">
            <text:p>1606426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t</text:p>
          </table:table-cell>
          <table:table-cell/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string" calcext:value-type="string">
            <text:p>hellmann 's mayonnaise</text:p>
          </table:table-cell>
          <table:table-cell office:value-type="float" office:value="1605868" calcext:value-type="float">
            <text:p>160586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fat</text:p>
          </table:table-cell>
          <table:table-cell/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string" calcext:value-type="string">
            <text:p>reduced - fat mayonnaise</text:p>
          </table:table-cell>
          <table:table-cell office:value-type="float" office:value="1560293" calcext:value-type="float">
            <text:p>156029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at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fennel bulb</text:p>
          </table:table-cell>
          <table:table-cell office:value-type="float" office:value="1604923" calcext:value-type="float">
            <text:p>160492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fennel</text:p>
          </table:table-cell>
          <table:table-cell/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string" calcext:value-type="string">
            <text:p>fennel</text:p>
          </table:table-cell>
          <table:table-cell office:value-type="float" office:value="1606452" calcext:value-type="float">
            <text:p>160645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ennel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od fish fillets</text:p>
          </table:table-cell>
          <table:table-cell office:value-type="float" office:value="1600348" calcext:value-type="float">
            <text:p>1600348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fish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white fish fillets</text:p>
          </table:table-cell>
          <table:table-cell office:value-type="float" office:value="1606469" calcext:value-type="float">
            <text:p>16064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fish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fish fillets</text:p>
          </table:table-cell>
          <table:table-cell office:value-type="float" office:value="1605926" calcext:value-type="float">
            <text:p>1605926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fish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our</text:p>
          </table:table-cell>
          <table:table-cell office:value-type="float" office:value="1607585" calcext:value-type="float">
            <text:p>1607585</text:p>
          </table:table-cell>
          <table:table-cell office:value-type="float" office:value="20672" calcext:value-type="float">
            <text:p>20672</text:p>
          </table:table-cell>
          <table:table-cell office:value-type="string" calcext:value-type="string">
            <text:p>flour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white flour</text:p>
          </table:table-cell>
          <table:table-cell office:value-type="float" office:value="1603367" calcext:value-type="float">
            <text:p>1603367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flour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ll - purpose flour</text:p>
          </table:table-cell>
          <table:table-cell office:value-type="float" office:value="1607341" calcext:value-type="float">
            <text:p>1607341</text:p>
          </table:table-cell>
          <table:table-cell office:value-type="float" office:value="12575" calcext:value-type="float">
            <text:p>12575</text:p>
          </table:table-cell>
          <table:table-cell office:value-type="string" calcext:value-type="string">
            <text:p>flour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whole wheat flour</text:p>
          </table:table-cell>
          <table:table-cell office:value-type="float" office:value="1606769" calcext:value-type="float">
            <text:p>1606769</text:p>
          </table:table-cell>
          <table:table-cell office:value-type="float" office:value="2352" calcext:value-type="float">
            <text:p>2352</text:p>
          </table:table-cell>
          <table:table-cell office:value-type="string" calcext:value-type="string">
            <text:p>flour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bread flour</text:p>
          </table:table-cell>
          <table:table-cell office:value-type="float" office:value="1605765" calcext:value-type="float">
            <text:p>1605765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flour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unbleached flour</text:p>
          </table:table-cell>
          <table:table-cell office:value-type="float" office:value="1606239" calcext:value-type="float">
            <text:p>1606239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flour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ake flour</text:p>
          </table:table-cell>
          <table:table-cell office:value-type="float" office:value="1595659" calcext:value-type="float">
            <text:p>1595659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flour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elf raising flour</text:p>
          </table:table-cell>
          <table:table-cell office:value-type="float" office:value="1607477" calcext:value-type="float">
            <text:p>1607477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flour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plain flour</text:p>
          </table:table-cell>
          <table:table-cell office:value-type="float" office:value="1606470" calcext:value-type="float">
            <text:p>1606470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flour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elf - raising flour</text:p>
          </table:table-cell>
          <table:table-cell office:value-type="float" office:value="1606658" calcext:value-type="float">
            <text:p>1606658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lour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cornflour</text:p>
          </table:table-cell>
          <table:table-cell office:value-type="float" office:value="1605021" calcext:value-type="float">
            <text:p>1605021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flour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self - rising flour</text:p>
          </table:table-cell>
          <table:table-cell office:value-type="float" office:value="1602550" calcext:value-type="float">
            <text:p>1602550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flour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rice flour</text:p>
          </table:table-cell>
          <table:table-cell office:value-type="float" office:value="1606298" calcext:value-type="float">
            <text:p>1606298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flour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white bread flour</text:p>
          </table:table-cell>
          <table:table-cell office:value-type="float" office:value="1598194" calcext:value-type="float">
            <text:p>159819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lour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unbleached all - purpose flour</text:p>
          </table:table-cell>
          <table:table-cell office:value-type="float" office:value="1607138" calcext:value-type="float">
            <text:p>1607138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flour</text:p>
          </table:table-cell>
          <table:table-cell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string" calcext:value-type="string">
            <text:p>unbleached white flour</text:p>
          </table:table-cell>
          <table:table-cell office:value-type="float" office:value="1596749" calcext:value-type="float">
            <text:p>159674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lour</text:p>
          </table:table-cell>
          <table:table-cell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self rising flour</text:p>
          </table:table-cell>
          <table:table-cell office:value-type="float" office:value="1604166" calcext:value-type="float">
            <text:p>1604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lour</text:p>
          </table:table-cell>
          <table:table-cell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string" calcext:value-type="string">
            <text:p>rye flour</text:p>
          </table:table-cell>
          <table:table-cell office:value-type="float" office:value="1598195" calcext:value-type="float">
            <text:p>159819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lour</text:p>
          </table:table-cell>
          <table:table-cell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string" calcext:value-type="string">
            <text:p>whole wheat pastry flour</text:p>
          </table:table-cell>
          <table:table-cell office:value-type="float" office:value="1595559" calcext:value-type="float">
            <text:p>1595559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flour</text:p>
          </table:table-cell>
          <table:table-cell/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string" calcext:value-type="string">
            <text:p>wheat flour</text:p>
          </table:table-cell>
          <table:table-cell office:value-type="float" office:value="1605385" calcext:value-type="float">
            <text:p>160538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flour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fresh coriander</text:p>
          </table:table-cell>
          <table:table-cell office:value-type="float" office:value="1606848" calcext:value-type="float">
            <text:p>1606848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fresh coriander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oconut</text:p>
          </table:table-cell>
          <table:table-cell office:value-type="float" office:value="1607087" calcext:value-type="float">
            <text:p>1607087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fresh fruit</text:p>
          </table:table-cell>
          <table:table-cell office:value-type="float" office:value="1604273" calcext:value-type="float">
            <text:p>160427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dried fruit</text:p>
          </table:table-cell>
          <table:table-cell office:value-type="float" office:value="1574686" calcext:value-type="float">
            <text:p>157468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string" calcext:value-type="string">
            <text:p>fruit</text:p>
          </table:table-cell>
          <table:table-cell office:value-type="float" office:value="1607346" calcext:value-type="float">
            <text:p>160734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string" calcext:value-type="string">
            <text:p>cherries</text:p>
          </table:table-cell>
          <table:table-cell office:value-type="float" office:value="1605465" calcext:value-type="float">
            <text:p>1605465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fruit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arlic cloves</text:p>
          </table:table-cell>
          <table:table-cell office:value-type="float" office:value="1607469" calcext:value-type="float">
            <text:p>1607469</text:p>
          </table:table-cell>
          <table:table-cell office:value-type="float" office:value="19506" calcext:value-type="float">
            <text:p>19506</text:p>
          </table:table-cell>
          <table:table-cell office:value-type="string" calcext:value-type="string">
            <text:p>garlic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inced garlic cloves</text:p>
          </table:table-cell>
          <table:table-cell office:value-type="float" office:value="1607229" calcext:value-type="float">
            <text:p>1607229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garlic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arlic</text:p>
          </table:table-cell>
          <table:table-cell office:value-type="float" office:value="1607434" calcext:value-type="float">
            <text:p>1607434</text:p>
          </table:table-cell>
          <table:table-cell office:value-type="float" office:value="14312" calcext:value-type="float">
            <text:p>14312</text:p>
          </table:table-cell>
          <table:table-cell office:value-type="string" calcext:value-type="string">
            <text:p>garlic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arlic powder</text:p>
          </table:table-cell>
          <table:table-cell office:value-type="float" office:value="1607274" calcext:value-type="float">
            <text:p>1607274</text:p>
          </table:table-cell>
          <table:table-cell office:value-type="float" office:value="8535" calcext:value-type="float">
            <text:p>8535</text:p>
          </table:table-cell>
          <table:table-cell office:value-type="string" calcext:value-type="string">
            <text:p>garlic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garlic clove</text:p>
          </table:table-cell>
          <table:table-cell office:value-type="float" office:value="1607494" calcext:value-type="float">
            <text:p>1607494</text:p>
          </table:table-cell>
          <table:table-cell office:value-type="float" office:value="7843" calcext:value-type="float">
            <text:p>7843</text:p>
          </table:table-cell>
          <table:table-cell office:value-type="string" calcext:value-type="string">
            <text:p>garlic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granulated garlic</text:p>
          </table:table-cell>
          <table:table-cell office:value-type="float" office:value="1602464" calcext:value-type="float">
            <text:p>160246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garlic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garlic granules</text:p>
          </table:table-cell>
          <table:table-cell office:value-type="float" office:value="1606965" calcext:value-type="float">
            <text:p>160696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garlic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fresh garlic cloves</text:p>
          </table:table-cell>
          <table:table-cell office:value-type="float" office:value="1597671" calcext:value-type="float">
            <text:p>159767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garlic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minced garlic clove</text:p>
          </table:table-cell>
          <table:table-cell office:value-type="float" office:value="1598006" calcext:value-type="float">
            <text:p>1598006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garlic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roasted garlic</text:p>
          </table:table-cell>
          <table:table-cell office:value-type="float" office:value="1593770" calcext:value-type="float">
            <text:p>159377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garlic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fresh garlic</text:p>
          </table:table-cell>
          <table:table-cell office:value-type="float" office:value="1607571" calcext:value-type="float">
            <text:p>1607571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garlic</text:p>
          </table:table-cell>
          <table:table-cell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string" calcext:value-type="string">
            <text:p>garlic paste</text:p>
          </table:table-cell>
          <table:table-cell office:value-type="float" office:value="1589896" calcext:value-type="float">
            <text:p>158989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garlic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rawberry jell - o gelatin dessert</text:p>
          </table:table-cell>
          <table:table-cell office:value-type="float" office:value="1604062" calcext:value-type="float">
            <text:p>160406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gelatin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unflavored gelatin</text:p>
          </table:table-cell>
          <table:table-cell office:value-type="float" office:value="1606463" calcext:value-type="float">
            <text:p>1606463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gelatin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gelatin</text:p>
          </table:table-cell>
          <table:table-cell office:value-type="float" office:value="1569883" calcext:value-type="float">
            <text:p>156988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gelatin</text:p>
          </table:table-cell>
          <table:table-cell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string" calcext:value-type="string">
            <text:p>strawberry gelatin</text:p>
          </table:table-cell>
          <table:table-cell office:value-type="float" office:value="1601136" calcext:value-type="float">
            <text:p>160113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gelatin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inger</text:p>
          </table:table-cell>
          <table:table-cell office:value-type="float" office:value="1607589" calcext:value-type="float">
            <text:p>1607589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ginger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resh ginger</text:p>
          </table:table-cell>
          <table:table-cell office:value-type="float" office:value="1606943" calcext:value-type="float">
            <text:p>1606943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ginger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round ginger</text:p>
          </table:table-cell>
          <table:table-cell office:value-type="float" office:value="1607581" calcext:value-type="float">
            <text:p>1607581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ginger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fresh gingerroot</text:p>
          </table:table-cell>
          <table:table-cell office:value-type="float" office:value="1607145" calcext:value-type="float">
            <text:p>1607145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ginger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rystallized ginger</text:p>
          </table:table-cell>
          <table:table-cell office:value-type="float" office:value="1601981" calcext:value-type="float">
            <text:p>160198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ginger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gingerroot</text:p>
          </table:table-cell>
          <table:table-cell office:value-type="float" office:value="1605975" calcext:value-type="float">
            <text:p>1605975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ginger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minced ginger</text:p>
          </table:table-cell>
          <table:table-cell office:value-type="float" office:value="1581950" calcext:value-type="float">
            <text:p>158195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ginger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ginger powder</text:p>
          </table:table-cell>
          <table:table-cell office:value-type="float" office:value="1600358" calcext:value-type="float">
            <text:p>16003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inger</text:p>
          </table:table-cell>
          <table:table-cell/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ginger paste</text:p>
          </table:table-cell>
          <table:table-cell office:value-type="float" office:value="1602199" calcext:value-type="float">
            <text:p>160219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inger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raisins</text:p>
          </table:table-cell>
          <table:table-cell office:value-type="float" office:value="1607459" calcext:value-type="float">
            <text:p>1607459</text:p>
          </table:table-cell>
          <table:table-cell office:value-type="float" office:value="3524" calcext:value-type="float">
            <text:p>3524</text:p>
          </table:table-cell>
          <table:table-cell office:value-type="string" calcext:value-type="string">
            <text:p>grape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red seedless grapes</text:p>
          </table:table-cell>
          <table:table-cell office:value-type="float" office:value="1596277" calcext:value-type="float">
            <text:p>159627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grape</text:p>
          </table:table-cell>
          <table:table-cell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seedless grapes</text:p>
          </table:table-cell>
          <table:table-cell office:value-type="float" office:value="1600800" calcext:value-type="float">
            <text:p>160080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grape</text:p>
          </table:table-cell>
          <table:table-cell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string" calcext:value-type="string">
            <text:p>grapes</text:p>
          </table:table-cell>
          <table:table-cell office:value-type="float" office:value="1600288" calcext:value-type="float">
            <text:p>160028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rape</text:p>
          </table:table-cell>
          <table:table-cell/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string" calcext:value-type="string">
            <text:p>sultanas</text:p>
          </table:table-cell>
          <table:table-cell office:value-type="float" office:value="1599278" calcext:value-type="float">
            <text:p>15992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rape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ixed greens</text:p>
          </table:table-cell>
          <table:table-cell office:value-type="float" office:value="1595072" calcext:value-type="float">
            <text:p>159507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reens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mixed salad greens</text:p>
          </table:table-cell>
          <table:table-cell office:value-type="float" office:value="1605660" calcext:value-type="float">
            <text:p>160566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greens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ground cloves</text:p>
          </table:table-cell>
          <table:table-cell office:value-type="float" office:value="1606289" calcext:value-type="float">
            <text:p>1606289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ground cloves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uacamole</text:p>
          </table:table-cell>
          <table:table-cell office:value-type="float" office:value="1586048" calcext:value-type="float">
            <text:p>158604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guacamole</text:p>
          </table:table-cell>
          <table:table-cell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string" calcext:value-type="string">
            <text:p>hazelnuts</text:p>
          </table:table-cell>
          <table:table-cell office:value-type="float" office:value="1604626" calcext:value-type="float">
            <text:p>160462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hazelnut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mixed herbs</text:p>
          </table:table-cell>
          <table:table-cell office:value-type="float" office:value="1585931" calcext:value-type="float">
            <text:p>158593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herb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bay leaf</text:p>
          </table:table-cell>
          <table:table-cell office:value-type="float" office:value="1606399" calcext:value-type="float">
            <text:p>1606399</text:p>
          </table:table-cell>
          <table:table-cell office:value-type="float" office:value="2328" calcext:value-type="float">
            <text:p>2328</text:p>
          </table:table-cell>
          <table:table-cell office:value-type="string" calcext:value-type="string">
            <text:p>herb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herbs</text:p>
          </table:table-cell>
          <table:table-cell office:value-type="float" office:value="1604395" calcext:value-type="float">
            <text:p>160439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herb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sage</text:p>
          </table:table-cell>
          <table:table-cell office:value-type="float" office:value="1604408" calcext:value-type="float">
            <text:p>1604408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herb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dill</text:p>
          </table:table-cell>
          <table:table-cell office:value-type="float" office:value="1606890" calcext:value-type="float">
            <text:p>1606890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herb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herbes de provence</text:p>
          </table:table-cell>
          <table:table-cell office:value-type="float" office:value="1601473" calcext:value-type="float">
            <text:p>1601473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herb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lemongrass</text:p>
          </table:table-cell>
          <table:table-cell office:value-type="float" office:value="1599162" calcext:value-type="float">
            <text:p>1599162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herb</text:p>
          </table:table-cell>
          <table:table-cell/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string" calcext:value-type="string">
            <text:p>dried herbs</text:p>
          </table:table-cell>
          <table:table-cell office:value-type="float" office:value="1593987" calcext:value-type="float">
            <text:p>159398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herb</text:p>
          </table:table-cell>
          <table:table-cell/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string" calcext:value-type="string">
            <text:p>fresh herb</text:p>
          </table:table-cell>
          <table:table-cell office:value-type="float" office:value="1579069" calcext:value-type="float">
            <text:p>157906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erb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honey</text:p>
          </table:table-cell>
          <table:table-cell office:value-type="float" office:value="1607268" calcext:value-type="float">
            <text:p>1607268</text:p>
          </table:table-cell>
          <table:table-cell office:value-type="float" office:value="7414" calcext:value-type="float">
            <text:p>7414</text:p>
          </table:table-cell>
          <table:table-cell office:value-type="string" calcext:value-type="string">
            <text:p>honey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liquid honey</text:p>
          </table:table-cell>
          <table:table-cell office:value-type="float" office:value="1599976" calcext:value-type="float">
            <text:p>159997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honey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repared horseradish</text:p>
          </table:table-cell>
          <table:table-cell office:value-type="float" office:value="1606249" calcext:value-type="float">
            <text:p>1606249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horseradish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horseradish</text:p>
          </table:table-cell>
          <table:table-cell office:value-type="float" office:value="1604993" calcext:value-type="float">
            <text:p>1604993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horseradish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vanilla ice cream</text:p>
          </table:table-cell>
          <table:table-cell office:value-type="float" office:value="1605042" calcext:value-type="float">
            <text:p>1605042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icecream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caramel ice cream topping</text:p>
          </table:table-cell>
          <table:table-cell office:value-type="float" office:value="1585741" calcext:value-type="float">
            <text:p>158574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icecream</text:p>
          </table:table-cell>
          <table:table-cell/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string" calcext:value-type="string">
            <text:p>ice cream</text:p>
          </table:table-cell>
          <table:table-cell office:value-type="float" office:value="1606369" calcext:value-type="float">
            <text:p>160636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icecream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jam</text:p>
          </table:table-cell>
          <table:table-cell office:value-type="float" office:value="1601508" calcext:value-type="float">
            <text:p>160150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jam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raspberry jam</text:p>
          </table:table-cell>
          <table:table-cell office:value-type="float" office:value="1593116" calcext:value-type="float">
            <text:p>159311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jam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strawberry jam</text:p>
          </table:table-cell>
          <table:table-cell office:value-type="float" office:value="1597897" calcext:value-type="float">
            <text:p>159789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jam</text:p>
          </table:table-cell>
          <table:table-cell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string" calcext:value-type="string">
            <text:p>apricot jam</text:p>
          </table:table-cell>
          <table:table-cell office:value-type="float" office:value="1590268" calcext:value-type="float">
            <text:p>1590268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jam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emon juice</text:p>
          </table:table-cell>
          <table:table-cell office:value-type="float" office:value="1607402" calcext:value-type="float">
            <text:p>1607402</text:p>
          </table:table-cell>
          <table:table-cell office:value-type="float" office:value="11185" calcext:value-type="float">
            <text:p>11185</text:p>
          </table:table-cell>
          <table:table-cell office:value-type="string" calcext:value-type="string">
            <text:p>juice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orange , juice of</text:p>
          </table:table-cell>
          <table:table-cell office:value-type="float" office:value="1606002" calcext:value-type="float">
            <text:p>160600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juice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pineapple juice</text:p>
          </table:table-cell>
          <table:table-cell office:value-type="float" office:value="1605606" calcext:value-type="float">
            <text:p>1605606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juice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lime juice</text:p>
          </table:table-cell>
          <table:table-cell office:value-type="float" office:value="1607269" calcext:value-type="float">
            <text:p>1607269</text:p>
          </table:table-cell>
          <table:table-cell office:value-type="float" office:value="2817" calcext:value-type="float">
            <text:p>2817</text:p>
          </table:table-cell>
          <table:table-cell office:value-type="string" calcext:value-type="string">
            <text:p>juice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fresh lemon juice</text:p>
          </table:table-cell>
          <table:table-cell office:value-type="float" office:value="1607511" calcext:value-type="float">
            <text:p>1607511</text:p>
          </table:table-cell>
          <table:table-cell office:value-type="float" office:value="4061" calcext:value-type="float">
            <text:p>4061</text:p>
          </table:table-cell>
          <table:table-cell office:value-type="string" calcext:value-type="string">
            <text:p>juice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orange juice</text:p>
          </table:table-cell>
          <table:table-cell office:value-type="float" office:value="1607462" calcext:value-type="float">
            <text:p>1607462</text:p>
          </table:table-cell>
          <table:table-cell office:value-type="float" office:value="3521" calcext:value-type="float">
            <text:p>3521</text:p>
          </table:table-cell>
          <table:table-cell office:value-type="string" calcext:value-type="string">
            <text:p>juice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fresh lime juice</text:p>
          </table:table-cell>
          <table:table-cell office:value-type="float" office:value="1605877" calcext:value-type="float">
            <text:p>1605877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juice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lemon , juice of</text:p>
          </table:table-cell>
          <table:table-cell office:value-type="float" office:value="1606947" calcext:value-type="float">
            <text:p>1606947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juice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diced tomatoes with juice</text:p>
          </table:table-cell>
          <table:table-cell office:value-type="float" office:value="1600302" calcext:value-type="float">
            <text:p>160030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juice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orange juice concentrate</text:p>
          </table:table-cell>
          <table:table-cell office:value-type="float" office:value="1603215" calcext:value-type="float">
            <text:p>1603215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juice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apple juice</text:p>
          </table:table-cell>
          <table:table-cell office:value-type="float" office:value="1605076" calcext:value-type="float">
            <text:p>1605076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juice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lemon , juice and zest of</text:p>
          </table:table-cell>
          <table:table-cell office:value-type="float" office:value="1594246" calcext:value-type="float">
            <text:p>1594246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juice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key lime juice</text:p>
          </table:table-cell>
          <table:table-cell office:value-type="float" office:value="1601671" calcext:value-type="float">
            <text:p>160167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juice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lime , juice of</text:p>
          </table:table-cell>
          <table:table-cell office:value-type="float" office:value="1605645" calcext:value-type="float">
            <text:p>1605645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juice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fresh orange juice</text:p>
          </table:table-cell>
          <table:table-cell office:value-type="float" office:value="1599287" calcext:value-type="float">
            <text:p>1599287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juice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tomato juice</text:p>
          </table:table-cell>
          <table:table-cell office:value-type="float" office:value="1607237" calcext:value-type="float">
            <text:p>1607237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juice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clam juice</text:p>
          </table:table-cell>
          <table:table-cell office:value-type="float" office:value="1605105" calcext:value-type="float">
            <text:p>160510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juice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unsweetened pineapple juice</text:p>
          </table:table-cell>
          <table:table-cell office:value-type="float" office:value="1577482" calcext:value-type="float">
            <text:p>157748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juice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apple cider</text:p>
          </table:table-cell>
          <table:table-cell office:value-type="float" office:value="1606737" calcext:value-type="float">
            <text:p>1606737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juice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agave nectar</text:p>
          </table:table-cell>
          <table:table-cell office:value-type="float" office:value="1601401" calcext:value-type="float">
            <text:p>160140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juice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cranberry juice</text:p>
          </table:table-cell>
          <table:table-cell office:value-type="float" office:value="1606604" calcext:value-type="float">
            <text:p>1606604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juice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lemons , juice of</text:p>
          </table:table-cell>
          <table:table-cell office:value-type="float" office:value="1607437" calcext:value-type="float">
            <text:p>1607437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juice</text:p>
          </table:table-cell>
          <table:table-cell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limes , juice of</text:p>
          </table:table-cell>
          <table:table-cell office:value-type="float" office:value="1606500" calcext:value-type="float">
            <text:p>160650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juice</text:p>
          </table:table-cell>
          <table:table-cell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frozen orange juice concentrate</text:p>
          </table:table-cell>
          <table:table-cell office:value-type="float" office:value="1594636" calcext:value-type="float">
            <text:p>1594636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juice</text:p>
          </table:table-cell>
          <table:table-cell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string" calcext:value-type="string">
            <text:p>grapefruit juice</text:p>
          </table:table-cell>
          <table:table-cell office:value-type="float" office:value="1586396" calcext:value-type="float">
            <text:p>158639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juice</text:p>
          </table:table-cell>
          <table:table-cell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string" calcext:value-type="string">
            <text:p>pomegranate juice</text:p>
          </table:table-cell>
          <table:table-cell office:value-type="float" office:value="1604615" calcext:value-type="float">
            <text:p>160461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juice</text:p>
          </table:table-cell>
          <table:table-cell/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string" calcext:value-type="string">
            <text:p>tomatoes with juice</text:p>
          </table:table-cell>
          <table:table-cell office:value-type="float" office:value="1604056" calcext:value-type="float">
            <text:p>160405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juice</text:p>
          </table:table-cell>
          <table:table-cell/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string" calcext:value-type="string">
            <text:p>apricot nectar</text:p>
          </table:table-cell>
          <table:table-cell office:value-type="float" office:value="1601417" calcext:value-type="float">
            <text:p>160141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juice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kahlua</text:p>
          </table:table-cell>
          <table:table-cell office:value-type="float" office:value="1605110" calcext:value-type="float">
            <text:p>160511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kahlua</text:p>
          </table:table-cell>
          <table:table-cell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kale</text:p>
          </table:table-cell>
          <table:table-cell office:value-type="float" office:value="1597793" calcext:value-type="float">
            <text:p>1597793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kale</text:p>
          </table:table-cell>
          <table:table-cell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toasted sesame seeds</text:p>
          </table:table-cell>
          <table:table-cell office:value-type="float" office:value="1605340" calcext:value-type="float">
            <text:p>1605340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kale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kiwi</text:p>
          </table:table-cell>
          <table:table-cell office:value-type="float" office:value="1593777" calcext:value-type="float">
            <text:p>159377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kiwi</text:p>
          </table:table-cell>
          <table:table-cell/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string" calcext:value-type="string">
            <text:p>kiwi fruits</text:p>
          </table:table-cell>
          <table:table-cell office:value-type="float" office:value="1601979" calcext:value-type="float">
            <text:p>160197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kiwi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ground lamb</text:p>
          </table:table-cell>
          <table:table-cell office:value-type="float" office:value="1605537" calcext:value-type="float">
            <text:p>1605537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amb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lamb</text:p>
          </table:table-cell>
          <table:table-cell office:value-type="float" office:value="1602371" calcext:value-type="float">
            <text:p>160237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amb</text:p>
          </table:table-cell>
          <table:table-cell/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string" calcext:value-type="string">
            <text:p>leg of lamb</text:p>
          </table:table-cell>
          <table:table-cell office:value-type="float" office:value="1550217" calcext:value-type="float">
            <text:p>155021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amb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leeks</text:p>
          </table:table-cell>
          <table:table-cell office:value-type="float" office:value="1607517" calcext:value-type="float">
            <text:p>1607517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leek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leek</text:p>
          </table:table-cell>
          <table:table-cell office:value-type="float" office:value="1605795" calcext:value-type="float">
            <text:p>1605795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leek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lemon wedge</text:p>
          </table:table-cell>
          <table:table-cell office:value-type="float" office:value="1607032" calcext:value-type="float">
            <text:p>1607032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lemon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lemon slices</text:p>
          </table:table-cell>
          <table:table-cell office:value-type="float" office:value="1596279" calcext:value-type="float">
            <text:p>159627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emon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lemon</text:p>
          </table:table-cell>
          <table:table-cell office:value-type="float" office:value="1605653" calcext:value-type="float">
            <text:p>1605653</text:p>
          </table:table-cell>
          <table:table-cell office:value-type="float" office:value="2152" calcext:value-type="float">
            <text:p>2152</text:p>
          </table:table-cell>
          <table:table-cell office:value-type="string" calcext:value-type="string">
            <text:p>lemon</text:p>
          </table:table-cell>
          <table:table-cell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frozen lemonade concentrate</text:p>
          </table:table-cell>
          <table:table-cell office:value-type="float" office:value="1604327" calcext:value-type="float">
            <text:p>160432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lemon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lemon slice</text:p>
          </table:table-cell>
          <table:table-cell office:value-type="float" office:value="1600810" calcext:value-type="float">
            <text:p>160081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lemon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lemons</text:p>
          </table:table-cell>
          <table:table-cell office:value-type="float" office:value="1606275" calcext:value-type="float">
            <text:p>1606275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lemon</text:p>
          </table:table-cell>
          <table:table-cell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string" calcext:value-type="string">
            <text:p>lemon wedges</text:p>
          </table:table-cell>
          <table:table-cell office:value-type="float" office:value="1578755" calcext:value-type="float">
            <text:p>157875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emon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ried lentils</text:p>
          </table:table-cell>
          <table:table-cell office:value-type="float" office:value="1603206" calcext:value-type="float">
            <text:p>160320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entil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lentils</text:p>
          </table:table-cell>
          <table:table-cell office:value-type="float" office:value="1606554" calcext:value-type="float">
            <text:p>160655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lentil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red lentil</text:p>
          </table:table-cell>
          <table:table-cell office:value-type="float" office:value="1605554" calcext:value-type="float">
            <text:p>160555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lentil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red lentils</text:p>
          </table:table-cell>
          <table:table-cell office:value-type="float" office:value="1607153" calcext:value-type="float">
            <text:p>160715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entil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romaine lettuce</text:p>
          </table:table-cell>
          <table:table-cell office:value-type="float" office:value="1606697" calcext:value-type="float">
            <text:p>1606697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lettuce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iceberg lettuce</text:p>
          </table:table-cell>
          <table:table-cell office:value-type="float" office:value="1605415" calcext:value-type="float">
            <text:p>1605415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lettuce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lettuce</text:p>
          </table:table-cell>
          <table:table-cell office:value-type="float" office:value="1607106" calcext:value-type="float">
            <text:p>1607106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lettuce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lettuce leaves</text:p>
          </table:table-cell>
          <table:table-cell office:value-type="float" office:value="1605515" calcext:value-type="float">
            <text:p>1605515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lettuce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lettuce leaf</text:p>
          </table:table-cell>
          <table:table-cell office:value-type="float" office:value="1604526" calcext:value-type="float">
            <text:p>1604526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lettuce</text:p>
          </table:table-cell>
          <table:table-cell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string" calcext:value-type="string">
            <text:p>red leaf lettuce</text:p>
          </table:table-cell>
          <table:table-cell office:value-type="float" office:value="1603187" calcext:value-type="float">
            <text:p>160318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ettuce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imes</text:p>
          </table:table-cell>
          <table:table-cell office:value-type="float" office:value="1605927" calcext:value-type="float">
            <text:p>1605927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lime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lime wedge</text:p>
          </table:table-cell>
          <table:table-cell office:value-type="float" office:value="1606859" calcext:value-type="float">
            <text:p>1606859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lime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lime slice</text:p>
          </table:table-cell>
          <table:table-cell office:value-type="float" office:value="1569504" calcext:value-type="float">
            <text:p>156950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ime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kaffir lime leaves</text:p>
          </table:table-cell>
          <table:table-cell office:value-type="float" office:value="1565154" calcext:value-type="float">
            <text:p>156515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ime</text:p>
          </table:table-cell>
          <table:table-cell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frozen limeade concentrate</text:p>
          </table:table-cell>
          <table:table-cell office:value-type="float" office:value="1589021" calcext:value-type="float">
            <text:p>158902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lime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lime</text:p>
          </table:table-cell>
          <table:table-cell office:value-type="float" office:value="1607058" calcext:value-type="float">
            <text:p>1607058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llime</text:p>
          </table:table-cell>
          <table:table-cell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string" calcext:value-type="string">
            <text:p>macadamia nuts</text:p>
          </table:table-cell>
          <table:table-cell office:value-type="float" office:value="1595125" calcext:value-type="float">
            <text:p>1595125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macadamia nut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mangoes</text:p>
          </table:table-cell>
          <table:table-cell office:value-type="float" office:value="1603546" calcext:value-type="float">
            <text:p>1603546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mango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mango</text:p>
          </table:table-cell>
          <table:table-cell office:value-type="float" office:value="1603087" calcext:value-type="float">
            <text:p>1603087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mango</text:p>
          </table:table-cell>
          <table:table-cell/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string" calcext:value-type="string">
            <text:p>mango chutney</text:p>
          </table:table-cell>
          <table:table-cell office:value-type="float" office:value="1598982" calcext:value-type="float">
            <text:p>1598982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mango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margarine</text:p>
          </table:table-cell>
          <table:table-cell office:value-type="float" office:value="1606161" calcext:value-type="float">
            <text:p>1606161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margarine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vegetable shortening</text:p>
          </table:table-cell>
          <table:table-cell office:value-type="float" office:value="1607282" calcext:value-type="float">
            <text:p>1607282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margarine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dried marjoram</text:p>
          </table:table-cell>
          <table:table-cell office:value-type="float" office:value="1602943" calcext:value-type="float">
            <text:p>1602943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arjoram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marjoram</text:p>
          </table:table-cell>
          <table:table-cell office:value-type="float" office:value="1606455" calcext:value-type="float">
            <text:p>1606455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arjoram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miniature marshmallows</text:p>
          </table:table-cell>
          <table:table-cell office:value-type="float" office:value="1606277" calcext:value-type="float">
            <text:p>1606277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marshmallow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marshmallows</text:p>
          </table:table-cell>
          <table:table-cell office:value-type="float" office:value="1600260" calcext:value-type="float">
            <text:p>160026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marshmallow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marshmallow cream</text:p>
          </table:table-cell>
          <table:table-cell office:value-type="float" office:value="1595737" calcext:value-type="float">
            <text:p>159573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arshmallow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miniature marshmallow</text:p>
          </table:table-cell>
          <table:table-cell office:value-type="float" office:value="1604603" calcext:value-type="float">
            <text:p>160460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arshmallow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ini marshmallows</text:p>
          </table:table-cell>
          <table:table-cell office:value-type="float" office:value="1597322" calcext:value-type="float">
            <text:p>159732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marshmallow</text:p>
          </table:table-cell>
          <table:table-cell/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string" calcext:value-type="string">
            <text:p>marshmallow creme</text:p>
          </table:table-cell>
          <table:table-cell office:value-type="float" office:value="1607429" calcext:value-type="float">
            <text:p>160742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marshmallow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meat</text:p>
          </table:table-cell>
          <table:table-cell office:value-type="float" office:value="1592027" calcext:value-type="float">
            <text:p>159202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meat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salami</text:p>
          </table:table-cell>
          <table:table-cell office:value-type="float" office:value="1607016" calcext:value-type="float">
            <text:p>16070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eat</text:p>
          </table:table-cell>
          <table:table-cell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string" calcext:value-type="string">
            <text:p>meatballs</text:p>
          </table:table-cell>
          <table:table-cell office:value-type="float" office:value="1599954" calcext:value-type="float">
            <text:p>159995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meat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watermelon</text:p>
          </table:table-cell>
          <table:table-cell office:value-type="float" office:value="1603821" calcext:value-type="float">
            <text:p>160382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elon</text:p>
          </table:table-cell>
          <table:table-cell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cantaloupe</text:p>
          </table:table-cell>
          <table:table-cell office:value-type="float" office:value="1607084" calcext:value-type="float">
            <text:p>160708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elon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wheat germ</text:p>
          </table:table-cell>
          <table:table-cell office:value-type="float" office:value="1607061" calcext:value-type="float">
            <text:p>1607061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microgreen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bamboo shoots</text:p>
          </table:table-cell>
          <table:table-cell office:value-type="float" office:value="1586478" calcext:value-type="float">
            <text:p>15864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icrogreen</text:p>
          </table:table-cell>
          <table:table-cell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alfalfa sprout</text:p>
          </table:table-cell>
          <table:table-cell office:value-type="float" office:value="1601217" calcext:value-type="float">
            <text:p>160121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icrogree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weetened condensed milk</text:p>
          </table:table-cell>
          <table:table-cell office:value-type="float" office:value="1606016" calcext:value-type="float">
            <text:p>1606016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milk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oymilk</text:p>
          </table:table-cell>
          <table:table-cell office:value-type="float" office:value="1601398" calcext:value-type="float">
            <text:p>1601398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milk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owdered milk</text:p>
          </table:table-cell>
          <table:table-cell office:value-type="float" office:value="1605452" calcext:value-type="float">
            <text:p>160545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milk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ilk</text:p>
          </table:table-cell>
          <table:table-cell office:value-type="float" office:value="1607550" calcext:value-type="float">
            <text:p>1607550</text:p>
          </table:table-cell>
          <table:table-cell office:value-type="float" office:value="20035" calcext:value-type="float">
            <text:p>20035</text:p>
          </table:table-cell>
          <table:table-cell office:value-type="string" calcext:value-type="string">
            <text:p>milk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whole milk</text:p>
          </table:table-cell>
          <table:table-cell office:value-type="float" office:value="1607173" calcext:value-type="float">
            <text:p>1607173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milk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nonfat milk</text:p>
          </table:table-cell>
          <table:table-cell office:value-type="float" office:value="1601060" calcext:value-type="float">
            <text:p>1601060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milk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low - fat milk</text:p>
          </table:table-cell>
          <table:table-cell office:value-type="float" office:value="1599640" calcext:value-type="float">
            <text:p>1599640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milk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fat - free evaporated milk</text:p>
          </table:table-cell>
          <table:table-cell office:value-type="float" office:value="1603463" calcext:value-type="float">
            <text:p>160346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ilk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kim milk</text:p>
          </table:table-cell>
          <table:table-cell office:value-type="float" office:value="1606373" calcext:value-type="float">
            <text:p>1606373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milk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unsweetened coconut milk</text:p>
          </table:table-cell>
          <table:table-cell office:value-type="float" office:value="1596552" calcext:value-type="float">
            <text:p>159655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milk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coconut milk</text:p>
          </table:table-cell>
          <table:table-cell office:value-type="float" office:value="1607391" calcext:value-type="float">
            <text:p>1607391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milk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nonfat dry milk powder</text:p>
          </table:table-cell>
          <table:table-cell office:value-type="float" office:value="1604841" calcext:value-type="float">
            <text:p>160484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milk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evaporated milk</text:p>
          </table:table-cell>
          <table:table-cell office:value-type="float" office:value="1607436" calcext:value-type="float">
            <text:p>1607436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milk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condensed milk</text:p>
          </table:table-cell>
          <table:table-cell office:value-type="float" office:value="1584434" calcext:value-type="float">
            <text:p>158443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milk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evaporated skim milk</text:p>
          </table:table-cell>
          <table:table-cell office:value-type="float" office:value="1606804" calcext:value-type="float">
            <text:p>160680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milk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dry milk</text:p>
          </table:table-cell>
          <table:table-cell office:value-type="float" office:value="1603368" calcext:value-type="float">
            <text:p>160336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ilk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1 % low - fat milk</text:p>
          </table:table-cell>
          <table:table-cell office:value-type="float" office:value="1605594" calcext:value-type="float">
            <text:p>1605594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milk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light coconut milk</text:p>
          </table:table-cell>
          <table:table-cell office:value-type="float" office:value="1603683" calcext:value-type="float">
            <text:p>1603683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ilk</text:p>
          </table:table-cell>
          <table:table-cell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2 % low - fat milk</text:p>
          </table:table-cell>
          <table:table-cell office:value-type="float" office:value="1602915" calcext:value-type="float">
            <text:p>1602915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milk</text:p>
          </table:table-cell>
          <table:table-cell/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string" calcext:value-type="string">
            <text:p>sour milk</text:p>
          </table:table-cell>
          <table:table-cell office:value-type="float" office:value="1606898" calcext:value-type="float">
            <text:p>160689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lk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of fresh mint</text:p>
          </table:table-cell>
          <table:table-cell office:value-type="float" office:value="1603037" calcext:value-type="float">
            <text:p>1603037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mint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mint leaves</text:p>
          </table:table-cell>
          <table:table-cell office:value-type="float" office:value="1605579" calcext:value-type="float">
            <text:p>1605579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int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mint</text:p>
          </table:table-cell>
          <table:table-cell office:value-type="float" office:value="1605393" calcext:value-type="float">
            <text:p>1605393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int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fresh mint leaves</text:p>
          </table:table-cell>
          <table:table-cell office:value-type="float" office:value="1606753" calcext:value-type="float">
            <text:p>1606753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mint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mint sprig</text:p>
          </table:table-cell>
          <table:table-cell office:value-type="float" office:value="1606754" calcext:value-type="float">
            <text:p>1606754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int</text:p>
          </table:table-cell>
          <table:table-cell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dried mint</text:p>
          </table:table-cell>
          <table:table-cell office:value-type="float" office:value="1601128" calcext:value-type="float">
            <text:p>160112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mint</text:p>
          </table:table-cell>
          <table:table-cell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string" calcext:value-type="string">
            <text:p>mint leaf</text:p>
          </table:table-cell>
          <table:table-cell office:value-type="float" office:value="1605641" calcext:value-type="float">
            <text:p>160564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mint</text:p>
          </table:table-cell>
          <table:table-cell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dark molasses</text:p>
          </table:table-cell>
          <table:table-cell office:value-type="float" office:value="1590418" calcext:value-type="float">
            <text:p>159041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olasses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english muffins</text:p>
          </table:table-cell>
          <table:table-cell office:value-type="float" office:value="1605360" calcext:value-type="float">
            <text:p>160536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uffin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liced mushrooms</text:p>
          </table:table-cell>
          <table:table-cell office:value-type="float" office:value="1606921" calcext:value-type="float">
            <text:p>1606921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mushroom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utton mushrooms</text:p>
          </table:table-cell>
          <table:table-cell office:value-type="float" office:value="1601518" calcext:value-type="float">
            <text:p>1601518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mushroom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hiitake mushrooms</text:p>
          </table:table-cell>
          <table:table-cell office:value-type="float" office:value="1601436" calcext:value-type="float">
            <text:p>160143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ushroom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mushroom</text:p>
          </table:table-cell>
          <table:table-cell office:value-type="float" office:value="1606492" calcext:value-type="float">
            <text:p>1606492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mushroom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mushrooms</text:p>
          </table:table-cell>
          <table:table-cell office:value-type="float" office:value="1607472" calcext:value-type="float">
            <text:p>1607472</text:p>
          </table:table-cell>
          <table:table-cell office:value-type="float" office:value="2176" calcext:value-type="float">
            <text:p>2176</text:p>
          </table:table-cell>
          <table:table-cell office:value-type="string" calcext:value-type="string">
            <text:p>mushroom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fresh mushrooms</text:p>
          </table:table-cell>
          <table:table-cell office:value-type="float" office:value="1607375" calcext:value-type="float">
            <text:p>1607375</text:p>
          </table:table-cell>
          <table:table-cell office:value-type="float" office:value="1734" calcext:value-type="float">
            <text:p>1734</text:p>
          </table:table-cell>
          <table:table-cell office:value-type="string" calcext:value-type="string">
            <text:p>mushroom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portabella mushroom</text:p>
          </table:table-cell>
          <table:table-cell office:value-type="float" office:value="1571579" calcext:value-type="float">
            <text:p>157157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ushroom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portabella mushrooms</text:p>
          </table:table-cell>
          <table:table-cell office:value-type="float" office:value="1605568" calcext:value-type="float">
            <text:p>1605568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mushroom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mushroom stems and pieces</text:p>
          </table:table-cell>
          <table:table-cell office:value-type="float" office:value="1577953" calcext:value-type="float">
            <text:p>157795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mushroom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mixed mushrooms</text:p>
          </table:table-cell>
          <table:table-cell office:value-type="float" office:value="1584932" calcext:value-type="float">
            <text:p>158493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ushroom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button mushroom</text:p>
          </table:table-cell>
          <table:table-cell office:value-type="float" office:value="1602343" calcext:value-type="float">
            <text:p>160234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mushroom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white mushrooms</text:p>
          </table:table-cell>
          <table:table-cell office:value-type="float" office:value="1592817" calcext:value-type="float">
            <text:p>159281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ushroom</text:p>
          </table:table-cell>
          <table:table-cell/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string" calcext:value-type="string">
            <text:p>cremini mushrooms</text:p>
          </table:table-cell>
          <table:table-cell office:value-type="float" office:value="1602323" calcext:value-type="float">
            <text:p>160232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ushroom</text:p>
          </table:table-cell>
          <table:table-cell/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string" calcext:value-type="string">
            <text:p>white button mushrooms</text:p>
          </table:table-cell>
          <table:table-cell office:value-type="float" office:value="1581507" calcext:value-type="float">
            <text:p>15815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ushroom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mussels</text:p>
          </table:table-cell>
          <table:table-cell office:value-type="float" office:value="1590982" calcext:value-type="float">
            <text:p>159098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ussel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stard powder</text:p>
          </table:table-cell>
          <table:table-cell office:value-type="float" office:value="1603104" calcext:value-type="float">
            <text:p>1603104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mustard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repared mustard</text:p>
          </table:table-cell>
          <table:table-cell office:value-type="float" office:value="1607505" calcext:value-type="float">
            <text:p>1607505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mustard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dijon mustard</text:p>
          </table:table-cell>
          <table:table-cell office:value-type="float" office:value="1606885" calcext:value-type="float">
            <text:p>1606885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mustard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yellow mustard</text:p>
          </table:table-cell>
          <table:table-cell office:value-type="float" office:value="1604518" calcext:value-type="float">
            <text:p>1604518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mustard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ground mustard</text:p>
          </table:table-cell>
          <table:table-cell office:value-type="float" office:value="1594107" calcext:value-type="float">
            <text:p>1594107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mustard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dry mustard</text:p>
          </table:table-cell>
          <table:table-cell office:value-type="float" office:value="1606286" calcext:value-type="float">
            <text:p>1606286</text:p>
          </table:table-cell>
          <table:table-cell office:value-type="float" office:value="2317" calcext:value-type="float">
            <text:p>2317</text:p>
          </table:table-cell>
          <table:table-cell office:value-type="string" calcext:value-type="string">
            <text:p>mustard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mustard</text:p>
          </table:table-cell>
          <table:table-cell office:value-type="float" office:value="1604529" calcext:value-type="float">
            <text:p>1604529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mustard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dijon - style mustard</text:p>
          </table:table-cell>
          <table:table-cell office:value-type="float" office:value="1604258" calcext:value-type="float">
            <text:p>160425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ustard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whole grain mustard</text:p>
          </table:table-cell>
          <table:table-cell office:value-type="float" office:value="1597618" calcext:value-type="float">
            <text:p>159761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ustard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honey mustard</text:p>
          </table:table-cell>
          <table:table-cell office:value-type="float" office:value="1600056" calcext:value-type="float">
            <text:p>160005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ustard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coarse grain mustard</text:p>
          </table:table-cell>
          <table:table-cell office:value-type="float" office:value="1598629" calcext:value-type="float">
            <text:p>1598629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mustard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spicy brown mustard</text:p>
          </table:table-cell>
          <table:table-cell office:value-type="float" office:value="1599776" calcext:value-type="float">
            <text:p>1599776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ustard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prepared yellow mustard</text:p>
          </table:table-cell>
          <table:table-cell office:value-type="float" office:value="1582661" calcext:value-type="float">
            <text:p>158266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ustard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grainy mustard</text:p>
          </table:table-cell>
          <table:table-cell office:value-type="float" office:value="1596157" calcext:value-type="float">
            <text:p>159615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ustard</text:p>
          </table:table-cell>
          <table:table-cell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string" calcext:value-type="string">
            <text:p>mixed nuts</text:p>
          </table:table-cell>
          <table:table-cell office:value-type="float" office:value="1599534" calcext:value-type="float">
            <text:p>159953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ut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utmeg</text:p>
          </table:table-cell>
          <table:table-cell office:value-type="float" office:value="1607447" calcext:value-type="float">
            <text:p>1607447</text:p>
          </table:table-cell>
          <table:table-cell office:value-type="float" office:value="4766" calcext:value-type="float">
            <text:p>4766</text:p>
          </table:table-cell>
          <table:table-cell office:value-type="string" calcext:value-type="string">
            <text:p>nutmeg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ground nutmeg</text:p>
          </table:table-cell>
          <table:table-cell office:value-type="float" office:value="1606291" calcext:value-type="float">
            <text:p>1606291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nutmeg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nuts</text:p>
          </table:table-cell>
          <table:table-cell office:value-type="float" office:value="1606678" calcext:value-type="float">
            <text:p>1606678</text:p>
          </table:table-cell>
          <table:table-cell office:value-type="float" office:value="2066" calcext:value-type="float">
            <text:p>2066</text:p>
          </table:table-cell>
          <table:table-cell office:value-type="string" calcext:value-type="string">
            <text:p>nut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ats</text:p>
          </table:table-cell>
          <table:table-cell office:value-type="float" office:value="1605946" calcext:value-type="float">
            <text:p>1605946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oat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oatmeal</text:p>
          </table:table-cell>
          <table:table-cell office:value-type="float" office:value="1606763" calcext:value-type="float">
            <text:p>1606763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oat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rolled oats</text:p>
          </table:table-cell>
          <table:table-cell office:value-type="float" office:value="1607059" calcext:value-type="float">
            <text:p>1607059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oat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quick - cooking rolled oats</text:p>
          </table:table-cell>
          <table:table-cell office:value-type="float" office:value="1604513" calcext:value-type="float">
            <text:p>1604513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oat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quick - cooking oats</text:p>
          </table:table-cell>
          <table:table-cell office:value-type="float" office:value="1603718" calcext:value-type="float">
            <text:p>1603718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oat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quick oats</text:p>
          </table:table-cell>
          <table:table-cell office:value-type="float" office:value="1598756" calcext:value-type="float">
            <text:p>1598756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oat</text:p>
          </table:table-cell>
          <table:table-cell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old fashioned oats</text:p>
          </table:table-cell>
          <table:table-cell office:value-type="float" office:value="1605063" calcext:value-type="float">
            <text:p>1605063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oat</text:p>
          </table:table-cell>
          <table:table-cell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string" calcext:value-type="string">
            <text:p>quick - cooking oatmeal</text:p>
          </table:table-cell>
          <table:table-cell office:value-type="float" office:value="1600047" calcext:value-type="float">
            <text:p>160004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oat</text:p>
          </table:table-cell>
          <table:table-cell/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string" calcext:value-type="string">
            <text:p>oat bran</text:p>
          </table:table-cell>
          <table:table-cell office:value-type="float" office:value="1599681" calcext:value-type="float">
            <text:p>1599681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oat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il</text:p>
          </table:table-cell>
          <table:table-cell office:value-type="float" office:value="1607216" calcext:value-type="float">
            <text:p>1607216</text:p>
          </table:table-cell>
          <table:table-cell office:value-type="float" office:value="7927" calcext:value-type="float">
            <text:p>7927</text:p>
          </table:table-cell>
          <table:table-cell office:value-type="string" calcext:value-type="string">
            <text:p>oil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esame oil</text:p>
          </table:table-cell>
          <table:table-cell office:value-type="float" office:value="1605969" calcext:value-type="float">
            <text:p>1605969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oil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olive oil</text:p>
          </table:table-cell>
          <table:table-cell office:value-type="float" office:value="1607518" calcext:value-type="float">
            <text:p>1607518</text:p>
          </table:table-cell>
          <table:table-cell office:value-type="float" office:value="25598" calcext:value-type="float">
            <text:p>25598</text:p>
          </table:table-cell>
          <table:table-cell office:value-type="string" calcext:value-type="string">
            <text:p>oil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vegetable oil</text:p>
          </table:table-cell>
          <table:table-cell office:value-type="float" office:value="1607315" calcext:value-type="float">
            <text:p>1607315</text:p>
          </table:table-cell>
          <table:table-cell office:value-type="float" office:value="10593" calcext:value-type="float">
            <text:p>10593</text:p>
          </table:table-cell>
          <table:table-cell office:value-type="string" calcext:value-type="string">
            <text:p>oil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anola oil</text:p>
          </table:table-cell>
          <table:table-cell office:value-type="float" office:value="1607439" calcext:value-type="float">
            <text:p>1607439</text:p>
          </table:table-cell>
          <table:table-cell office:value-type="float" office:value="3284" calcext:value-type="float">
            <text:p>3284</text:p>
          </table:table-cell>
          <table:table-cell office:value-type="string" calcext:value-type="string">
            <text:p>oil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extra virgin olive oil</text:p>
          </table:table-cell>
          <table:table-cell office:value-type="float" office:value="1607290" calcext:value-type="float">
            <text:p>1607290</text:p>
          </table:table-cell>
          <table:table-cell office:value-type="float" office:value="5650" calcext:value-type="float">
            <text:p>5650</text:p>
          </table:table-cell>
          <table:table-cell office:value-type="string" calcext:value-type="string">
            <text:p>oil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peanut oil</text:p>
          </table:table-cell>
          <table:table-cell office:value-type="float" office:value="1605704" calcext:value-type="float">
            <text:p>1605704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oil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ooking oil</text:p>
          </table:table-cell>
          <table:table-cell office:value-type="float" office:value="1606668" calcext:value-type="float">
            <text:p>1606668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oil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hard - boiled eggs</text:p>
          </table:table-cell>
          <table:table-cell office:value-type="float" office:value="1604048" calcext:value-type="float">
            <text:p>1604048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oil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toasted sesame oil</text:p>
          </table:table-cell>
          <table:table-cell office:value-type="float" office:value="1605182" calcext:value-type="float">
            <text:p>160518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oil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walnut oil</text:p>
          </table:table-cell>
          <table:table-cell office:value-type="float" office:value="1599803" calcext:value-type="float">
            <text:p>159980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oil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grapeseed oil</text:p>
          </table:table-cell>
          <table:table-cell office:value-type="float" office:value="1574692" calcext:value-type="float">
            <text:p>157469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oil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dark sesame oil</text:p>
          </table:table-cell>
          <table:table-cell office:value-type="float" office:value="1606379" calcext:value-type="float">
            <text:p>1606379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oil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salad oil</text:p>
          </table:table-cell>
          <table:table-cell office:value-type="float" office:value="1593138" calcext:value-type="float">
            <text:p>1593138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oil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coconut oil</text:p>
          </table:table-cell>
          <table:table-cell office:value-type="float" office:value="1599679" calcext:value-type="float">
            <text:p>159967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oil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crisco</text:p>
          </table:table-cell>
          <table:table-cell office:value-type="float" office:value="1599756" calcext:value-type="float">
            <text:p>159975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oil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corn oil</text:p>
          </table:table-cell>
          <table:table-cell office:value-type="float" office:value="1603796" calcext:value-type="float">
            <text:p>1603796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oil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chili oil</text:p>
          </table:table-cell>
          <table:table-cell office:value-type="float" office:value="1599249" calcext:value-type="float">
            <text:p>159924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oil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virgin olive oil</text:p>
          </table:table-cell>
          <table:table-cell office:value-type="float" office:value="1602048" calcext:value-type="float">
            <text:p>16020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oil</text:p>
          </table:table-cell>
          <table:table-cell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crisco shortening</text:p>
          </table:table-cell>
          <table:table-cell office:value-type="float" office:value="1597958" calcext:value-type="float">
            <text:p>159795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oil</text:p>
          </table:table-cell>
          <table:table-cell/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string" calcext:value-type="string">
            <text:p>sunflower oil</text:p>
          </table:table-cell>
          <table:table-cell office:value-type="float" office:value="1598805" calcext:value-type="float">
            <text:p>1598805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oil</text:p>
          </table:table-cell>
          <table:table-cell/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string" calcext:value-type="string">
            <text:p>light olive oil</text:p>
          </table:table-cell>
          <table:table-cell office:value-type="float" office:value="1604573" calcext:value-type="float">
            <text:p>1604573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il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okra</text:p>
          </table:table-cell>
          <table:table-cell office:value-type="float" office:value="1575157" calcext:value-type="float">
            <text:p>157515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kra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live</text:p>
          </table:table-cell>
          <table:table-cell office:value-type="float" office:value="1606789" calcext:value-type="float">
            <text:p>1606789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olive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olives</text:p>
          </table:table-cell>
          <table:table-cell office:value-type="float" office:value="1590703" calcext:value-type="float">
            <text:p>1590703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olive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pitted black olives</text:p>
          </table:table-cell>
          <table:table-cell office:value-type="float" office:value="1587469" calcext:value-type="float">
            <text:p>1587469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olive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green olives</text:p>
          </table:table-cell>
          <table:table-cell office:value-type="float" office:value="1601391" calcext:value-type="float">
            <text:p>1601391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olive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black olives</text:p>
          </table:table-cell>
          <table:table-cell office:value-type="float" office:value="1606026" calcext:value-type="float">
            <text:p>1606026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olive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kalamata olive</text:p>
          </table:table-cell>
          <table:table-cell office:value-type="float" office:value="1607309" calcext:value-type="float">
            <text:p>1607309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olive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pitted ripe olives</text:p>
          </table:table-cell>
          <table:table-cell office:value-type="float" office:value="1604266" calcext:value-type="float">
            <text:p>160426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olive</text:p>
          </table:table-cell>
          <table:table-cell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pimento stuffed olive</text:p>
          </table:table-cell>
          <table:table-cell office:value-type="float" office:value="1595595" calcext:value-type="float">
            <text:p>159559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olive</text:p>
          </table:table-cell>
          <table:table-cell/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sliced ripe olives</text:p>
          </table:table-cell>
          <table:table-cell office:value-type="float" office:value="1604983" calcext:value-type="float">
            <text:p>1604983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olive</text:p>
          </table:table-cell>
          <table:table-cell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kalamata olives</text:p>
          </table:table-cell>
          <table:table-cell office:value-type="float" office:value="1603224" calcext:value-type="float">
            <text:p>1603224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olive</text:p>
          </table:table-cell>
          <table:table-cell/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string" calcext:value-type="string">
            <text:p>ripe olives</text:p>
          </table:table-cell>
          <table:table-cell office:value-type="float" office:value="1602078" calcext:value-type="float">
            <text:p>160207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oliv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hallots</text:p>
          </table:table-cell>
          <table:table-cell office:value-type="float" office:value="1606758" calcext:value-type="float">
            <text:p>1606758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onion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nion</text:p>
          </table:table-cell>
          <table:table-cell office:value-type="float" office:value="1607509" calcext:value-type="float">
            <text:p>1607509</text:p>
          </table:table-cell>
          <table:table-cell office:value-type="float" office:value="31624" calcext:value-type="float">
            <text:p>31624</text:p>
          </table:table-cell>
          <table:table-cell office:value-type="string" calcext:value-type="string">
            <text:p>onion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onions</text:p>
          </table:table-cell>
          <table:table-cell office:value-type="float" office:value="1607157" calcext:value-type="float">
            <text:p>1607157</text:p>
          </table:table-cell>
          <table:table-cell office:value-type="float" office:value="7512" calcext:value-type="float">
            <text:p>7512</text:p>
          </table:table-cell>
          <table:table-cell office:value-type="string" calcext:value-type="string">
            <text:p>onion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reen onion</text:p>
          </table:table-cell>
          <table:table-cell office:value-type="float" office:value="1607132" calcext:value-type="float">
            <text:p>1607132</text:p>
          </table:table-cell>
          <table:table-cell office:value-type="float" office:value="4570" calcext:value-type="float">
            <text:p>4570</text:p>
          </table:table-cell>
          <table:table-cell office:value-type="string" calcext:value-type="string">
            <text:p>onion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yellow onions</text:p>
          </table:table-cell>
          <table:table-cell office:value-type="float" office:value="1606550" calcext:value-type="float">
            <text:p>160655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onion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green onions</text:p>
          </table:table-cell>
          <table:table-cell office:value-type="float" office:value="1607292" calcext:value-type="float">
            <text:p>1607292</text:p>
          </table:table-cell>
          <table:table-cell office:value-type="float" office:value="4798" calcext:value-type="float">
            <text:p>4798</text:p>
          </table:table-cell>
          <table:table-cell office:value-type="string" calcext:value-type="string">
            <text:p>onion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red onion</text:p>
          </table:table-cell>
          <table:table-cell office:value-type="float" office:value="1607313" calcext:value-type="float">
            <text:p>1607313</text:p>
          </table:table-cell>
          <table:table-cell office:value-type="float" office:value="4604" calcext:value-type="float">
            <text:p>4604</text:p>
          </table:table-cell>
          <table:table-cell office:value-type="string" calcext:value-type="string">
            <text:p>onion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callions</text:p>
          </table:table-cell>
          <table:table-cell office:value-type="float" office:value="1606247" calcext:value-type="float">
            <text:p>1606247</text:p>
          </table:table-cell>
          <table:table-cell office:value-type="float" office:value="1846" calcext:value-type="float">
            <text:p>1846</text:p>
          </table:table-cell>
          <table:table-cell office:value-type="string" calcext:value-type="string">
            <text:p>onion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red onions</text:p>
          </table:table-cell>
          <table:table-cell office:value-type="float" office:value="1606888" calcext:value-type="float">
            <text:p>1606888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onion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callion</text:p>
          </table:table-cell>
          <table:table-cell office:value-type="float" office:value="1604775" calcext:value-type="float">
            <text:p>1604775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onion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shallot</text:p>
          </table:table-cell>
          <table:table-cell office:value-type="float" office:value="1607470" calcext:value-type="float">
            <text:p>1607470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onion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white onion</text:p>
          </table:table-cell>
          <table:table-cell office:value-type="float" office:value="1605408" calcext:value-type="float">
            <text:p>1605408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onion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vidalia onion</text:p>
          </table:table-cell>
          <table:table-cell office:value-type="float" office:value="1603093" calcext:value-type="float">
            <text:p>1603093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onion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yellow onion</text:p>
          </table:table-cell>
          <table:table-cell office:value-type="float" office:value="1607574" calcext:value-type="float">
            <text:p>1607574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onion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sweet onions</text:p>
          </table:table-cell>
          <table:table-cell office:value-type="float" office:value="1600470" calcext:value-type="float">
            <text:p>160047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onion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diced onion</text:p>
          </table:table-cell>
          <table:table-cell office:value-type="float" office:value="1600642" calcext:value-type="float">
            <text:p>160064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onion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dried onion flakes</text:p>
          </table:table-cell>
          <table:table-cell office:value-type="float" office:value="1596353" calcext:value-type="float">
            <text:p>1596353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onion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spring onions</text:p>
          </table:table-cell>
          <table:table-cell office:value-type="float" office:value="1605564" calcext:value-type="float">
            <text:p>1605564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onion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sweet onion</text:p>
          </table:table-cell>
          <table:table-cell office:value-type="float" office:value="1605540" calcext:value-type="float">
            <text:p>1605540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onion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spanish onion</text:p>
          </table:table-cell>
          <table:table-cell office:value-type="float" office:value="1600023" calcext:value-type="float">
            <text:p>160002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onion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white onions</text:p>
          </table:table-cell>
          <table:table-cell office:value-type="float" office:value="1607433" calcext:value-type="float">
            <text:p>1607433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onion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purple onion</text:p>
          </table:table-cell>
          <table:table-cell office:value-type="float" office:value="1605978" calcext:value-type="float">
            <text:p>160597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nion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french - fried onions</text:p>
          </table:table-cell>
          <table:table-cell office:value-type="float" office:value="1594309" calcext:value-type="float">
            <text:p>1594309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onion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spring onion</text:p>
          </table:table-cell>
          <table:table-cell office:value-type="float" office:value="1600730" calcext:value-type="float">
            <text:p>160073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onion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dried onion</text:p>
          </table:table-cell>
          <table:table-cell office:value-type="float" office:value="1600019" calcext:value-type="float">
            <text:p>160001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onion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vidalia onions</text:p>
          </table:table-cell>
          <table:table-cell office:value-type="float" office:value="1597337" calcext:value-type="float">
            <text:p>159733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onion</text:p>
          </table:table-cell>
          <table:table-cell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brown onion</text:p>
          </table:table-cell>
          <table:table-cell office:value-type="float" office:value="1597170" calcext:value-type="float">
            <text:p>1597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onion</text:p>
          </table:table-cell>
          <table:table-cell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string" calcext:value-type="string">
            <text:p>onion flakes</text:p>
          </table:table-cell>
          <table:table-cell office:value-type="float" office:value="1600083" calcext:value-type="float">
            <text:p>160008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onion</text:p>
          </table:table-cell>
          <table:table-cell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string" calcext:value-type="string">
            <text:p>instant minced onion</text:p>
          </table:table-cell>
          <table:table-cell office:value-type="float" office:value="1598279" calcext:value-type="float">
            <text:p>1598279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onion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orange</text:p>
          </table:table-cell>
          <table:table-cell office:value-type="float" office:value="1604196" calcext:value-type="float">
            <text:p>1604196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mandarin oranges</text:p>
          </table:table-cell>
          <table:table-cell office:value-type="float" office:value="1606912" calcext:value-type="float">
            <text:p>1606912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oranges</text:p>
          </table:table-cell>
          <table:table-cell office:value-type="float" office:value="1604035" calcext:value-type="float">
            <text:p>1604035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orange marmalade</text:p>
          </table:table-cell>
          <table:table-cell office:value-type="float" office:value="1605429" calcext:value-type="float">
            <text:p>1605429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mandarin orange segments</text:p>
          </table:table-cell>
          <table:table-cell office:value-type="float" office:value="1595038" calcext:value-type="float">
            <text:p>15950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string" calcext:value-type="string">
            <text:p>orange slice</text:p>
          </table:table-cell>
          <table:table-cell office:value-type="float" office:value="1604203" calcext:value-type="float">
            <text:p>160420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ried oregano</text:p>
          </table:table-cell>
          <table:table-cell office:value-type="float" office:value="1607559" calcext:value-type="float">
            <text:p>1607559</text:p>
          </table:table-cell>
          <table:table-cell office:value-type="float" office:value="3730" calcext:value-type="float">
            <text:p>3730</text:p>
          </table:table-cell>
          <table:table-cell office:value-type="string" calcext:value-type="string">
            <text:p>oregano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oregano</text:p>
          </table:table-cell>
          <table:table-cell office:value-type="float" office:value="1606905" calcext:value-type="float">
            <text:p>1606905</text:p>
          </table:table-cell>
          <table:table-cell office:value-type="float" office:value="3247" calcext:value-type="float">
            <text:p>3247</text:p>
          </table:table-cell>
          <table:table-cell office:value-type="string" calcext:value-type="string">
            <text:p>oregano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fresh oregano</text:p>
          </table:table-cell>
          <table:table-cell office:value-type="float" office:value="1607367" calcext:value-type="float">
            <text:p>1607367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oregano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oregano leaves</text:p>
          </table:table-cell>
          <table:table-cell office:value-type="float" office:value="1607040" calcext:value-type="float">
            <text:p>160704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oregano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dried oregano leaves</text:p>
          </table:table-cell>
          <table:table-cell office:value-type="float" office:value="1591622" calcext:value-type="float">
            <text:p>159162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oregano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oysters</text:p>
          </table:table-cell>
          <table:table-cell office:value-type="float" office:value="1602386" calcext:value-type="float">
            <text:p>160238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oyster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pancetta</text:p>
          </table:table-cell>
          <table:table-cell office:value-type="float" office:value="1599630" calcext:value-type="float">
            <text:p>159963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pancetta</text:p>
          </table:table-cell>
          <table:table-cell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string" calcext:value-type="string">
            <text:p>papaya</text:p>
          </table:table-cell>
          <table:table-cell office:value-type="float" office:value="1598847" calcext:value-type="float">
            <text:p>159884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apaya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fresh parsley</text:p>
          </table:table-cell>
          <table:table-cell office:value-type="float" office:value="1607248" calcext:value-type="float">
            <text:p>1607248</text:p>
          </table:table-cell>
          <table:table-cell office:value-type="float" office:value="6145" calcext:value-type="float">
            <text:p>6145</text:p>
          </table:table-cell>
          <table:table-cell office:value-type="string" calcext:value-type="string">
            <text:p>parsley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flat leaf parsley</text:p>
          </table:table-cell>
          <table:table-cell office:value-type="float" office:value="1606805" calcext:value-type="float">
            <text:p>1606805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parsley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parsley</text:p>
          </table:table-cell>
          <table:table-cell office:value-type="float" office:value="1607520" calcext:value-type="float">
            <text:p>1607520</text:p>
          </table:table-cell>
          <table:table-cell office:value-type="float" office:value="5494" calcext:value-type="float">
            <text:p>5494</text:p>
          </table:table-cell>
          <table:table-cell office:value-type="string" calcext:value-type="string">
            <text:p>parsley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fresh parsley leaves</text:p>
          </table:table-cell>
          <table:table-cell office:value-type="float" office:value="1602355" calcext:value-type="float">
            <text:p>160235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parsley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fresh italian parsley</text:p>
          </table:table-cell>
          <table:table-cell office:value-type="float" office:value="1605535" calcext:value-type="float">
            <text:p>1605535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arsley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italian parsley</text:p>
          </table:table-cell>
          <table:table-cell office:value-type="float" office:value="1599638" calcext:value-type="float">
            <text:p>1599638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parsley</text:p>
          </table:table-cell>
          <table:table-cell/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string" calcext:value-type="string">
            <text:p>fresh flat - leaf parsley</text:p>
          </table:table-cell>
          <table:table-cell office:value-type="float" office:value="1605742" calcext:value-type="float">
            <text:p>160574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arsley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parsnips</text:p>
          </table:table-cell>
          <table:table-cell office:value-type="float" office:value="1598398" calcext:value-type="float">
            <text:p>159839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parsnip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parsnip</text:p>
          </table:table-cell>
          <table:table-cell office:value-type="float" office:value="1570148" calcext:value-type="float">
            <text:p>157014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arsnip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aghetti</text:p>
          </table:table-cell>
          <table:table-cell office:value-type="float" office:value="1606755" calcext:value-type="float">
            <text:p>1606755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linguine</text:p>
          </table:table-cell>
          <table:table-cell office:value-type="float" office:value="1605731" calcext:value-type="float">
            <text:p>1605731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rice noodles</text:p>
          </table:table-cell>
          <table:table-cell office:value-type="float" office:value="1607423" calcext:value-type="float">
            <text:p>160742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angel hair pasta</text:p>
          </table:table-cell>
          <table:table-cell office:value-type="float" office:value="1607244" calcext:value-type="float">
            <text:p>1607244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fettuccine pasta</text:p>
          </table:table-cell>
          <table:table-cell office:value-type="float" office:value="1603461" calcext:value-type="float">
            <text:p>160346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rigatoni pasta</text:p>
          </table:table-cell>
          <table:table-cell office:value-type="float" office:value="1563943" calcext:value-type="float">
            <text:p>1563943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egg noodles</text:p>
          </table:table-cell>
          <table:table-cell office:value-type="float" office:value="1606401" calcext:value-type="float">
            <text:p>1606401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fettuccine</text:p>
          </table:table-cell>
          <table:table-cell office:value-type="float" office:value="1606980" calcext:value-type="float">
            <text:p>160698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elbow macaroni</text:p>
          </table:table-cell>
          <table:table-cell office:value-type="float" office:value="1607287" calcext:value-type="float">
            <text:p>1607287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lasagna noodles</text:p>
          </table:table-cell>
          <table:table-cell office:value-type="float" office:value="1602294" calcext:value-type="float">
            <text:p>1602294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pasta</text:p>
          </table:table-cell>
          <table:table-cell office:value-type="float" office:value="1602926" calcext:value-type="float">
            <text:p>1602926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penne pasta</text:p>
          </table:table-cell>
          <table:table-cell office:value-type="float" office:value="1606586" calcext:value-type="float">
            <text:p>1606586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penne</text:p>
          </table:table-cell>
          <table:table-cell office:value-type="float" office:value="1606203" calcext:value-type="float">
            <text:p>1606203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orzo pasta</text:p>
          </table:table-cell>
          <table:table-cell office:value-type="float" office:value="1606135" calcext:value-type="float">
            <text:p>1606135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chow mein noodles</text:p>
          </table:table-cell>
          <table:table-cell office:value-type="float" office:value="1600986" calcext:value-type="float">
            <text:p>160098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bow tie pasta</text:p>
          </table:table-cell>
          <table:table-cell office:value-type="float" office:value="1607303" calcext:value-type="float">
            <text:p>160730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noodles</text:p>
          </table:table-cell>
          <table:table-cell office:value-type="float" office:value="1605168" calcext:value-type="float">
            <text:p>1605168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cheese ravioli</text:p>
          </table:table-cell>
          <table:table-cell office:value-type="float" office:value="1577441" calcext:value-type="float">
            <text:p>157744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fusilli</text:p>
          </table:table-cell>
          <table:table-cell office:value-type="float" office:value="1599423" calcext:value-type="float">
            <text:p>159942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vermicelli</text:p>
          </table:table-cell>
          <table:table-cell office:value-type="float" office:value="1600567" calcext:value-type="float">
            <text:p>160056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rotini pasta</text:p>
          </table:table-cell>
          <table:table-cell office:value-type="float" office:value="1605240" calcext:value-type="float">
            <text:p>160524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thin spaghetti</text:p>
          </table:table-cell>
          <table:table-cell office:value-type="float" office:value="1585341" calcext:value-type="float">
            <text:p>158534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ramen noodles</text:p>
          </table:table-cell>
          <table:table-cell office:value-type="float" office:value="1602114" calcext:value-type="float">
            <text:p>1602114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ziti pasta</text:p>
          </table:table-cell>
          <table:table-cell office:value-type="float" office:value="1602398" calcext:value-type="float">
            <text:p>160239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cooked pasta</text:p>
          </table:table-cell>
          <table:table-cell office:value-type="float" office:value="1607103" calcext:value-type="float">
            <text:p>160710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medium egg noodles</text:p>
          </table:table-cell>
          <table:table-cell office:value-type="float" office:value="1578775" calcext:value-type="float">
            <text:p>15787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small shell pasta</text:p>
          </table:table-cell>
          <table:table-cell office:value-type="float" office:value="1600549" calcext:value-type="float">
            <text:p>160054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macaroni</text:p>
          </table:table-cell>
          <table:table-cell office:value-type="float" office:value="1605593" calcext:value-type="float">
            <text:p>1605593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string" calcext:value-type="string">
            <text:p>wide egg noodles</text:p>
          </table:table-cell>
          <table:table-cell office:value-type="float" office:value="1598423" calcext:value-type="float">
            <text:p>1598423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string" calcext:value-type="string">
            <text:p>farfalle pasta</text:p>
          </table:table-cell>
          <table:table-cell office:value-type="float" office:value="1582162" calcext:value-type="float">
            <text:p>158216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string" calcext:value-type="string">
            <text:p>spaghetti noodles</text:p>
          </table:table-cell>
          <table:table-cell office:value-type="float" office:value="1603707" calcext:value-type="float">
            <text:p>160370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string" calcext:value-type="string">
            <text:p>pasta shells</text:p>
          </table:table-cell>
          <table:table-cell office:value-type="float" office:value="1535555" calcext:value-type="float">
            <text:p>153555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sta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puff pastry</text:p>
          </table:table-cell>
          <table:table-cell office:value-type="float" office:value="1605783" calcext:value-type="float">
            <text:p>160578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astry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frozen puff pastry</text:p>
          </table:table-cell>
          <table:table-cell office:value-type="float" office:value="1603910" calcext:value-type="float">
            <text:p>160391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pastry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rozen peas</text:p>
          </table:table-cell>
          <table:table-cell office:value-type="float" office:value="1607288" calcext:value-type="float">
            <text:p>1607288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pea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snow peas</text:p>
          </table:table-cell>
          <table:table-cell office:value-type="float" office:value="1591381" calcext:value-type="float">
            <text:p>1591381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pea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frozen green pea</text:p>
          </table:table-cell>
          <table:table-cell office:value-type="float" office:value="1602354" calcext:value-type="float">
            <text:p>160235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a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black - eyed peas</text:p>
          </table:table-cell>
          <table:table-cell office:value-type="float" office:value="1606555" calcext:value-type="float">
            <text:p>160655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pea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peas</text:p>
          </table:table-cell>
          <table:table-cell office:value-type="float" office:value="1605558" calcext:value-type="float">
            <text:p>1605558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pea</text:p>
          </table:table-cell>
          <table:table-cell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green peas</text:p>
          </table:table-cell>
          <table:table-cell office:value-type="float" office:value="1602379" calcext:value-type="float">
            <text:p>160237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pea</text:p>
          </table:table-cell>
          <table:table-cell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string" calcext:value-type="string">
            <text:p>frozen green peas</text:p>
          </table:table-cell>
          <table:table-cell office:value-type="float" office:value="1590938" calcext:value-type="float">
            <text:p>159093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ea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peaches</text:p>
          </table:table-cell>
          <table:table-cell office:value-type="float" office:value="1606095" calcext:value-type="float">
            <text:p>1606095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peach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fresh peaches</text:p>
          </table:table-cell>
          <table:table-cell office:value-type="float" office:value="1606366" calcext:value-type="float">
            <text:p>160636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peach</text:p>
          </table:table-cell>
          <table:table-cell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peach</text:p>
          </table:table-cell>
          <table:table-cell office:value-type="float" office:value="1586124" calcext:value-type="float">
            <text:p>1586124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peach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peanut butter</text:p>
          </table:table-cell>
          <table:table-cell office:value-type="float" office:value="1604551" calcext:value-type="float">
            <text:p>1604551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peanut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reamy peanut butter</text:p>
          </table:table-cell>
          <table:table-cell office:value-type="float" office:value="1606703" calcext:value-type="float">
            <text:p>1606703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peanut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smooth peanut butter</text:p>
          </table:table-cell>
          <table:table-cell office:value-type="float" office:value="1605672" calcext:value-type="float">
            <text:p>1605672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peanut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peanuts</text:p>
          </table:table-cell>
          <table:table-cell office:value-type="float" office:value="1606706" calcext:value-type="float">
            <text:p>1606706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peanut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natural - style peanut butter</text:p>
          </table:table-cell>
          <table:table-cell office:value-type="float" office:value="1593795" calcext:value-type="float">
            <text:p>159379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eanut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roasted peanuts</text:p>
          </table:table-cell>
          <table:table-cell office:value-type="float" office:value="1538119" calcext:value-type="float">
            <text:p>1538119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peanut</text:p>
          </table:table-cell>
          <table:table-cell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string" calcext:value-type="string">
            <text:p>crunchy peanut butter</text:p>
          </table:table-cell>
          <table:table-cell office:value-type="float" office:value="1605128" calcext:value-type="float">
            <text:p>1605128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peanut</text:p>
          </table:table-cell>
          <table:table-cell/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string" calcext:value-type="string">
            <text:p>salted peanuts</text:p>
          </table:table-cell>
          <table:table-cell office:value-type="float" office:value="1593803" calcext:value-type="float">
            <text:p>159380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peanut</text:p>
          </table:table-cell>
          <table:table-cell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string" calcext:value-type="string">
            <text:p>chunky peanut butter</text:p>
          </table:table-cell>
          <table:table-cell office:value-type="float" office:value="1561423" calcext:value-type="float">
            <text:p>156142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peanut</text:p>
          </table:table-cell>
          <table:table-cell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string" calcext:value-type="string">
            <text:p>dry roasted peanuts</text:p>
          </table:table-cell>
          <table:table-cell office:value-type="float" office:value="1605303" calcext:value-type="float">
            <text:p>160530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eanut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pears</text:p>
          </table:table-cell>
          <table:table-cell office:value-type="float" office:value="1604796" calcext:value-type="float">
            <text:p>1604796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pear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pear</text:p>
          </table:table-cell>
          <table:table-cell office:value-type="float" office:value="1597234" calcext:value-type="float">
            <text:p>159723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ea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ecans</text:p>
          </table:table-cell>
          <table:table-cell office:value-type="float" office:value="1606367" calcext:value-type="float">
            <text:p>1606367</text:p>
          </table:table-cell>
          <table:table-cell office:value-type="float" office:value="4618" calcext:value-type="float">
            <text:p>4618</text:p>
          </table:table-cell>
          <table:table-cell office:value-type="string" calcext:value-type="string">
            <text:p>pecan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pecan pieces</text:p>
          </table:table-cell>
          <table:table-cell office:value-type="float" office:value="1577591" calcext:value-type="float">
            <text:p>157759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ecan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pecan halves</text:p>
          </table:table-cell>
          <table:table-cell office:value-type="float" office:value="1602864" calcext:value-type="float">
            <text:p>1602864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pecan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orange zest</text:p>
          </table:table-cell>
          <table:table-cell office:value-type="float" office:value="1607329" calcext:value-type="float">
            <text:p>1607329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peel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emon zest</text:p>
          </table:table-cell>
          <table:table-cell office:value-type="float" office:value="1607295" calcext:value-type="float">
            <text:p>1607295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peel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lime zest</text:p>
          </table:table-cell>
          <table:table-cell office:value-type="float" office:value="1603067" calcext:value-type="float">
            <text:p>1603067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peel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orange , zest of</text:p>
          </table:table-cell>
          <table:table-cell office:value-type="float" office:value="1595950" calcext:value-type="float">
            <text:p>159595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peel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lemon peel</text:p>
          </table:table-cell>
          <table:table-cell office:value-type="float" office:value="1606524" calcext:value-type="float">
            <text:p>1606524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peel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orange peel</text:p>
          </table:table-cell>
          <table:table-cell office:value-type="float" office:value="1588229" calcext:value-type="float">
            <text:p>1588229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peel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lemon , zest of</text:p>
          </table:table-cell>
          <table:table-cell office:value-type="float" office:value="1607077" calcext:value-type="float">
            <text:p>1607077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peel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lime peel</text:p>
          </table:table-cell>
          <table:table-cell office:value-type="float" office:value="1597876" calcext:value-type="float">
            <text:p>159787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eel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orange rind</text:p>
          </table:table-cell>
          <table:table-cell office:value-type="float" office:value="1606538" calcext:value-type="float">
            <text:p>1606538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peel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fresh lemon rind</text:p>
          </table:table-cell>
          <table:table-cell office:value-type="float" office:value="1604311" calcext:value-type="float">
            <text:p>160431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peel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lemon , rind of</text:p>
          </table:table-cell>
          <table:table-cell office:value-type="float" office:value="1606927" calcext:value-type="float">
            <text:p>160692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peel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lemon rind</text:p>
          </table:table-cell>
          <table:table-cell office:value-type="float" office:value="1605123" calcext:value-type="float">
            <text:p>1605123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peel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lime rind</text:p>
          </table:table-cell>
          <table:table-cell office:value-type="float" office:value="1596778" calcext:value-type="float">
            <text:p>159677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eel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emons , zest of</text:p>
          </table:table-cell>
          <table:table-cell office:value-type="float" office:value="1579968" calcext:value-type="float">
            <text:p>157996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eel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mons , rind of</text:p>
          </table:table-cell>
          <table:table-cell office:value-type="float" office:value="1604466" calcext:value-type="float">
            <text:p>160446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eel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ed chile</text:p>
          </table:table-cell>
          <table:table-cell office:value-type="float" office:value="1600795" calcext:value-type="float">
            <text:p>160079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jalapeno peppers</text:p>
          </table:table-cell>
          <table:table-cell office:value-type="float" office:value="1606844" calcext:value-type="float">
            <text:p>160684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reen chili</text:p>
          </table:table-cell>
          <table:table-cell office:value-type="float" office:value="1600870" calcext:value-type="float">
            <text:p>160087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bell pepper</text:p>
          </table:table-cell>
          <table:table-cell office:value-type="float" office:value="1605919" calcext:value-type="float">
            <text:p>1605919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bell peppers</text:p>
          </table:table-cell>
          <table:table-cell office:value-type="float" office:value="1607234" calcext:value-type="float">
            <text:p>160723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jalapeno pepper</text:p>
          </table:table-cell>
          <table:table-cell office:value-type="float" office:value="1605125" calcext:value-type="float">
            <text:p>1605125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green bell pepper</text:p>
          </table:table-cell>
          <table:table-cell office:value-type="float" office:value="1607573" calcext:value-type="float">
            <text:p>1607573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red bell pepper</text:p>
          </table:table-cell>
          <table:table-cell office:value-type="float" office:value="1607110" calcext:value-type="float">
            <text:p>1607110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diced green chilies</text:p>
          </table:table-cell>
          <table:table-cell office:value-type="float" office:value="1605086" calcext:value-type="float">
            <text:p>1605086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serrano peppers</text:p>
          </table:table-cell>
          <table:table-cell office:value-type="float" office:value="1585691" calcext:value-type="float">
            <text:p>158569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allspice</text:p>
          </table:table-cell>
          <table:table-cell office:value-type="float" office:value="1605047" calcext:value-type="float">
            <text:p>1605047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green pepper</text:p>
          </table:table-cell>
          <table:table-cell office:value-type="float" office:value="1607364" calcext:value-type="float">
            <text:p>1607364</text:p>
          </table:table-cell>
          <table:table-cell office:value-type="float" office:value="3623" calcext:value-type="float">
            <text:p>3623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green chilies</text:p>
          </table:table-cell>
          <table:table-cell office:value-type="float" office:value="1605995" calcext:value-type="float">
            <text:p>1605995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yellow bell pepper</text:p>
          </table:table-cell>
          <table:table-cell office:value-type="float" office:value="1607311" calcext:value-type="float">
            <text:p>160731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jalapeno</text:p>
          </table:table-cell>
          <table:table-cell office:value-type="float" office:value="1605855" calcext:value-type="float">
            <text:p>1605855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pimiento</text:p>
          </table:table-cell>
          <table:table-cell office:value-type="float" office:value="1605155" calcext:value-type="float">
            <text:p>160515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green peppers</text:p>
          </table:table-cell>
          <table:table-cell office:value-type="float" office:value="1607526" calcext:value-type="float">
            <text:p>1607526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chili paste</text:p>
          </table:table-cell>
          <table:table-cell office:value-type="float" office:value="1605880" calcext:value-type="float">
            <text:p>160588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mild green chilies</text:p>
          </table:table-cell>
          <table:table-cell office:value-type="float" office:value="1600674" calcext:value-type="float">
            <text:p>160067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jalapenos</text:p>
          </table:table-cell>
          <table:table-cell office:value-type="float" office:value="1606874" calcext:value-type="float">
            <text:p>1606874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red chilies</text:p>
          </table:table-cell>
          <table:table-cell office:value-type="float" office:value="1600710" calcext:value-type="float">
            <text:p>1600710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dried ancho chile powder</text:p>
          </table:table-cell>
          <table:table-cell office:value-type="float" office:value="1592737" calcext:value-type="float">
            <text:p>159273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jalapeno chile</text:p>
          </table:table-cell>
          <table:table-cell office:value-type="float" office:value="1600382" calcext:value-type="float">
            <text:p>160038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green bell peppers</text:p>
          </table:table-cell>
          <table:table-cell office:value-type="float" office:value="1605679" calcext:value-type="float">
            <text:p>1605679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red bell peppers</text:p>
          </table:table-cell>
          <table:table-cell office:value-type="float" office:value="1606552" calcext:value-type="float">
            <text:p>1606552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sweet red pepper</text:p>
          </table:table-cell>
          <table:table-cell office:value-type="float" office:value="1606177" calcext:value-type="float">
            <text:p>160617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serrano chilies</text:p>
          </table:table-cell>
          <table:table-cell office:value-type="float" office:value="1587845" calcext:value-type="float">
            <text:p>158784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chili</text:p>
          </table:table-cell>
          <table:table-cell office:value-type="float" office:value="1605153" calcext:value-type="float">
            <text:p>1605153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sweet red peppers</text:p>
          </table:table-cell>
          <table:table-cell office:value-type="float" office:value="1600471" calcext:value-type="float">
            <text:p>160047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chili flakes</text:p>
          </table:table-cell>
          <table:table-cell office:value-type="float" office:value="1601677" calcext:value-type="float">
            <text:p>1601677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pimientos</text:p>
          </table:table-cell>
          <table:table-cell office:value-type="float" office:value="1601706" calcext:value-type="float">
            <text:p>1601706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yellow pepper</text:p>
          </table:table-cell>
          <table:table-cell office:value-type="float" office:value="1606506" calcext:value-type="float">
            <text:p>1606506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orange bell pepper</text:p>
          </table:table-cell>
          <table:table-cell office:value-type="float" office:value="1601908" calcext:value-type="float">
            <text:p>160190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chopped pimiento</text:p>
          </table:table-cell>
          <table:table-cell office:value-type="float" office:value="1599835" calcext:value-type="float">
            <text:p>159983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dried red chilies</text:p>
          </table:table-cell>
          <table:table-cell office:value-type="float" office:value="1566019" calcext:value-type="float">
            <text:p>156601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green chili peppers</text:p>
          </table:table-cell>
          <table:table-cell office:value-type="float" office:value="1607508" calcext:value-type="float">
            <text:p>160750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diced pimentos</text:p>
          </table:table-cell>
          <table:table-cell office:value-type="float" office:value="1602310" calcext:value-type="float">
            <text:p>160231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string" calcext:value-type="string">
            <text:p>chilies</text:p>
          </table:table-cell>
          <table:table-cell office:value-type="float" office:value="1590450" calcext:value-type="float">
            <text:p>159045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string" calcext:value-type="string">
            <text:p>red chili powder</text:p>
          </table:table-cell>
          <table:table-cell office:value-type="float" office:value="1607147" calcext:value-type="float">
            <text:p>160714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string" calcext:value-type="string">
            <text:p>red capsicum</text:p>
          </table:table-cell>
          <table:table-cell office:value-type="float" office:value="1606843" calcext:value-type="float">
            <text:p>160684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pepper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sweet pickle relish</text:p>
          </table:table-cell>
          <table:table-cell office:value-type="float" office:value="1604991" calcext:value-type="float">
            <text:p>1604991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pickle</text:p>
          </table:table-cell>
          <table:table-cell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string" calcext:value-type="string">
            <text:p>dill pickle</text:p>
          </table:table-cell>
          <table:table-cell office:value-type="float" office:value="1605034" calcext:value-type="float">
            <text:p>160503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pickle</text:p>
          </table:table-cell>
          <table:table-cell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string" calcext:value-type="string">
            <text:p>dill pickles</text:p>
          </table:table-cell>
          <table:table-cell office:value-type="float" office:value="1594045" calcext:value-type="float">
            <text:p>159404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ckle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ineapple chunks</text:p>
          </table:table-cell>
          <table:table-cell office:value-type="float" office:value="1596340" calcext:value-type="float">
            <text:p>1596340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pineapple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pineapple</text:p>
          </table:table-cell>
          <table:table-cell office:value-type="float" office:value="1607085" calcext:value-type="float">
            <text:p>1607085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pineapple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pineapple tidbits</text:p>
          </table:table-cell>
          <table:table-cell office:value-type="float" office:value="1600802" calcext:value-type="float">
            <text:p>1600802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ineapple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crushed pineapple</text:p>
          </table:table-cell>
          <table:table-cell office:value-type="float" office:value="1606913" calcext:value-type="float">
            <text:p>1606913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pineapple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crushed pineapple in juice</text:p>
          </table:table-cell>
          <table:table-cell office:value-type="float" office:value="1599777" calcext:value-type="float">
            <text:p>159977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pineapple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pineapple chunk</text:p>
          </table:table-cell>
          <table:table-cell office:value-type="float" office:value="1587379" calcext:value-type="float">
            <text:p>158737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pineapple</text:p>
          </table:table-cell>
          <table:table-cell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string" calcext:value-type="string">
            <text:p>pineapple chunks in juice</text:p>
          </table:table-cell>
          <table:table-cell office:value-type="float" office:value="1607572" calcext:value-type="float">
            <text:p>160757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ineapple</text:p>
          </table:table-cell>
          <table:table-cell/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string" calcext:value-type="string">
            <text:p>fresh pineapple</text:p>
          </table:table-cell>
          <table:table-cell office:value-type="float" office:value="1605613" calcext:value-type="float">
            <text:p>1605613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pineapple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pistachios</text:p>
          </table:table-cell>
          <table:table-cell office:value-type="float" office:value="1606304" calcext:value-type="float">
            <text:p>1606304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pistachio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apers</text:p>
          </table:table-cell>
          <table:table-cell office:value-type="float" office:value="1607012" calcext:value-type="float">
            <text:p>1607012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plant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plums</text:p>
          </table:table-cell>
          <table:table-cell office:value-type="float" office:value="1599848" calcext:value-type="float">
            <text:p>159984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lum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oneless pork chops</text:p>
          </table:table-cell>
          <table:table-cell office:value-type="float" office:value="1598209" calcext:value-type="float">
            <text:p>159820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bacon</text:p>
          </table:table-cell>
          <table:table-cell office:value-type="float" office:value="1607471" calcext:value-type="float">
            <text:p>1607471</text:p>
          </table:table-cell>
          <table:table-cell office:value-type="float" office:value="5468" calcext:value-type="float">
            <text:p>5468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pork chops</text:p>
          </table:table-cell>
          <table:table-cell office:value-type="float" office:value="1606268" calcext:value-type="float">
            <text:p>1606268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pork sausage</text:p>
          </table:table-cell>
          <table:table-cell office:value-type="float" office:value="1605917" calcext:value-type="float">
            <text:p>160591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pork</text:p>
          </table:table-cell>
          <table:table-cell office:value-type="float" office:value="1599191" calcext:value-type="float">
            <text:p>159919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moked bacon</text:p>
          </table:table-cell>
          <table:table-cell office:value-type="float" office:value="1591076" calcext:value-type="float">
            <text:p>159107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pork tenderloin</text:p>
          </table:table-cell>
          <table:table-cell office:value-type="float" office:value="1607570" calcext:value-type="float">
            <text:p>1607570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ooked ham</text:p>
          </table:table-cell>
          <table:table-cell office:value-type="float" office:value="1605029" calcext:value-type="float">
            <text:p>1605029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prosciutto</text:p>
          </table:table-cell>
          <table:table-cell office:value-type="float" office:value="1606951" calcext:value-type="float">
            <text:p>1606951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pork shoulder</text:p>
          </table:table-cell>
          <table:table-cell office:value-type="float" office:value="1599363" calcext:value-type="float">
            <text:p>159936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sausages</text:p>
          </table:table-cell>
          <table:table-cell office:value-type="float" office:value="1596049" calcext:value-type="float">
            <text:p>159604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bacon bits</text:p>
          </table:table-cell>
          <table:table-cell office:value-type="float" office:value="1605982" calcext:value-type="float">
            <text:p>1605982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ham</text:p>
          </table:table-cell>
          <table:table-cell office:value-type="float" office:value="1607359" calcext:value-type="float">
            <text:p>1607359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deli ham</text:p>
          </table:table-cell>
          <table:table-cell office:value-type="float" office:value="1607499" calcext:value-type="float">
            <text:p>1607499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pepperoni</text:p>
          </table:table-cell>
          <table:table-cell office:value-type="float" office:value="1605417" calcext:value-type="float">
            <text:p>1605417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smoked sausage</text:p>
          </table:table-cell>
          <table:table-cell office:value-type="float" office:value="1606580" calcext:value-type="float">
            <text:p>160658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chorizo sausage</text:p>
          </table:table-cell>
          <table:table-cell office:value-type="float" office:value="1606352" calcext:value-type="float">
            <text:p>160635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hot italian sausage</text:p>
          </table:table-cell>
          <table:table-cell office:value-type="float" office:value="1607525" calcext:value-type="float">
            <text:p>160752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country - style pork ribs</text:p>
          </table:table-cell>
          <table:table-cell office:value-type="float" office:value="1605201" calcext:value-type="float">
            <text:p>160520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boneless pork loin roast</text:p>
          </table:table-cell>
          <table:table-cell office:value-type="float" office:value="1603835" calcext:value-type="float">
            <text:p>160383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pork spareribs</text:p>
          </table:table-cell>
          <table:table-cell office:value-type="float" office:value="1600211" calcext:value-type="float">
            <text:p>16002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ground lean pork</text:p>
          </table:table-cell>
          <table:table-cell office:value-type="float" office:value="1597210" calcext:value-type="float">
            <text:p>159721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pork loin chops</text:p>
          </table:table-cell>
          <table:table-cell office:value-type="float" office:value="1602071" calcext:value-type="float">
            <text:p>160207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ground pork</text:p>
          </table:table-cell>
          <table:table-cell office:value-type="float" office:value="1606282" calcext:value-type="float">
            <text:p>1606282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italian sausage</text:p>
          </table:table-cell>
          <table:table-cell office:value-type="float" office:value="1607033" calcext:value-type="float">
            <text:p>160703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cooked bacon</text:p>
          </table:table-cell>
          <table:table-cell office:value-type="float" office:value="1604456" calcext:value-type="float">
            <text:p>1604456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boneless pork loin</text:p>
          </table:table-cell>
          <table:table-cell office:value-type="float" office:value="1604314" calcext:value-type="float">
            <text:p>160431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bulk pork sausage</text:p>
          </table:table-cell>
          <table:table-cell office:value-type="float" office:value="1599991" calcext:value-type="float">
            <text:p>159999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kielbasa</text:p>
          </table:table-cell>
          <table:table-cell office:value-type="float" office:value="1593823" calcext:value-type="float">
            <text:p>1593823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hot dogs</text:p>
          </table:table-cell>
          <table:table-cell office:value-type="float" office:value="1605598" calcext:value-type="float">
            <text:p>1605598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pork loin</text:p>
          </table:table-cell>
          <table:table-cell office:value-type="float" office:value="1599773" calcext:value-type="float">
            <text:p>159977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string" calcext:value-type="string">
            <text:p>italian sausages</text:p>
          </table:table-cell>
          <table:table-cell office:value-type="float" office:value="1589487" calcext:value-type="float">
            <text:p>158948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pork roast</text:p>
          </table:table-cell>
          <table:table-cell office:value-type="float" office:value="1593315" calcext:value-type="float">
            <text:p>159331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string" calcext:value-type="string">
            <text:p>smoked ham</text:p>
          </table:table-cell>
          <table:table-cell office:value-type="float" office:value="1605612" calcext:value-type="float">
            <text:p>1605612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string" calcext:value-type="string">
            <text:p>sausage</text:p>
          </table:table-cell>
          <table:table-cell office:value-type="float" office:value="1604958" calcext:value-type="float">
            <text:p>1604958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string" calcext:value-type="string">
            <text:p>canadian bacon</text:p>
          </table:table-cell>
          <table:table-cell office:value-type="float" office:value="1605359" calcext:value-type="float">
            <text:p>160535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string" calcext:value-type="string">
            <text:p>breakfast sausage</text:p>
          </table:table-cell>
          <table:table-cell office:value-type="float" office:value="1544832" calcext:value-type="float">
            <text:p>154483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string" calcext:value-type="string">
            <text:p>sweet italian sausage</text:p>
          </table:table-cell>
          <table:table-cell office:value-type="float" office:value="1602706" calcext:value-type="float">
            <text:p>16027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ork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tatoes</text:p>
          </table:table-cell>
          <table:table-cell office:value-type="float" office:value="1607336" calcext:value-type="float">
            <text:p>1607336</text:p>
          </table:table-cell>
          <table:table-cell office:value-type="float" office:value="5272" calcext:value-type="float">
            <text:p>5272</text:p>
          </table:table-cell>
          <table:table-cell office:value-type="string" calcext:value-type="string">
            <text:p>potato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otato</text:p>
          </table:table-cell>
          <table:table-cell office:value-type="float" office:value="1606345" calcext:value-type="float">
            <text:p>1606345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potato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white potatoes</text:p>
          </table:table-cell>
          <table:table-cell office:value-type="float" office:value="1582992" calcext:value-type="float">
            <text:p>158299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otato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mashed potatoes</text:p>
          </table:table-cell>
          <table:table-cell office:value-type="float" office:value="1599709" calcext:value-type="float">
            <text:p>1599709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potato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sweet potato</text:p>
          </table:table-cell>
          <table:table-cell office:value-type="float" office:value="1607331" calcext:value-type="float">
            <text:p>1607331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potato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red potatoes</text:p>
          </table:table-cell>
          <table:table-cell office:value-type="float" office:value="1606597" calcext:value-type="float">
            <text:p>1606597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potato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frozen hash brown potatoes</text:p>
          </table:table-cell>
          <table:table-cell office:value-type="float" office:value="1603585" calcext:value-type="float">
            <text:p>160358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potato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baking potatoes</text:p>
          </table:table-cell>
          <table:table-cell office:value-type="float" office:value="1600688" calcext:value-type="float">
            <text:p>1600688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potato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sweet potatoes</text:p>
          </table:table-cell>
          <table:table-cell office:value-type="float" office:value="1602232" calcext:value-type="float">
            <text:p>1602232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potato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yukon gold potatoes</text:p>
          </table:table-cell>
          <table:table-cell office:value-type="float" office:value="1588188" calcext:value-type="float">
            <text:p>158818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potato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idaho potatoes</text:p>
          </table:table-cell>
          <table:table-cell office:value-type="float" office:value="1603255" calcext:value-type="float">
            <text:p>16032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otato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russet potatoes</text:p>
          </table:table-cell>
          <table:table-cell office:value-type="float" office:value="1606328" calcext:value-type="float">
            <text:p>1606328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potato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frozen hash browns</text:p>
          </table:table-cell>
          <table:table-cell office:value-type="float" office:value="1599250" calcext:value-type="float">
            <text:p>159925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potato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new potatoes</text:p>
          </table:table-cell>
          <table:table-cell office:value-type="float" office:value="1602701" calcext:value-type="float">
            <text:p>1602701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potato</text:p>
          </table:table-cell>
          <table:table-cell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potato chips</text:p>
          </table:table-cell>
          <table:table-cell office:value-type="float" office:value="1590120" calcext:value-type="float">
            <text:p>1590120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potato</text:p>
          </table:table-cell>
          <table:table-cell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russet potato</text:p>
          </table:table-cell>
          <table:table-cell office:value-type="float" office:value="1602762" calcext:value-type="float">
            <text:p>160276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otato</text:p>
          </table:table-cell>
          <table:table-cell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string" calcext:value-type="string">
            <text:p>small red potatoes</text:p>
          </table:table-cell>
          <table:table-cell office:value-type="float" office:value="1600615" calcext:value-type="float">
            <text:p>160061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potato</text:p>
          </table:table-cell>
          <table:table-cell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string" calcext:value-type="string">
            <text:p>instant potato flakes</text:p>
          </table:table-cell>
          <table:table-cell office:value-type="float" office:value="1596805" calcext:value-type="float">
            <text:p>15968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otato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prawns</text:p>
          </table:table-cell>
          <table:table-cell office:value-type="float" office:value="1605012" calcext:value-type="float">
            <text:p>1605012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prawn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vanilla instant pudding mix</text:p>
          </table:table-cell>
          <table:table-cell office:value-type="float" office:value="1596287" calcext:value-type="float">
            <text:p>1596287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pudding</text:p>
          </table:table-cell>
          <table:table-cell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instant vanilla pudding</text:p>
          </table:table-cell>
          <table:table-cell office:value-type="float" office:value="1607172" calcext:value-type="float">
            <text:p>1607172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pudding</text:p>
          </table:table-cell>
          <table:table-cell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string" calcext:value-type="string">
            <text:p>instant chocolate pudding mix</text:p>
          </table:table-cell>
          <table:table-cell office:value-type="float" office:value="1606408" calcext:value-type="float">
            <text:p>1606408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pudding</text:p>
          </table:table-cell>
          <table:table-cell/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vanilla pudding mix</text:p>
          </table:table-cell>
          <table:table-cell office:value-type="float" office:value="1604483" calcext:value-type="float">
            <text:p>160448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udding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pumpkin puree</text:p>
          </table:table-cell>
          <table:table-cell office:value-type="float" office:value="1595881" calcext:value-type="float">
            <text:p>1595881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pumpkin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pumpkin</text:p>
          </table:table-cell>
          <table:table-cell office:value-type="float" office:value="1605043" calcext:value-type="float">
            <text:p>1605043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pumpkin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canned pumpkin</text:p>
          </table:table-cell>
          <table:table-cell office:value-type="float" office:value="1605807" calcext:value-type="float">
            <text:p>1605807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pumpk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quinoa</text:p>
          </table:table-cell>
          <table:table-cell office:value-type="float" office:value="1600880" calcext:value-type="float">
            <text:p>160088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quinoa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radish</text:p>
          </table:table-cell>
          <table:table-cell office:value-type="float" office:value="1599987" calcext:value-type="float">
            <text:p>159998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adish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radishes</text:p>
          </table:table-cell>
          <table:table-cell office:value-type="float" office:value="1602886" calcext:value-type="float">
            <text:p>1602886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radish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golden raisin</text:p>
          </table:table-cell>
          <table:table-cell office:value-type="float" office:value="1588209" calcext:value-type="float">
            <text:p>158820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raisin</text:p>
          </table:table-cell>
          <table:table-cell/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string" calcext:value-type="string">
            <text:p>golden raisins</text:p>
          </table:table-cell>
          <table:table-cell office:value-type="float" office:value="1600853" calcext:value-type="float">
            <text:p>160085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aisin</text:p>
          </table:table-cell>
          <table:table-cell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rhubarb</text:p>
          </table:table-cell>
          <table:table-cell office:value-type="float" office:value="1606405" calcext:value-type="float">
            <text:p>160640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rhubarb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smati rice</text:p>
          </table:table-cell>
          <table:table-cell office:value-type="float" office:value="1603942" calcext:value-type="float">
            <text:p>160394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rice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hite rice</text:p>
          </table:table-cell>
          <table:table-cell office:value-type="float" office:value="1602138" calcext:value-type="float">
            <text:p>1602138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rice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rice</text:p>
          </table:table-cell>
          <table:table-cell office:value-type="float" office:value="1606441" calcext:value-type="float">
            <text:p>1606441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rice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brown rice</text:p>
          </table:table-cell>
          <table:table-cell office:value-type="float" office:value="1607235" calcext:value-type="float">
            <text:p>1607235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rice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ooked rice</text:p>
          </table:table-cell>
          <table:table-cell office:value-type="float" office:value="1600962" calcext:value-type="float">
            <text:p>1600962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rice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jasmine rice</text:p>
          </table:table-cell>
          <table:table-cell office:value-type="float" office:value="1567717" calcext:value-type="float">
            <text:p>156771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rice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arborio rice</text:p>
          </table:table-cell>
          <table:table-cell office:value-type="float" office:value="1604232" calcext:value-type="float">
            <text:p>1604232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rice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wild rice</text:p>
          </table:table-cell>
          <table:table-cell office:value-type="float" office:value="1601989" calcext:value-type="float">
            <text:p>160198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rice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cooked brown rice</text:p>
          </table:table-cell>
          <table:table-cell office:value-type="float" office:value="1604555" calcext:value-type="float">
            <text:p>160455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rice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uncooked rice</text:p>
          </table:table-cell>
          <table:table-cell office:value-type="float" office:value="1583860" calcext:value-type="float">
            <text:p>158386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rice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long grain rice</text:p>
          </table:table-cell>
          <table:table-cell office:value-type="float" office:value="1605751" calcext:value-type="float">
            <text:p>1605751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rice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cooked long - grain rice</text:p>
          </table:table-cell>
          <table:table-cell office:value-type="float" office:value="1527264" calcext:value-type="float">
            <text:p>152726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ice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long - grain rice</text:p>
          </table:table-cell>
          <table:table-cell office:value-type="float" office:value="1600503" calcext:value-type="float">
            <text:p>1600503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rice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long grain and wild rice blend</text:p>
          </table:table-cell>
          <table:table-cell office:value-type="float" office:value="1603071" calcext:value-type="float">
            <text:p>16030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ice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ooked white rice</text:p>
          </table:table-cell>
          <table:table-cell office:value-type="float" office:value="1589103" calcext:value-type="float">
            <text:p>158910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ice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long - grain white rice</text:p>
          </table:table-cell>
          <table:table-cell office:value-type="float" office:value="1602814" calcext:value-type="float">
            <text:p>160281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ice</text:p>
          </table:table-cell>
          <table:table-cell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string" calcext:value-type="string">
            <text:p>minute rice</text:p>
          </table:table-cell>
          <table:table-cell office:value-type="float" office:value="1600334" calcext:value-type="float">
            <text:p>160033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rice</text:p>
          </table:table-cell>
          <table:table-cell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instant rice</text:p>
          </table:table-cell>
          <table:table-cell office:value-type="float" office:value="1602066" calcext:value-type="float">
            <text:p>1602066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rice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dried rosemary</text:p>
          </table:table-cell>
          <table:table-cell office:value-type="float" office:value="1607122" calcext:value-type="float">
            <text:p>1607122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rosemary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rosemary</text:p>
          </table:table-cell>
          <table:table-cell office:value-type="float" office:value="1606189" calcext:value-type="float">
            <text:p>1606189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rosemary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fresh rosemary</text:p>
          </table:table-cell>
          <table:table-cell office:value-type="float" office:value="1606575" calcext:value-type="float">
            <text:p>1606575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rosemary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affron thread</text:p>
          </table:table-cell>
          <table:table-cell office:value-type="float" office:value="1604793" calcext:value-type="float">
            <text:p>160479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affron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saffron</text:p>
          </table:table-cell>
          <table:table-cell office:value-type="float" office:value="1602698" calcext:value-type="float">
            <text:p>1602698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saffron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fresh sage</text:p>
          </table:table-cell>
          <table:table-cell office:value-type="float" office:value="1606211" calcext:value-type="float">
            <text:p>160621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sage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fresh sage leaves</text:p>
          </table:table-cell>
          <table:table-cell office:value-type="float" office:value="1602096" calcext:value-type="float">
            <text:p>160209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age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dried sage</text:p>
          </table:table-cell>
          <table:table-cell office:value-type="float" office:value="1606454" calcext:value-type="float">
            <text:p>1606454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sage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rubbed sage</text:p>
          </table:table-cell>
          <table:table-cell office:value-type="float" office:value="1600313" calcext:value-type="float">
            <text:p>160031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age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ground sage</text:p>
          </table:table-cell>
          <table:table-cell office:value-type="float" office:value="1598353" calcext:value-type="float">
            <text:p>159835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age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sake</text:p>
          </table:table-cell>
          <table:table-cell office:value-type="float" office:value="1561191" calcext:value-type="float">
            <text:p>156119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ake</text:p>
          </table:table-cell>
          <table:table-cell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salad dressing</text:p>
          </table:table-cell>
          <table:table-cell office:value-type="float" office:value="1591667" calcext:value-type="float">
            <text:p>159166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alad dressing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salad greens</text:p>
          </table:table-cell>
          <table:table-cell office:value-type="float" office:value="1602488" calcext:value-type="float">
            <text:p>1602488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alad greens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salmon steaks</text:p>
          </table:table-cell>
          <table:table-cell office:value-type="float" office:value="1594800" calcext:value-type="float">
            <text:p>159480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almon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moked salmon</text:p>
          </table:table-cell>
          <table:table-cell office:value-type="float" office:value="1607104" calcext:value-type="float">
            <text:p>1607104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salmon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salmon fillets</text:p>
          </table:table-cell>
          <table:table-cell office:value-type="float" office:value="1606391" calcext:value-type="float">
            <text:p>1606391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salmon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salmon</text:p>
          </table:table-cell>
          <table:table-cell office:value-type="float" office:value="1599708" calcext:value-type="float">
            <text:p>1599708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almon</text:p>
          </table:table-cell>
          <table:table-cell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string" calcext:value-type="string">
            <text:p>salmon fillet</text:p>
          </table:table-cell>
          <table:table-cell office:value-type="float" office:value="1580078" calcext:value-type="float">
            <text:p>158007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almon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alsa</text:p>
          </table:table-cell>
          <table:table-cell office:value-type="float" office:value="1607180" calcext:value-type="float">
            <text:p>1607180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sals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lt</text:p>
          </table:table-cell>
          <table:table-cell office:value-type="float" office:value="1607552" calcext:value-type="float">
            <text:p>1607552</text:p>
          </table:table-cell>
          <table:table-cell office:value-type="float" office:value="66469" calcext:value-type="float">
            <text:p>66469</text:p>
          </table:table-cell>
          <table:table-cell office:value-type="string" calcext:value-type="string">
            <text:p>salt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oarse salt</text:p>
          </table:table-cell>
          <table:table-cell office:value-type="float" office:value="1606686" calcext:value-type="float">
            <text:p>1606686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salt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kosher salt</text:p>
          </table:table-cell>
          <table:table-cell office:value-type="float" office:value="1606133" calcext:value-type="float">
            <text:p>1606133</text:p>
          </table:table-cell>
          <table:table-cell office:value-type="float" office:value="3625" calcext:value-type="float">
            <text:p>3625</text:p>
          </table:table-cell>
          <table:table-cell office:value-type="string" calcext:value-type="string">
            <text:p>salt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sea salt</text:p>
          </table:table-cell>
          <table:table-cell office:value-type="float" office:value="1606311" calcext:value-type="float">
            <text:p>1606311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salt</text:p>
          </table:table-cell>
          <table:table-cell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table salt</text:p>
          </table:table-cell>
          <table:table-cell office:value-type="float" office:value="1607349" calcext:value-type="float">
            <text:p>1607349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salt</text:p>
          </table:table-cell>
          <table:table-cell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string" calcext:value-type="string">
            <text:p>coarse sea salt</text:p>
          </table:table-cell>
          <table:table-cell office:value-type="float" office:value="1602617" calcext:value-type="float">
            <text:p>160261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alt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y sauce</text:p>
          </table:table-cell>
          <table:table-cell office:value-type="float" office:value="1607418" calcext:value-type="float">
            <text:p>1607418</text:p>
          </table:table-cell>
          <table:table-cell office:value-type="float" office:value="7043" calcext:value-type="float">
            <text:p>7043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orcestershire sauce</text:p>
          </table:table-cell>
          <table:table-cell office:value-type="float" office:value="1607451" calcext:value-type="float">
            <text:p>1607451</text:p>
          </table:table-cell>
          <table:table-cell office:value-type="float" office:value="6221" calcext:value-type="float">
            <text:p>6221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oisin sauce</text:p>
          </table:table-cell>
          <table:table-cell office:value-type="float" office:value="1600565" calcext:value-type="float">
            <text:p>1600565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fish sauce</text:p>
          </table:table-cell>
          <table:table-cell office:value-type="float" office:value="1603519" calcext:value-type="float">
            <text:p>1603519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paghetti sauce</text:p>
          </table:table-cell>
          <table:table-cell office:value-type="float" office:value="1607567" calcext:value-type="float">
            <text:p>1607567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omato ketchup</text:p>
          </table:table-cell>
          <table:table-cell office:value-type="float" office:value="1599586" calcext:value-type="float">
            <text:p>159958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hot sauce</text:p>
          </table:table-cell>
          <table:table-cell office:value-type="float" office:value="1606440" calcext:value-type="float">
            <text:p>1606440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ayonnaise</text:p>
          </table:table-cell>
          <table:table-cell office:value-type="float" office:value="1607385" calcext:value-type="float">
            <text:p>1607385</text:p>
          </table:table-cell>
          <table:table-cell office:value-type="float" office:value="6967" calcext:value-type="float">
            <text:p>6967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ketchup</text:p>
          </table:table-cell>
          <table:table-cell office:value-type="float" office:value="1606615" calcext:value-type="float">
            <text:p>1606615</text:p>
          </table:table-cell>
          <table:table-cell office:value-type="float" office:value="3094" calcext:value-type="float">
            <text:p>3094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hili sauce</text:p>
          </table:table-cell>
          <table:table-cell office:value-type="float" office:value="1606245" calcext:value-type="float">
            <text:p>1606245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hot pepper sauce</text:p>
          </table:table-cell>
          <table:table-cell office:value-type="float" office:value="1606667" calcext:value-type="float">
            <text:p>1606667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adobo sauce</text:p>
          </table:table-cell>
          <table:table-cell office:value-type="float" office:value="1587768" calcext:value-type="float">
            <text:p>158776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abasco sauce</text:p>
          </table:table-cell>
          <table:table-cell office:value-type="float" office:value="1607453" calcext:value-type="float">
            <text:p>1607453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dry ranch dressing mix</text:p>
          </table:table-cell>
          <table:table-cell office:value-type="float" office:value="1591845" calcext:value-type="float">
            <text:p>15918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pasta sauce</text:p>
          </table:table-cell>
          <table:table-cell office:value-type="float" office:value="1604819" calcext:value-type="float">
            <text:p>1604819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eriyaki sauce</text:p>
          </table:table-cell>
          <table:table-cell office:value-type="float" office:value="1605972" calcext:value-type="float">
            <text:p>1605972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arbecue sauce</text:p>
          </table:table-cell>
          <table:table-cell office:value-type="float" office:value="1604899" calcext:value-type="float">
            <text:p>1604899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thousand island dressing</text:p>
          </table:table-cell>
          <table:table-cell office:value-type="float" office:value="1591116" calcext:value-type="float">
            <text:p>159111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marinara sauce</text:p>
          </table:table-cell>
          <table:table-cell office:value-type="float" office:value="1601568" calcext:value-type="float">
            <text:p>1601568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tomato sauce</text:p>
          </table:table-cell>
          <table:table-cell office:value-type="float" office:value="1607320" calcext:value-type="float">
            <text:p>1607320</text:p>
          </table:table-cell>
          <table:table-cell office:value-type="float" office:value="3496" calcext:value-type="float">
            <text:p>3496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italian salad dressing</text:p>
          </table:table-cell>
          <table:table-cell office:value-type="float" office:value="1606599" calcext:value-type="float">
            <text:p>160659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ranch dressing</text:p>
          </table:table-cell>
          <table:table-cell office:value-type="float" office:value="1605661" calcext:value-type="float">
            <text:p>1605661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harissa</text:p>
          </table:table-cell>
          <table:table-cell office:value-type="float" office:value="1602270" calcext:value-type="float">
            <text:p>160227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pizza sauce</text:p>
          </table:table-cell>
          <table:table-cell office:value-type="float" office:value="1604236" calcext:value-type="float">
            <text:p>1604236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caesar salad dressing</text:p>
          </table:table-cell>
          <table:table-cell office:value-type="float" office:value="1606698" calcext:value-type="float">
            <text:p>160669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catsup</text:p>
          </table:table-cell>
          <table:table-cell office:value-type="float" office:value="1607398" calcext:value-type="float">
            <text:p>1607398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louisiana hot sauce</text:p>
          </table:table-cell>
          <table:table-cell office:value-type="float" office:value="1590895" calcext:value-type="float">
            <text:p>159089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a.1 . original sauce</text:p>
          </table:table-cell>
          <table:table-cell office:value-type="float" office:value="1605473" calcext:value-type="float">
            <text:p>160547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low sodium soy sauce</text:p>
          </table:table-cell>
          <table:table-cell office:value-type="float" office:value="1606377" calcext:value-type="float">
            <text:p>1606377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chili - garlic sauce</text:p>
          </table:table-cell>
          <table:table-cell office:value-type="float" office:value="1594866" calcext:value-type="float">
            <text:p>159486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ranch dressing mix</text:p>
          </table:table-cell>
          <table:table-cell office:value-type="float" office:value="1599434" calcext:value-type="float">
            <text:p>159943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soya sauce</text:p>
          </table:table-cell>
          <table:table-cell office:value-type="float" office:value="1594398" calcext:value-type="float">
            <text:p>1594398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frank 's red hot sauce</text:p>
          </table:table-cell>
          <table:table-cell office:value-type="float" office:value="1568912" calcext:value-type="float">
            <text:p>156891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light soy sauce</text:p>
          </table:table-cell>
          <table:table-cell office:value-type="float" office:value="1606104" calcext:value-type="float">
            <text:p>1606104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oyster sauce</text:p>
          </table:table-cell>
          <table:table-cell office:value-type="float" office:value="1604157" calcext:value-type="float">
            <text:p>1604157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steak sauce</text:p>
          </table:table-cell>
          <table:table-cell office:value-type="float" office:value="1607399" calcext:value-type="float">
            <text:p>1607399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dark soy sauce</text:p>
          </table:table-cell>
          <table:table-cell office:value-type="float" office:value="1601358" calcext:value-type="float">
            <text:p>160135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taco sauce</text:p>
          </table:table-cell>
          <table:table-cell office:value-type="float" office:value="1586649" calcext:value-type="float">
            <text:p>1586649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italian dressing</text:p>
          </table:table-cell>
          <table:table-cell office:value-type="float" office:value="1605420" calcext:value-type="float">
            <text:p>160542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sambal oelek</text:p>
          </table:table-cell>
          <table:table-cell office:value-type="float" office:value="1584447" calcext:value-type="float">
            <text:p>158444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chipotle chiles in adobo</text:p>
          </table:table-cell>
          <table:table-cell office:value-type="float" office:value="1605502" calcext:value-type="float">
            <text:p>160550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tahini</text:p>
          </table:table-cell>
          <table:table-cell office:value-type="float" office:value="1607191" calcext:value-type="float">
            <text:p>1607191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sweet chili sauce</text:p>
          </table:table-cell>
          <table:table-cell office:value-type="float" office:value="1593059" calcext:value-type="float">
            <text:p>1593059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alfredo sauce</text:p>
          </table:table-cell>
          <table:table-cell office:value-type="float" office:value="1580043" calcext:value-type="float">
            <text:p>1580043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pesto sauce</text:p>
          </table:table-cell>
          <table:table-cell office:value-type="float" office:value="1605836" calcext:value-type="float">
            <text:p>1605836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enchilada sauce</text:p>
          </table:table-cell>
          <table:table-cell office:value-type="float" office:value="1607491" calcext:value-type="float">
            <text:p>160749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chipotle chile in adobo</text:p>
          </table:table-cell>
          <table:table-cell office:value-type="float" office:value="1603099" calcext:value-type="float">
            <text:p>1603099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string" calcext:value-type="string">
            <text:p>ranch salad dressing</text:p>
          </table:table-cell>
          <table:table-cell office:value-type="float" office:value="1587526" calcext:value-type="float">
            <text:p>158752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beef gravy</text:p>
          </table:table-cell>
          <table:table-cell office:value-type="float" office:value="1603180" calcext:value-type="float">
            <text:p>160318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string" calcext:value-type="string">
            <text:p>chunky salsa</text:p>
          </table:table-cell>
          <table:table-cell office:value-type="float" office:value="1604079" calcext:value-type="float">
            <text:p>160407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string" calcext:value-type="string">
            <text:p>picante sauce</text:p>
          </table:table-cell>
          <table:table-cell office:value-type="float" office:value="1595963" calcext:value-type="float">
            <text:p>1595963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string" calcext:value-type="string">
            <text:p>brown gravy mix</text:p>
          </table:table-cell>
          <table:table-cell office:value-type="float" office:value="1598851" calcext:value-type="float">
            <text:p>159885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string" calcext:value-type="string">
            <text:p>italian salad dressing mix</text:p>
          </table:table-cell>
          <table:table-cell office:value-type="float" office:value="1606088" calcext:value-type="float">
            <text:p>160608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string" calcext:value-type="string">
            <text:p>reduced sodium soy sauce</text:p>
          </table:table-cell>
          <table:table-cell office:value-type="float" office:value="1607578" calcext:value-type="float">
            <text:p>1607578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string" calcext:value-type="string">
            <text:p>carbonated lemon - lime beverage</text:p>
          </table:table-cell>
          <table:table-cell office:value-type="float" office:value="1579109" calcext:value-type="float">
            <text:p>157910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auce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basil pesto</text:p>
          </table:table-cell>
          <table:table-cell office:value-type="float" office:value="1605848" calcext:value-type="float">
            <text:p>160584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auce salty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applesauce</text:p>
          </table:table-cell>
          <table:table-cell office:value-type="float" office:value="1606162" calcext:value-type="float">
            <text:p>1606162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sauce sweet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unsweetened applesauce</text:p>
          </table:table-cell>
          <table:table-cell office:value-type="float" office:value="1602827" calcext:value-type="float">
            <text:p>1602827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sauce sweet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cranberry sauce</text:p>
          </table:table-cell>
          <table:table-cell office:value-type="float" office:value="1603216" calcext:value-type="float">
            <text:p>160321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auce sweet</text:p>
          </table:table-cell>
          <table:table-cell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whole berry cranberry sauce</text:p>
          </table:table-cell>
          <table:table-cell office:value-type="float" office:value="1601383" calcext:value-type="float">
            <text:p>160138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sauce sweet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scallops</text:p>
          </table:table-cell>
          <table:table-cell office:value-type="float" office:value="1582054" calcext:value-type="float">
            <text:p>158205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callop</text:p>
          </table:table-cell>
          <table:table-cell/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string" calcext:value-type="string">
            <text:p>sea scallops</text:p>
          </table:table-cell>
          <table:table-cell office:value-type="float" office:value="1603474" calcext:value-type="float">
            <text:p>160347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callop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easoned stuffing mix</text:p>
          </table:table-cell>
          <table:table-cell office:value-type="float" office:value="1594510" calcext:value-type="float">
            <text:p>159451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easoned stuffing mix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oriander seed</text:p>
          </table:table-cell>
          <table:table-cell office:value-type="float" office:value="1601126" calcext:value-type="float">
            <text:p>1601126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seed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anise seed</text:p>
          </table:table-cell>
          <table:table-cell office:value-type="float" office:value="1602392" calcext:value-type="float">
            <text:p>160239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eed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umin seed</text:p>
          </table:table-cell>
          <table:table-cell office:value-type="float" office:value="1603401" calcext:value-type="float">
            <text:p>1603401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seed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oriander seeds</text:p>
          </table:table-cell>
          <table:table-cell office:value-type="float" office:value="1599620" calcext:value-type="float">
            <text:p>159962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eed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fennel seed</text:p>
          </table:table-cell>
          <table:table-cell office:value-type="float" office:value="1602205" calcext:value-type="float">
            <text:p>160220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eed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elery seed</text:p>
          </table:table-cell>
          <table:table-cell office:value-type="float" office:value="1606324" calcext:value-type="float">
            <text:p>1606324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seed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esame seeds</text:p>
          </table:table-cell>
          <table:table-cell office:value-type="float" office:value="1607117" calcext:value-type="float">
            <text:p>1607117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seed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mustard seeds</text:p>
          </table:table-cell>
          <table:table-cell office:value-type="float" office:value="1603551" calcext:value-type="float">
            <text:p>1603551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seed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poppy seed</text:p>
          </table:table-cell>
          <table:table-cell office:value-type="float" office:value="1593279" calcext:value-type="float">
            <text:p>159327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eed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pine nuts</text:p>
          </table:table-cell>
          <table:table-cell office:value-type="float" office:value="1605533" calcext:value-type="float">
            <text:p>1605533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seed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celery seeds</text:p>
          </table:table-cell>
          <table:table-cell office:value-type="float" office:value="1591432" calcext:value-type="float">
            <text:p>1591432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eed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sunflower seeds</text:p>
          </table:table-cell>
          <table:table-cell office:value-type="float" office:value="1607441" calcext:value-type="float">
            <text:p>1607441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seed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caraway seed</text:p>
          </table:table-cell>
          <table:table-cell office:value-type="float" office:value="1602020" calcext:value-type="float">
            <text:p>1602020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seed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fennel seeds</text:p>
          </table:table-cell>
          <table:table-cell office:value-type="float" office:value="1595736" calcext:value-type="float">
            <text:p>159573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ed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pumpkin seeds</text:p>
          </table:table-cell>
          <table:table-cell office:value-type="float" office:value="1596492" calcext:value-type="float">
            <text:p>1596492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eed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cumin seeds</text:p>
          </table:table-cell>
          <table:table-cell office:value-type="float" office:value="1605388" calcext:value-type="float">
            <text:p>160538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eed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caraway seeds</text:p>
          </table:table-cell>
          <table:table-cell office:value-type="float" office:value="1594204" calcext:value-type="float">
            <text:p>159420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ed</text:p>
          </table:table-cell>
          <table:table-cell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string" calcext:value-type="string">
            <text:p>poppy seeds</text:p>
          </table:table-cell>
          <table:table-cell office:value-type="float" office:value="1607503" calcext:value-type="float">
            <text:p>1607503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seed</text:p>
          </table:table-cell>
          <table:table-cell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string" calcext:value-type="string">
            <text:p>ground flax seeds</text:p>
          </table:table-cell>
          <table:table-cell office:value-type="float" office:value="1598685" calcext:value-type="float">
            <text:p>159868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eed</text:p>
          </table:table-cell>
          <table:table-cell/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string" calcext:value-type="string">
            <text:p>flax seed meal</text:p>
          </table:table-cell>
          <table:table-cell office:value-type="float" office:value="1600813" calcext:value-type="float">
            <text:p>1600813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eed</text:p>
          </table:table-cell>
          <table:table-cell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black mustard seeds</text:p>
          </table:table-cell>
          <table:table-cell office:value-type="float" office:value="1566289" calcext:value-type="float">
            <text:p>15662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eed</text:p>
          </table:table-cell>
          <table:table-cell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string" calcext:value-type="string">
            <text:p>flax seed</text:p>
          </table:table-cell>
          <table:table-cell office:value-type="float" office:value="1598775" calcext:value-type="float">
            <text:p>159877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eed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hortening</text:p>
          </table:table-cell>
          <table:table-cell office:value-type="float" office:value="1607582" calcext:value-type="float">
            <text:p>1607582</text:p>
          </table:table-cell>
          <table:table-cell office:value-type="float" office:value="2116" calcext:value-type="float">
            <text:p>2116</text:p>
          </table:table-cell>
          <table:table-cell office:value-type="string" calcext:value-type="string">
            <text:p>shortening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edium shrimp</text:p>
          </table:table-cell>
          <table:table-cell office:value-type="float" office:value="1605901" calcext:value-type="float">
            <text:p>1605901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shrimp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hrimp</text:p>
          </table:table-cell>
          <table:table-cell office:value-type="float" office:value="1607217" calcext:value-type="float">
            <text:p>1607217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shrimp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small shrimp</text:p>
          </table:table-cell>
          <table:table-cell office:value-type="float" office:value="1603245" calcext:value-type="float">
            <text:p>160324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hrimp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raw shrimp</text:p>
          </table:table-cell>
          <table:table-cell office:value-type="float" office:value="1591473" calcext:value-type="float">
            <text:p>159147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hrimp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cooked shrimp</text:p>
          </table:table-cell>
          <table:table-cell office:value-type="float" office:value="1607301" calcext:value-type="float">
            <text:p>160730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hrimp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jumbo shrimp</text:p>
          </table:table-cell>
          <table:table-cell office:value-type="float" office:value="1606429" calcext:value-type="float">
            <text:p>160642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hrimp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large shrimp</text:p>
          </table:table-cell>
          <table:table-cell office:value-type="float" office:value="1600922" calcext:value-type="float">
            <text:p>1600922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shrimp</text:p>
          </table:table-cell>
          <table:table-cell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string" calcext:value-type="string">
            <text:p>baby shrimp</text:p>
          </table:table-cell>
          <table:table-cell office:value-type="float" office:value="1576765" calcext:value-type="float">
            <text:p>157676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hrimp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liquid smoke</text:p>
          </table:table-cell>
          <table:table-cell office:value-type="float" office:value="1604765" calcext:value-type="float">
            <text:p>160476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smoke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ream of chicken soup</text:p>
          </table:table-cell>
          <table:table-cell office:value-type="float" office:value="1607473" calcext:value-type="float">
            <text:p>1607473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soup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ream of celery soup</text:p>
          </table:table-cell>
          <table:table-cell office:value-type="float" office:value="1607284" calcext:value-type="float">
            <text:p>1607284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soup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ream of mushroom soup</text:p>
          </table:table-cell>
          <table:table-cell office:value-type="float" office:value="1606594" calcext:value-type="float">
            <text:p>1606594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soup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ondensed tomato soup</text:p>
          </table:table-cell>
          <table:table-cell office:value-type="float" office:value="1602749" calcext:value-type="float">
            <text:p>160274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soup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tomato soup</text:p>
          </table:table-cell>
          <table:table-cell office:value-type="float" office:value="1601820" calcext:value-type="float">
            <text:p>1601820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soup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lipton onion soup mix</text:p>
          </table:table-cell>
          <table:table-cell office:value-type="float" office:value="1592544" calcext:value-type="float">
            <text:p>159254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oup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onion soup mix</text:p>
          </table:table-cell>
          <table:table-cell office:value-type="float" office:value="1606976" calcext:value-type="float">
            <text:p>1606976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soup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condensed cream of chicken soup</text:p>
          </table:table-cell>
          <table:table-cell office:value-type="float" office:value="1598525" calcext:value-type="float">
            <text:p>1598525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soup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condensed cream of mushroom soup</text:p>
          </table:table-cell>
          <table:table-cell office:value-type="float" office:value="1603971" calcext:value-type="float">
            <text:p>160397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oup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dry onion soup mix</text:p>
          </table:table-cell>
          <table:table-cell office:value-type="float" office:value="1604057" calcext:value-type="float">
            <text:p>1604057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soup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mushroom soup</text:p>
          </table:table-cell>
          <table:table-cell office:value-type="float" office:value="1605346" calcext:value-type="float">
            <text:p>16053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oup</text:p>
          </table:table-cell>
          <table:table-cell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cheddar cheese soup</text:p>
          </table:table-cell>
          <table:table-cell office:value-type="float" office:value="1600190" calcext:value-type="float">
            <text:p>160019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oup</text:p>
          </table:table-cell>
          <table:table-cell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string" calcext:value-type="string">
            <text:p>condensed cheddar cheese soup</text:p>
          </table:table-cell>
          <table:table-cell office:value-type="float" office:value="1581195" calcext:value-type="float">
            <text:p>158119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oup</text:p>
          </table:table-cell>
          <table:table-cell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string" calcext:value-type="string">
            <text:p>condensed cream of celery soup</text:p>
          </table:table-cell>
          <table:table-cell office:value-type="float" office:value="1600550" calcext:value-type="float">
            <text:p>160055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oup</text:p>
          </table:table-cell>
          <table:table-cell/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string" calcext:value-type="string">
            <text:p>condensed golden mushroom soup</text:p>
          </table:table-cell>
          <table:table-cell office:value-type="float" office:value="1606265" calcext:value-type="float">
            <text:p>160626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oup</text:p>
          </table:table-cell>
          <table:table-cell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string" calcext:value-type="string">
            <text:p>tamari</text:p>
          </table:table-cell>
          <table:table-cell office:value-type="float" office:value="1592601" calcext:value-type="float">
            <text:p>159260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oy sauce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urry paste</text:p>
          </table:table-cell>
          <table:table-cell office:value-type="float" office:value="1605550" calcext:value-type="float">
            <text:p>160555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pice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cayenne</text:p>
          </table:table-cell>
          <table:table-cell office:value-type="float" office:value="1607207" calcext:value-type="float">
            <text:p>1607207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spice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mace</text:p>
          </table:table-cell>
          <table:table-cell office:value-type="float" office:value="1598540" calcext:value-type="float">
            <text:p>159854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pice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star anise</text:p>
          </table:table-cell>
          <table:table-cell office:value-type="float" office:value="1571364" calcext:value-type="float">
            <text:p>15713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pice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ack pepper</text:p>
          </table:table-cell>
          <table:table-cell office:value-type="float" office:value="1607380" calcext:value-type="float">
            <text:p>1607380</text:p>
          </table:table-cell>
          <table:table-cell office:value-type="float" office:value="10077" calcext:value-type="float">
            <text:p>10077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nion powder</text:p>
          </table:table-cell>
          <table:table-cell office:value-type="float" office:value="1607205" calcext:value-type="float">
            <text:p>1607205</text:p>
          </table:table-cell>
          <table:table-cell office:value-type="float" office:value="2573" calcext:value-type="float">
            <text:p>2573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yenne pepper</text:p>
          </table:table-cell>
          <table:table-cell office:value-type="float" office:value="1607027" calcext:value-type="float">
            <text:p>1607027</text:p>
          </table:table-cell>
          <table:table-cell office:value-type="float" office:value="4696" calcext:value-type="float">
            <text:p>4696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aco seasoning</text:p>
          </table:table-cell>
          <table:table-cell office:value-type="float" office:value="1606116" calcext:value-type="float">
            <text:p>1606116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epper</text:p>
          </table:table-cell>
          <table:table-cell office:value-type="float" office:value="1607561" calcext:value-type="float">
            <text:p>1607561</text:p>
          </table:table-cell>
          <table:table-cell office:value-type="float" office:value="18522" calcext:value-type="float">
            <text:p>18522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umin</text:p>
          </table:table-cell>
          <table:table-cell office:value-type="float" office:value="1607271" calcext:value-type="float">
            <text:p>1607271</text:p>
          </table:table-cell>
          <table:table-cell office:value-type="float" office:value="3137" calcext:value-type="float">
            <text:p>3137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alt &amp; freshly ground black pepper</text:p>
          </table:table-cell>
          <table:table-cell office:value-type="float" office:value="1607521" calcext:value-type="float">
            <text:p>1607521</text:p>
          </table:table-cell>
          <table:table-cell office:value-type="float" office:value="2227" calcext:value-type="float">
            <text:p>2227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aprika</text:p>
          </table:table-cell>
          <table:table-cell office:value-type="float" office:value="1607560" calcext:value-type="float">
            <text:p>1607560</text:p>
          </table:table-cell>
          <table:table-cell office:value-type="float" office:value="6185" calcext:value-type="float">
            <text:p>6185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rushed red pepper flakes</text:p>
          </table:table-cell>
          <table:table-cell office:value-type="float" office:value="1607294" calcext:value-type="float">
            <text:p>1607294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ried parsley</text:p>
          </table:table-cell>
          <table:table-cell office:value-type="float" office:value="1602187" calcext:value-type="float">
            <text:p>1602187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seasoning salt</text:p>
          </table:table-cell>
          <table:table-cell office:value-type="float" office:value="1607486" calcext:value-type="float">
            <text:p>1607486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alt and pepper</text:p>
          </table:table-cell>
          <table:table-cell office:value-type="float" office:value="1607464" calcext:value-type="float">
            <text:p>1607464</text:p>
          </table:table-cell>
          <table:table-cell office:value-type="float" office:value="12625" calcext:value-type="float">
            <text:p>12625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fresh black pepper</text:p>
          </table:table-cell>
          <table:table-cell office:value-type="float" office:value="1607215" calcext:value-type="float">
            <text:p>160721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hili pepper</text:p>
          </table:table-cell>
          <table:table-cell office:value-type="float" office:value="1604580" calcext:value-type="float">
            <text:p>16045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ground cumin</text:p>
          </table:table-cell>
          <table:table-cell office:value-type="float" office:value="1607326" calcext:value-type="float">
            <text:p>1607326</text:p>
          </table:table-cell>
          <table:table-cell office:value-type="float" office:value="4619" calcext:value-type="float">
            <text:p>4619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ground coriander</text:p>
          </table:table-cell>
          <table:table-cell office:value-type="float" office:value="1607327" calcext:value-type="float">
            <text:p>1607327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ground allspice</text:p>
          </table:table-cell>
          <table:table-cell office:value-type="float" office:value="1607065" calcext:value-type="float">
            <text:p>1607065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roasted red pepper</text:p>
          </table:table-cell>
          <table:table-cell office:value-type="float" office:value="1606953" calcext:value-type="float">
            <text:p>160695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white pepper</text:p>
          </table:table-cell>
          <table:table-cell office:value-type="float" office:value="1607422" calcext:value-type="float">
            <text:p>1607422</text:p>
          </table:table-cell>
          <table:table-cell office:value-type="float" office:value="2094" calcext:value-type="float">
            <text:p>2094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black peppercorns</text:p>
          </table:table-cell>
          <table:table-cell office:value-type="float" office:value="1606632" calcext:value-type="float">
            <text:p>1606632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garlic salt</text:p>
          </table:table-cell>
          <table:table-cell office:value-type="float" office:value="1607558" calcext:value-type="float">
            <text:p>1607558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onion salt</text:p>
          </table:table-cell>
          <table:table-cell office:value-type="float" office:value="1605610" calcext:value-type="float">
            <text:p>160561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italian seasoning</text:p>
          </table:table-cell>
          <table:table-cell office:value-type="float" office:value="1607308" calcext:value-type="float">
            <text:p>1607308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hili powder</text:p>
          </table:table-cell>
          <table:table-cell office:value-type="float" office:value="1607404" calcext:value-type="float">
            <text:p>1607404</text:p>
          </table:table-cell>
          <table:table-cell office:value-type="float" office:value="5406" calcext:value-type="float">
            <text:p>5406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ground cardamom</text:p>
          </table:table-cell>
          <table:table-cell office:value-type="float" office:value="1605959" calcext:value-type="float">
            <text:p>160595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ground mace</text:p>
          </table:table-cell>
          <table:table-cell office:value-type="float" office:value="1595488" calcext:value-type="float">
            <text:p>15954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mixed spice</text:p>
          </table:table-cell>
          <table:table-cell office:value-type="float" office:value="1575499" calcext:value-type="float">
            <text:p>157549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moked paprika</text:p>
          </table:table-cell>
          <table:table-cell office:value-type="float" office:value="1605186" calcext:value-type="float">
            <text:p>1605186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turmeric powder</text:p>
          </table:table-cell>
          <table:table-cell office:value-type="float" office:value="1603396" calcext:value-type="float">
            <text:p>1603396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fresh ground black pepper</text:p>
          </table:table-cell>
          <table:table-cell office:value-type="float" office:value="1604499" calcext:value-type="float">
            <text:p>1604499</text:p>
          </table:table-cell>
          <table:table-cell office:value-type="float" office:value="5194" calcext:value-type="float">
            <text:p>5194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alt &amp; pepper</text:p>
          </table:table-cell>
          <table:table-cell office:value-type="float" office:value="1606578" calcext:value-type="float">
            <text:p>1606578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alt and black pepper</text:p>
          </table:table-cell>
          <table:table-cell office:value-type="float" office:value="1607113" calcext:value-type="float">
            <text:p>1607113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red pepper flakes</text:p>
          </table:table-cell>
          <table:table-cell office:value-type="float" office:value="1607529" calcext:value-type="float">
            <text:p>1607529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taco seasoning mix</text:p>
          </table:table-cell>
          <table:table-cell office:value-type="float" office:value="1602487" calcext:value-type="float">
            <text:p>1602487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red pepper</text:p>
          </table:table-cell>
          <table:table-cell office:value-type="float" office:value="1607276" calcext:value-type="float">
            <text:p>1607276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poultry seasoning</text:p>
          </table:table-cell>
          <table:table-cell office:value-type="float" office:value="1606141" calcext:value-type="float">
            <text:p>1606141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turmeric</text:p>
          </table:table-cell>
          <table:table-cell office:value-type="float" office:value="1607507" calcext:value-type="float">
            <text:p>1607507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garam masala</text:p>
          </table:table-cell>
          <table:table-cell office:value-type="float" office:value="1603680" calcext:value-type="float">
            <text:p>1603680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peppercorns</text:p>
          </table:table-cell>
          <table:table-cell office:value-type="float" office:value="1606060" calcext:value-type="float">
            <text:p>160606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oriander</text:p>
          </table:table-cell>
          <table:table-cell office:value-type="float" office:value="1607270" calcext:value-type="float">
            <text:p>1607270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curry powder</text:p>
          </table:table-cell>
          <table:table-cell office:value-type="float" office:value="1607356" calcext:value-type="float">
            <text:p>1607356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ground pepper</text:p>
          </table:table-cell>
          <table:table-cell office:value-type="float" office:value="1606853" calcext:value-type="float">
            <text:p>1606853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fresh marjoram</text:p>
          </table:table-cell>
          <table:table-cell office:value-type="float" office:value="1600328" calcext:value-type="float">
            <text:p>16003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celery salt</text:p>
          </table:table-cell>
          <table:table-cell office:value-type="float" office:value="1607454" calcext:value-type="float">
            <text:p>1607454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ground black pepper</text:p>
          </table:table-cell>
          <table:table-cell office:value-type="float" office:value="1607221" calcext:value-type="float">
            <text:p>1607221</text:p>
          </table:table-cell>
          <table:table-cell office:value-type="float" office:value="2903" calcext:value-type="float">
            <text:p>2903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alt &amp; fresh ground pepper</text:p>
          </table:table-cell>
          <table:table-cell office:value-type="float" office:value="1594056" calcext:value-type="float">
            <text:p>1594056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old bay seasoning</text:p>
          </table:table-cell>
          <table:table-cell office:value-type="float" office:value="1604076" calcext:value-type="float">
            <text:p>1604076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fresh ground pepper</text:p>
          </table:table-cell>
          <table:table-cell office:value-type="float" office:value="1607514" calcext:value-type="float">
            <text:p>1607514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roasted red peppers</text:p>
          </table:table-cell>
          <table:table-cell office:value-type="float" office:value="1607527" calcext:value-type="float">
            <text:p>1607527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sweet paprika</text:p>
          </table:table-cell>
          <table:table-cell office:value-type="float" office:value="1605188" calcext:value-type="float">
            <text:p>160518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dried parsley flakes</text:p>
          </table:table-cell>
          <table:table-cell office:value-type="float" office:value="1607280" calcext:value-type="float">
            <text:p>160728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red peppers</text:p>
          </table:table-cell>
          <table:table-cell office:value-type="float" office:value="1602234" calcext:value-type="float">
            <text:p>1602234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seasoning</text:p>
          </table:table-cell>
          <table:table-cell office:value-type="float" office:value="1601339" calcext:value-type="float">
            <text:p>1601339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lawry 's seasoned salt</text:p>
          </table:table-cell>
          <table:table-cell office:value-type="float" office:value="1600819" calcext:value-type="float">
            <text:p>16008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ground cayenne pepper</text:p>
          </table:table-cell>
          <table:table-cell office:value-type="float" office:value="1597608" calcext:value-type="float">
            <text:p>159760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dried chili pepper flakes</text:p>
          </table:table-cell>
          <table:table-cell office:value-type="float" office:value="1606760" calcext:value-type="float">
            <text:p>16067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yellow bell peppers</text:p>
          </table:table-cell>
          <table:table-cell office:value-type="float" office:value="1606553" calcext:value-type="float">
            <text:p>160655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parsley flakes</text:p>
          </table:table-cell>
          <table:table-cell office:value-type="float" office:value="1607036" calcext:value-type="float">
            <text:p>1607036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fresh coarse ground black pepper</text:p>
          </table:table-cell>
          <table:table-cell office:value-type="float" office:value="1604986" calcext:value-type="float">
            <text:p>1604986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lemon pepper seasoning</text:p>
          </table:table-cell>
          <table:table-cell office:value-type="float" office:value="1598190" calcext:value-type="float">
            <text:p>159819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cracked black pepper</text:p>
          </table:table-cell>
          <table:table-cell office:value-type="float" office:value="1606318" calcext:value-type="float">
            <text:p>1606318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dried italian seasoning</text:p>
          </table:table-cell>
          <table:table-cell office:value-type="float" office:value="1596165" calcext:value-type="float">
            <text:p>1596165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cajun seasoning</text:p>
          </table:table-cell>
          <table:table-cell office:value-type="float" office:value="1607231" calcext:value-type="float">
            <text:p>1607231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red chili pepper</text:p>
          </table:table-cell>
          <table:table-cell office:value-type="float" office:value="1599910" calcext:value-type="float">
            <text:p>159991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hot pepper flakes</text:p>
          </table:table-cell>
          <table:table-cell office:value-type="float" office:value="1597686" calcext:value-type="float">
            <text:p>159768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cumin powder</text:p>
          </table:table-cell>
          <table:table-cell office:value-type="float" office:value="1603406" calcext:value-type="float">
            <text:p>1603406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five - spice powder</text:p>
          </table:table-cell>
          <table:table-cell office:value-type="float" office:value="1605016" calcext:value-type="float">
            <text:p>160501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hungarian paprika</text:p>
          </table:table-cell>
          <table:table-cell office:value-type="float" office:value="1593921" calcext:value-type="float">
            <text:p>159392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hot red pepper flakes</text:p>
          </table:table-cell>
          <table:table-cell office:value-type="float" office:value="1588967" calcext:value-type="float">
            <text:p>158896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ground red pepper</text:p>
          </table:table-cell>
          <table:table-cell office:value-type="float" office:value="1607225" calcext:value-type="float">
            <text:p>1607225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peppercorn</text:p>
          </table:table-cell>
          <table:table-cell office:value-type="float" office:value="1604918" calcext:value-type="float">
            <text:p>160491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green chili pepper</text:p>
          </table:table-cell>
          <table:table-cell office:value-type="float" office:value="1596914" calcext:value-type="float">
            <text:p>15969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creole seasoning</text:p>
          </table:table-cell>
          <table:table-cell office:value-type="float" office:value="1606431" calcext:value-type="float">
            <text:p>1606431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season salt</text:p>
          </table:table-cell>
          <table:table-cell office:value-type="float" office:value="1607411" calcext:value-type="float">
            <text:p>160741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chili peppers</text:p>
          </table:table-cell>
          <table:table-cell office:value-type="float" office:value="1601388" calcext:value-type="float">
            <text:p>160138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red chili pepper flakes</text:p>
          </table:table-cell>
          <table:table-cell office:value-type="float" office:value="1604776" calcext:value-type="float">
            <text:p>1604776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chinese five spice powder</text:p>
          </table:table-cell>
          <table:table-cell office:value-type="float" office:value="1565025" calcext:value-type="float">
            <text:p>156502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coarse black pepper</text:p>
          </table:table-cell>
          <table:table-cell office:value-type="float" office:value="1600933" calcext:value-type="float">
            <text:p>160093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cracked pepper</text:p>
          </table:table-cell>
          <table:table-cell office:value-type="float" office:value="1604099" calcext:value-type="float">
            <text:p>160409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lemon pepper</text:p>
          </table:table-cell>
          <table:table-cell office:value-type="float" office:value="1606526" calcext:value-type="float">
            <text:p>160652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accent seasoning</text:p>
          </table:table-cell>
          <table:table-cell office:value-type="float" office:value="1603933" calcext:value-type="float">
            <text:p>160393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dried chipotle powder</text:p>
          </table:table-cell>
          <table:table-cell office:value-type="float" office:value="1607275" calcext:value-type="float">
            <text:p>160727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string" calcext:value-type="string">
            <text:p>italian spices</text:p>
          </table:table-cell>
          <table:table-cell office:value-type="float" office:value="1601024" calcext:value-type="float">
            <text:p>16010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curry</text:p>
          </table:table-cell>
          <table:table-cell office:value-type="float" office:value="1593465" calcext:value-type="float">
            <text:p>159346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string" calcext:value-type="string">
            <text:p>powdered ginger</text:p>
          </table:table-cell>
          <table:table-cell office:value-type="float" office:value="1596590" calcext:value-type="float">
            <text:p>159659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string" calcext:value-type="string">
            <text:p>red curry paste</text:p>
          </table:table-cell>
          <table:table-cell office:value-type="float" office:value="1603517" calcext:value-type="float">
            <text:p>160351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string" calcext:value-type="string">
            <text:p>dried red pepper flakes</text:p>
          </table:table-cell>
          <table:table-cell office:value-type="float" office:value="1592330" calcext:value-type="float">
            <text:p>159233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string" calcext:value-type="string">
            <text:p>curry leaves</text:p>
          </table:table-cell>
          <table:table-cell office:value-type="float" office:value="1603402" calcext:value-type="float">
            <text:p>160340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string" calcext:value-type="string">
            <text:p>hot pepper</text:p>
          </table:table-cell>
          <table:table-cell office:value-type="float" office:value="1595627" calcext:value-type="float">
            <text:p>159562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string" calcext:value-type="string">
            <text:p>dry crushed red pepper</text:p>
          </table:table-cell>
          <table:table-cell office:value-type="float" office:value="1600561" calcext:value-type="float">
            <text:p>160056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string" calcext:value-type="string">
            <text:p>lemon - pepper seasoning</text:p>
          </table:table-cell>
          <table:table-cell office:value-type="float" office:value="1596312" calcext:value-type="float">
            <text:p>159631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mccormick 's montreal brand steak seasoning</text:p>
          </table:table-cell>
          <table:table-cell office:value-type="float" office:value="1602576" calcext:value-type="float">
            <text:p>160257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string" calcext:value-type="string">
            <text:p>chili seasoning mix</text:p>
          </table:table-cell>
          <table:table-cell office:value-type="float" office:value="1606556" calcext:value-type="float">
            <text:p>160655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pice salty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nnamon stick</text:p>
          </table:table-cell>
          <table:table-cell office:value-type="float" office:value="1607151" calcext:value-type="float">
            <text:p>1607151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spice sweet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innamon</text:p>
          </table:table-cell>
          <table:table-cell office:value-type="float" office:value="1607588" calcext:value-type="float">
            <text:p>1607588</text:p>
          </table:table-cell>
          <table:table-cell office:value-type="float" office:value="9958" calcext:value-type="float">
            <text:p>9958</text:p>
          </table:table-cell>
          <table:table-cell office:value-type="string" calcext:value-type="string">
            <text:p>spice sweet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ground cinnamon</text:p>
          </table:table-cell>
          <table:table-cell office:value-type="float" office:value="1607328" calcext:value-type="float">
            <text:p>1607328</text:p>
          </table:table-cell>
          <table:table-cell office:value-type="float" office:value="5098" calcext:value-type="float">
            <text:p>5098</text:p>
          </table:table-cell>
          <table:table-cell office:value-type="string" calcext:value-type="string">
            <text:p>spice sweet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cinnamon sticks</text:p>
          </table:table-cell>
          <table:table-cell office:value-type="float" office:value="1606948" calcext:value-type="float">
            <text:p>1606948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spice sweet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pinach leaves</text:p>
          </table:table-cell>
          <table:table-cell office:value-type="float" office:value="1602485" calcext:value-type="float">
            <text:p>1602485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spinach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frozen chopped spinach</text:p>
          </table:table-cell>
          <table:table-cell office:value-type="float" office:value="1607156" calcext:value-type="float">
            <text:p>1607156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spinach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frozen spinach</text:p>
          </table:table-cell>
          <table:table-cell office:value-type="float" office:value="1602083" calcext:value-type="float">
            <text:p>1602083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spinach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fresh spinach</text:p>
          </table:table-cell>
          <table:table-cell office:value-type="float" office:value="1605136" calcext:value-type="float">
            <text:p>160513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spinach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baby spinach</text:p>
          </table:table-cell>
          <table:table-cell office:value-type="float" office:value="1601020" calcext:value-type="float">
            <text:p>160102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spinach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spinach</text:p>
          </table:table-cell>
          <table:table-cell office:value-type="float" office:value="1607444" calcext:value-type="float">
            <text:p>1607444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spinach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baby spinach leaves</text:p>
          </table:table-cell>
          <table:table-cell office:value-type="float" office:value="1600988" calcext:value-type="float">
            <text:p>1600988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spinach</text:p>
          </table:table-cell>
          <table:table-cell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string" calcext:value-type="string">
            <text:p>fresh spinach leaves</text:p>
          </table:table-cell>
          <table:table-cell office:value-type="float" office:value="1600650" calcext:value-type="float">
            <text:p>160065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pinach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acorn squash</text:p>
          </table:table-cell>
          <table:table-cell office:value-type="float" office:value="1599230" calcext:value-type="float">
            <text:p>159923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quash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yellow squash</text:p>
          </table:table-cell>
          <table:table-cell office:value-type="float" office:value="1602888" calcext:value-type="float">
            <text:p>1602888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squash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squash</text:p>
          </table:table-cell>
          <table:table-cell office:value-type="float" office:value="1590650" calcext:value-type="float">
            <text:p>159065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quash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butternut squash</text:p>
          </table:table-cell>
          <table:table-cell office:value-type="float" office:value="1604651" calcext:value-type="float">
            <text:p>1604651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squash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spaghetti squash</text:p>
          </table:table-cell>
          <table:table-cell office:value-type="float" office:value="1591998" calcext:value-type="float">
            <text:p>159199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quash</text:p>
          </table:table-cell>
          <table:table-cell/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string" calcext:value-type="string">
            <text:p>summer squash</text:p>
          </table:table-cell>
          <table:table-cell office:value-type="float" office:value="1606175" calcext:value-type="float">
            <text:p>1606175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squash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ornstarch</text:p>
          </table:table-cell>
          <table:table-cell office:value-type="float" office:value="1607580" calcext:value-type="float">
            <text:p>1607580</text:p>
          </table:table-cell>
          <table:table-cell office:value-type="float" office:value="5597" calcext:value-type="float">
            <text:p>5597</text:p>
          </table:table-cell>
          <table:table-cell office:value-type="string" calcext:value-type="string">
            <text:p>starch</text:p>
          </table:table-cell>
          <table:table-cell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quick - cooking tapioca</text:p>
          </table:table-cell>
          <table:table-cell office:value-type="float" office:value="1544977" calcext:value-type="float">
            <text:p>154497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ch</text:p>
          </table:table-cell>
          <table:table-cell/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string" calcext:value-type="string">
            <text:p>potato starch</text:p>
          </table:table-cell>
          <table:table-cell office:value-type="float" office:value="1601074" calcext:value-type="float">
            <text:p>160107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tarch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rawberries</text:p>
          </table:table-cell>
          <table:table-cell office:value-type="float" office:value="1597851" calcext:value-type="float">
            <text:p>1597851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strawberry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fresh strawberries</text:p>
          </table:table-cell>
          <table:table-cell office:value-type="float" office:value="1596741" calcext:value-type="float">
            <text:p>1596741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strawberry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strawberry</text:p>
          </table:table-cell>
          <table:table-cell office:value-type="float" office:value="1606406" calcext:value-type="float">
            <text:p>1606406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strawberry</text:p>
          </table:table-cell>
          <table:table-cell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frozen strawberries</text:p>
          </table:table-cell>
          <table:table-cell office:value-type="float" office:value="1604067" calcext:value-type="float">
            <text:p>1604067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strawberr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own sugar</text:p>
          </table:table-cell>
          <table:table-cell office:value-type="float" office:value="1607583" calcext:value-type="float">
            <text:p>1607583</text:p>
          </table:table-cell>
          <table:table-cell office:value-type="float" office:value="15217" calcext:value-type="float">
            <text:p>15217</text:p>
          </table:table-cell>
          <table:table-cell office:value-type="string" calcext:value-type="string">
            <text:p>sugar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ugar</text:p>
          </table:table-cell>
          <table:table-cell office:value-type="float" office:value="1607530" calcext:value-type="float">
            <text:p>1607530</text:p>
          </table:table-cell>
          <table:table-cell office:value-type="float" office:value="33884" calcext:value-type="float">
            <text:p>33884</text:p>
          </table:table-cell>
          <table:table-cell office:value-type="string" calcext:value-type="string">
            <text:p>sugar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onfectioners ' sugar</text:p>
          </table:table-cell>
          <table:table-cell office:value-type="float" office:value="1606809" calcext:value-type="float">
            <text:p>1606809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sugar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owdered sugar</text:p>
          </table:table-cell>
          <table:table-cell office:value-type="float" office:value="1607540" calcext:value-type="float">
            <text:p>1607540</text:p>
          </table:table-cell>
          <table:table-cell office:value-type="float" office:value="3901" calcext:value-type="float">
            <text:p>3901</text:p>
          </table:table-cell>
          <table:table-cell office:value-type="string" calcext:value-type="string">
            <text:p>sugar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white sugar</text:p>
          </table:table-cell>
          <table:table-cell office:value-type="float" office:value="1607321" calcext:value-type="float">
            <text:p>1607321</text:p>
          </table:table-cell>
          <table:table-cell office:value-type="float" office:value="2507" calcext:value-type="float">
            <text:p>2507</text:p>
          </table:table-cell>
          <table:table-cell office:value-type="string" calcext:value-type="string">
            <text:p>sugar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dark brown sugar</text:p>
          </table:table-cell>
          <table:table-cell office:value-type="float" office:value="1600373" calcext:value-type="float">
            <text:p>1600373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sugar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light brown sugar</text:p>
          </table:table-cell>
          <table:table-cell office:value-type="float" office:value="1606218" calcext:value-type="float">
            <text:p>1606218</text:p>
          </table:table-cell>
          <table:table-cell office:value-type="float" office:value="2187" calcext:value-type="float">
            <text:p>2187</text:p>
          </table:table-cell>
          <table:table-cell office:value-type="string" calcext:value-type="string">
            <text:p>sugar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granulated sugar</text:p>
          </table:table-cell>
          <table:table-cell office:value-type="float" office:value="1607134" calcext:value-type="float">
            <text:p>1607134</text:p>
          </table:table-cell>
          <table:table-cell office:value-type="float" office:value="4244" calcext:value-type="float">
            <text:p>4244</text:p>
          </table:table-cell>
          <table:table-cell office:value-type="string" calcext:value-type="string">
            <text:p>sugar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molasses</text:p>
          </table:table-cell>
          <table:table-cell office:value-type="float" office:value="1607584" calcext:value-type="float">
            <text:p>1607584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sugar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ugar snap peas</text:p>
          </table:table-cell>
          <table:table-cell office:value-type="float" office:value="1594468" calcext:value-type="float">
            <text:p>159446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ugar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soft brown sugar</text:p>
          </table:table-cell>
          <table:table-cell office:value-type="float" office:value="1567093" calcext:value-type="float">
            <text:p>156709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ugar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aster sugar</text:p>
          </table:table-cell>
          <table:table-cell office:value-type="float" office:value="1606657" calcext:value-type="float">
            <text:p>1606657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sugar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icing sugar</text:p>
          </table:table-cell>
          <table:table-cell office:value-type="float" office:value="1607004" calcext:value-type="float">
            <text:p>1607004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sugar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splenda sugar substitute</text:p>
          </table:table-cell>
          <table:table-cell office:value-type="float" office:value="1606159" calcext:value-type="float">
            <text:p>1606159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sugar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splenda brown sugar blend</text:p>
          </table:table-cell>
          <table:table-cell office:value-type="float" office:value="1589449" calcext:value-type="float">
            <text:p>158944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ugar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cinnamon sugar</text:p>
          </table:table-cell>
          <table:table-cell office:value-type="float" office:value="1604300" calcext:value-type="float">
            <text:p>160430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ugar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splenda granular</text:p>
          </table:table-cell>
          <table:table-cell office:value-type="float" office:value="1607543" calcext:value-type="float">
            <text:p>1607543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sugar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superfine sugar</text:p>
          </table:table-cell>
          <table:table-cell office:value-type="float" office:value="1604794" calcext:value-type="float">
            <text:p>160479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sugar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golden brown sugar</text:p>
          </table:table-cell>
          <table:table-cell office:value-type="float" office:value="1595748" calcext:value-type="float">
            <text:p>159574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ugar</text:p>
          </table:table-cell>
          <table:table-cell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palm sugar</text:p>
          </table:table-cell>
          <table:table-cell office:value-type="float" office:value="1600791" calcext:value-type="float">
            <text:p>160079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ugar</text:p>
          </table:table-cell>
          <table:table-cell/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string" calcext:value-type="string">
            <text:p>raw sugar</text:p>
          </table:table-cell>
          <table:table-cell office:value-type="float" office:value="1603850" calcext:value-type="float">
            <text:p>160385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ugar</text:p>
          </table:table-cell>
          <table:table-cell/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string" calcext:value-type="string">
            <text:p>artificial sweetener</text:p>
          </table:table-cell>
          <table:table-cell office:value-type="float" office:value="1597434" calcext:value-type="float">
            <text:p>1597434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ugar</text:p>
          </table:table-cell>
          <table:table-cell/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string" calcext:value-type="string">
            <text:p>sugar substitute</text:p>
          </table:table-cell>
          <table:table-cell office:value-type="float" office:value="1601061" calcext:value-type="float">
            <text:p>1601061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sugar</text:p>
          </table:table-cell>
          <table:table-cell/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string" calcext:value-type="string">
            <text:p>vanilla sugar</text:p>
          </table:table-cell>
          <table:table-cell office:value-type="float" office:value="1602225" calcext:value-type="float">
            <text:p>160222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ugar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ultana</text:p>
          </table:table-cell>
          <table:table-cell office:value-type="float" office:value="1573157" calcext:value-type="float">
            <text:p>157315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ultana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wiss chard</text:p>
          </table:table-cell>
          <table:table-cell office:value-type="float" office:value="1607335" calcext:value-type="float">
            <text:p>160733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wiss chard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ight corn syrup</text:p>
          </table:table-cell>
          <table:table-cell office:value-type="float" office:value="1603825" calcext:value-type="float">
            <text:p>1603825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syrup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aple syrup</text:p>
          </table:table-cell>
          <table:table-cell office:value-type="float" office:value="1606652" calcext:value-type="float">
            <text:p>1606652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syrup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pure maple syrup</text:p>
          </table:table-cell>
          <table:table-cell office:value-type="float" office:value="1607066" calcext:value-type="float">
            <text:p>160706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syrup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golden syrup</text:p>
          </table:table-cell>
          <table:table-cell office:value-type="float" office:value="1565875" calcext:value-type="float">
            <text:p>156587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yrup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chocolate syrup</text:p>
          </table:table-cell>
          <table:table-cell office:value-type="float" office:value="1606671" calcext:value-type="float">
            <text:p>1606671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syrup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corn syrup</text:p>
          </table:table-cell>
          <table:table-cell office:value-type="float" office:value="1606046" calcext:value-type="float">
            <text:p>1606046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syrup</text:p>
          </table:table-cell>
          <table:table-cell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string" calcext:value-type="string">
            <text:p>dark corn syrup</text:p>
          </table:table-cell>
          <table:table-cell office:value-type="float" office:value="1581377" calcext:value-type="float">
            <text:p>158137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yrup</text:p>
          </table:table-cell>
          <table:table-cell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string" calcext:value-type="string">
            <text:p>simple syrup</text:p>
          </table:table-cell>
          <table:table-cell office:value-type="float" office:value="1593073" calcext:value-type="float">
            <text:p>159307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yrup</text:p>
          </table:table-cell>
          <table:table-cell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string" calcext:value-type="string">
            <text:p>syrup</text:p>
          </table:table-cell>
          <table:table-cell office:value-type="float" office:value="1607555" calcext:value-type="float">
            <text:p>160755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yrup</text:p>
          </table:table-cell>
          <table:table-cell/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string" calcext:value-type="string">
            <text:p>grenadine</text:p>
          </table:table-cell>
          <table:table-cell office:value-type="float" office:value="1591361" calcext:value-type="float">
            <text:p>159136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syrup</text:p>
          </table:table-cell>
          <table:table-cell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string" calcext:value-type="string">
            <text:p>white corn syrup</text:p>
          </table:table-cell>
          <table:table-cell office:value-type="float" office:value="1605453" calcext:value-type="float">
            <text:p>160545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yrup</text:p>
          </table:table-cell>
          <table:table-cell/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string" calcext:value-type="string">
            <text:p>tamarind paste</text:p>
          </table:table-cell>
          <table:table-cell office:value-type="float" office:value="1602695" calcext:value-type="float">
            <text:p>160269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amarind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tarragon</text:p>
          </table:table-cell>
          <table:table-cell office:value-type="float" office:value="1601351" calcext:value-type="float">
            <text:p>1601351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tarragon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dried tarragon</text:p>
          </table:table-cell>
          <table:table-cell office:value-type="float" office:value="1604261" calcext:value-type="float">
            <text:p>1604261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tarragon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fresh tarragon</text:p>
          </table:table-cell>
          <table:table-cell office:value-type="float" office:value="1598404" calcext:value-type="float">
            <text:p>1598404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tarragon</text:p>
          </table:table-cell>
          <table:table-cell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tea bags</text:p>
          </table:table-cell>
          <table:table-cell office:value-type="float" office:value="1603443" calcext:value-type="float">
            <text:p>160344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tea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hyme leaves</text:p>
          </table:table-cell>
          <table:table-cell office:value-type="float" office:value="1586890" calcext:value-type="float">
            <text:p>158689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thyme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dried thyme</text:p>
          </table:table-cell>
          <table:table-cell office:value-type="float" office:value="1607556" calcext:value-type="float">
            <text:p>1607556</text:p>
          </table:table-cell>
          <table:table-cell office:value-type="float" office:value="2647" calcext:value-type="float">
            <text:p>2647</text:p>
          </table:table-cell>
          <table:table-cell office:value-type="string" calcext:value-type="string">
            <text:p>thyme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thyme</text:p>
          </table:table-cell>
          <table:table-cell office:value-type="float" office:value="1607273" calcext:value-type="float">
            <text:p>1607273</text:p>
          </table:table-cell>
          <table:table-cell office:value-type="float" office:value="2254" calcext:value-type="float">
            <text:p>2254</text:p>
          </table:table-cell>
          <table:table-cell office:value-type="string" calcext:value-type="string">
            <text:p>thyme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fresh thyme</text:p>
          </table:table-cell>
          <table:table-cell office:value-type="float" office:value="1607299" calcext:value-type="float">
            <text:p>1607299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thyme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fresh thyme leave</text:p>
          </table:table-cell>
          <table:table-cell office:value-type="float" office:value="1606509" calcext:value-type="float">
            <text:p>160650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thyme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dried thyme leaves</text:p>
          </table:table-cell>
          <table:table-cell office:value-type="float" office:value="1602901" calcext:value-type="float">
            <text:p>160290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thyme</text:p>
          </table:table-cell>
          <table:table-cell/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string" calcext:value-type="string">
            <text:p>ground thyme</text:p>
          </table:table-cell>
          <table:table-cell office:value-type="float" office:value="1597730" calcext:value-type="float">
            <text:p>159773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thyme</text:p>
          </table:table-cell>
          <table:table-cell/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string" calcext:value-type="string">
            <text:p>fresh thyme leaves</text:p>
          </table:table-cell>
          <table:table-cell office:value-type="float" office:value="1602319" calcext:value-type="float">
            <text:p>1602319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thyme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tilapia fillets</text:p>
          </table:table-cell>
          <table:table-cell office:value-type="float" office:value="1605866" calcext:value-type="float">
            <text:p>1605866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tilapia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firm tofu</text:p>
          </table:table-cell>
          <table:table-cell office:value-type="float" office:value="1602295" calcext:value-type="float">
            <text:p>160229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tofu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silken tofu</text:p>
          </table:table-cell>
          <table:table-cell office:value-type="float" office:value="1600523" calcext:value-type="float">
            <text:p>160052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ofu</text:p>
          </table:table-cell>
          <table:table-cell/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string" calcext:value-type="string">
            <text:p>tofu</text:p>
          </table:table-cell>
          <table:table-cell office:value-type="float" office:value="1606842" calcext:value-type="float">
            <text:p>16068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ofu</text:p>
          </table:table-cell>
          <table:table-cell/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string" calcext:value-type="string">
            <text:p>extra firm tofu</text:p>
          </table:table-cell>
          <table:table-cell office:value-type="float" office:value="1606609" calcext:value-type="float">
            <text:p>160660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ofu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tomatillos</text:p>
          </table:table-cell>
          <table:table-cell office:value-type="float" office:value="1605119" calcext:value-type="float">
            <text:p>160511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omatillo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omatoes</text:p>
          </table:table-cell>
          <table:table-cell office:value-type="float" office:value="1607510" calcext:value-type="float">
            <text:p>1607510</text:p>
          </table:table-cell>
          <table:table-cell office:value-type="float" office:value="9583" calcext:value-type="float">
            <text:p>9583</text:p>
          </table:table-cell>
          <table:table-cell office:value-type="string" calcext:value-type="string">
            <text:p>tomato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rape tomatoes</text:p>
          </table:table-cell>
          <table:table-cell office:value-type="float" office:value="1602492" calcext:value-type="float">
            <text:p>1602492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tomato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tewed tomatoes</text:p>
          </table:table-cell>
          <table:table-cell office:value-type="float" office:value="1605347" calcext:value-type="float">
            <text:p>1605347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tomato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tomato paste</text:p>
          </table:table-cell>
          <table:table-cell office:value-type="float" office:value="1606351" calcext:value-type="float">
            <text:p>1606351</text:p>
          </table:table-cell>
          <table:table-cell office:value-type="float" office:value="3061" calcext:value-type="float">
            <text:p>3061</text:p>
          </table:table-cell>
          <table:table-cell office:value-type="string" calcext:value-type="string">
            <text:p>tomato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herry tomatoes</text:p>
          </table:table-cell>
          <table:table-cell office:value-type="float" office:value="1607416" calcext:value-type="float">
            <text:p>1607416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tomato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hopped tomato</text:p>
          </table:table-cell>
          <table:table-cell office:value-type="float" office:value="1606025" calcext:value-type="float">
            <text:p>160602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tomato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diced tomatoes</text:p>
          </table:table-cell>
          <table:table-cell office:value-type="float" office:value="1606817" calcext:value-type="float">
            <text:p>1606817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tomato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sun - dried tomato</text:p>
          </table:table-cell>
          <table:table-cell office:value-type="float" office:value="1605696" calcext:value-type="float">
            <text:p>1605696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tomato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plum tomatoes</text:p>
          </table:table-cell>
          <table:table-cell office:value-type="float" office:value="1604384" calcext:value-type="float">
            <text:p>1604384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tomato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sun - dried tomato packed in oil</text:p>
          </table:table-cell>
          <table:table-cell office:value-type="float" office:value="1598594" calcext:value-type="float">
            <text:p>1598594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omato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rotel tomatoes</text:p>
          </table:table-cell>
          <table:table-cell office:value-type="float" office:value="1602062" calcext:value-type="float">
            <text:p>16020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omato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chopped tomatoes</text:p>
          </table:table-cell>
          <table:table-cell office:value-type="float" office:value="1603686" calcext:value-type="float">
            <text:p>1603686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tomato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anned tomatoes</text:p>
          </table:table-cell>
          <table:table-cell office:value-type="float" office:value="1590615" calcext:value-type="float">
            <text:p>1590615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omato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roma tomato</text:p>
          </table:table-cell>
          <table:table-cell office:value-type="float" office:value="1604744" calcext:value-type="float">
            <text:p>160474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tomato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rushed tomatoes</text:p>
          </table:table-cell>
          <table:table-cell office:value-type="float" office:value="1605683" calcext:value-type="float">
            <text:p>1605683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tomato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fresh tomatoes</text:p>
          </table:table-cell>
          <table:table-cell office:value-type="float" office:value="1600316" calcext:value-type="float">
            <text:p>1600316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tomato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rotel</text:p>
          </table:table-cell>
          <table:table-cell office:value-type="float" office:value="1607488" calcext:value-type="float">
            <text:p>160748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tomato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diced tomatoes with green chilies</text:p>
          </table:table-cell>
          <table:table-cell office:value-type="float" office:value="1518694" calcext:value-type="float">
            <text:p>151869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omato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diced tomato</text:p>
          </table:table-cell>
          <table:table-cell office:value-type="float" office:value="1605094" calcext:value-type="float">
            <text:p>1605094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tomato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sun - dried tomatoes</text:p>
          </table:table-cell>
          <table:table-cell office:value-type="float" office:value="1606923" calcext:value-type="float">
            <text:p>160692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tomato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roma tomatoes</text:p>
          </table:table-cell>
          <table:table-cell office:value-type="float" office:value="1607312" calcext:value-type="float">
            <text:p>1607312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tomato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tomato puree</text:p>
          </table:table-cell>
          <table:table-cell office:value-type="float" office:value="1605555" calcext:value-type="float">
            <text:p>1605555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tomato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plum tomato</text:p>
          </table:table-cell>
          <table:table-cell office:value-type="float" office:value="1596891" calcext:value-type="float">
            <text:p>159689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omato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italian - style diced tomatoes</text:p>
          </table:table-cell>
          <table:table-cell office:value-type="float" office:value="1587056" calcext:value-type="float">
            <text:p>158705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omato</text:p>
          </table:table-cell>
          <table:table-cell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tomatoes and green chilies</text:p>
          </table:table-cell>
          <table:table-cell office:value-type="float" office:value="1606584" calcext:value-type="float">
            <text:p>160658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mato</text:p>
          </table:table-cell>
          <table:table-cell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fresh tomato</text:p>
          </table:table-cell>
          <table:table-cell office:value-type="float" office:value="1597357" calcext:value-type="float">
            <text:p>159735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omato</text:p>
          </table:table-cell>
          <table:table-cell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whole tomatoes</text:p>
          </table:table-cell>
          <table:table-cell office:value-type="float" office:value="1607360" calcext:value-type="float">
            <text:p>1607360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tomato</text:p>
          </table:table-cell>
          <table:table-cell/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string" calcext:value-type="string">
            <text:p>sun - dried tomatoes packed in oil</text:p>
          </table:table-cell>
          <table:table-cell office:value-type="float" office:value="1601854" calcext:value-type="float">
            <text:p>160185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omato</text:p>
          </table:table-cell>
          <table:table-cell/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string" calcext:value-type="string">
            <text:p>rotel tomatoes &amp; chilies</text:p>
          </table:table-cell>
          <table:table-cell office:value-type="float" office:value="1599431" calcext:value-type="float">
            <text:p>159943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omato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whole wheat tortillas</text:p>
          </table:table-cell>
          <table:table-cell office:value-type="float" office:value="1599324" calcext:value-type="float">
            <text:p>159932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ortilla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flour tortillas</text:p>
          </table:table-cell>
          <table:table-cell office:value-type="float" office:value="1607304" calcext:value-type="float">
            <text:p>1607304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tortilla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corn tortillas</text:p>
          </table:table-cell>
          <table:table-cell office:value-type="float" office:value="1604080" calcext:value-type="float">
            <text:p>1604080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tortilla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tortilla chips</text:p>
          </table:table-cell>
          <table:table-cell office:value-type="float" office:value="1607496" calcext:value-type="float">
            <text:p>1607496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tortilla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tortillas</text:p>
          </table:table-cell>
          <table:table-cell office:value-type="float" office:value="1601393" calcext:value-type="float">
            <text:p>1601393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tortilla</text:p>
          </table:table-cell>
          <table:table-cell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string" calcext:value-type="string">
            <text:p>flour tortilla</text:p>
          </table:table-cell>
          <table:table-cell office:value-type="float" office:value="1597276" calcext:value-type="float">
            <text:p>159727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ortilla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tuna</text:p>
          </table:table-cell>
          <table:table-cell office:value-type="float" office:value="1607387" calcext:value-type="float">
            <text:p>1607387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tuna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tuna in water</text:p>
          </table:table-cell>
          <table:table-cell office:value-type="float" office:value="1600552" calcext:value-type="float">
            <text:p>1600552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tuna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tuna steaks</text:p>
          </table:table-cell>
          <table:table-cell office:value-type="float" office:value="1602849" calcext:value-type="float">
            <text:p>160284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una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turkey bacon</text:p>
          </table:table-cell>
          <table:table-cell office:value-type="float" office:value="1586319" calcext:value-type="float">
            <text:p>158631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ground turkey</text:p>
          </table:table-cell>
          <table:table-cell office:value-type="float" office:value="1605211" calcext:value-type="float">
            <text:p>1605211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lean ground turkey</text:p>
          </table:table-cell>
          <table:table-cell office:value-type="float" office:value="1605505" calcext:value-type="float">
            <text:p>160550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ground turkey breast</text:p>
          </table:table-cell>
          <table:table-cell office:value-type="float" office:value="1606099" calcext:value-type="float">
            <text:p>160609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turkey breast</text:p>
          </table:table-cell>
          <table:table-cell office:value-type="float" office:value="1604454" calcext:value-type="float">
            <text:p>1604454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turkey</text:p>
          </table:table-cell>
          <table:table-cell office:value-type="float" office:value="1590645" calcext:value-type="float">
            <text:p>1590645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cooked turkey</text:p>
          </table:table-cell>
          <table:table-cell office:value-type="float" office:value="1606147" calcext:value-type="float">
            <text:p>1606147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string" calcext:value-type="string">
            <text:p>deli turkey</text:p>
          </table:table-cell>
          <table:table-cell office:value-type="float" office:value="1606691" calcext:value-type="float">
            <text:p>160669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urkey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ground turmeric</text:p>
          </table:table-cell>
          <table:table-cell office:value-type="float" office:value="1605963" calcext:value-type="float">
            <text:p>1605963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turmeric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jicama</text:p>
          </table:table-cell>
          <table:table-cell office:value-type="float" office:value="1605300" calcext:value-type="float">
            <text:p>160530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urnip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turnip</text:p>
          </table:table-cell>
          <table:table-cell office:value-type="float" office:value="1602956" calcext:value-type="float">
            <text:p>160295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nip</text:p>
          </table:table-cell>
          <table:table-cell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turnips</text:p>
          </table:table-cell>
          <table:table-cell office:value-type="float" office:value="1603262" calcext:value-type="float">
            <text:p>160326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urnip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anilla</text:p>
          </table:table-cell>
          <table:table-cell office:value-type="float" office:value="1607259" calcext:value-type="float">
            <text:p>1607259</text:p>
          </table:table-cell>
          <table:table-cell office:value-type="float" office:value="10629" calcext:value-type="float">
            <text:p>10629</text:p>
          </table:table-cell>
          <table:table-cell office:value-type="string" calcext:value-type="string">
            <text:p>vanilla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frozen mixed vegetables</text:p>
          </table:table-cell>
          <table:table-cell office:value-type="float" office:value="1601535" calcext:value-type="float">
            <text:p>1601535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vegetable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ucumber</text:p>
          </table:table-cell>
          <table:table-cell office:value-type="float" office:value="1607314" calcext:value-type="float">
            <text:p>1607314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vegetable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vegetables</text:p>
          </table:table-cell>
          <table:table-cell office:value-type="float" office:value="1596965" calcext:value-type="float">
            <text:p>1596965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vegetable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mixed vegetables</text:p>
          </table:table-cell>
          <table:table-cell office:value-type="float" office:value="1606871" calcext:value-type="float">
            <text:p>160687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vegetable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ed wine vinegar</text:p>
          </table:table-cell>
          <table:table-cell office:value-type="float" office:value="1604528" calcext:value-type="float">
            <text:p>1604528</text:p>
          </table:table-cell>
          <table:table-cell office:value-type="float" office:value="2585" calcext:value-type="float">
            <text:p>2585</text:p>
          </table:table-cell>
          <table:table-cell office:value-type="string" calcext:value-type="string">
            <text:p>vinegar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ider vinegar</text:p>
          </table:table-cell>
          <table:table-cell office:value-type="float" office:value="1606640" calcext:value-type="float">
            <text:p>160664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vinegar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vinegar</text:p>
          </table:table-cell>
          <table:table-cell office:value-type="float" office:value="1607258" calcext:value-type="float">
            <text:p>1607258</text:p>
          </table:table-cell>
          <table:table-cell office:value-type="float" office:value="2636" calcext:value-type="float">
            <text:p>2636</text:p>
          </table:table-cell>
          <table:table-cell office:value-type="string" calcext:value-type="string">
            <text:p>vinegar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white wine vinegar</text:p>
          </table:table-cell>
          <table:table-cell office:value-type="float" office:value="1607577" calcext:value-type="float">
            <text:p>1607577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vinegar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white vinegar</text:p>
          </table:table-cell>
          <table:table-cell office:value-type="float" office:value="1606718" calcext:value-type="float">
            <text:p>1606718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vinegar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balsamic vinegar</text:p>
          </table:table-cell>
          <table:table-cell office:value-type="float" office:value="1607306" calcext:value-type="float">
            <text:p>1607306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vinegar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balsamic vinaigrette</text:p>
          </table:table-cell>
          <table:table-cell office:value-type="float" office:value="1595482" calcext:value-type="float">
            <text:p>159548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vinegar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sherry wine vinegar</text:p>
          </table:table-cell>
          <table:table-cell office:value-type="float" office:value="1599800" calcext:value-type="float">
            <text:p>159980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vinegar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rice vinegar</text:p>
          </table:table-cell>
          <table:table-cell office:value-type="float" office:value="1606503" calcext:value-type="float">
            <text:p>1606503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vinegar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distilled white vinegar</text:p>
          </table:table-cell>
          <table:table-cell office:value-type="float" office:value="1589358" calcext:value-type="float">
            <text:p>158935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vinegar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seasoned rice vinegar</text:p>
          </table:table-cell>
          <table:table-cell office:value-type="float" office:value="1578208" calcext:value-type="float">
            <text:p>157820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vinegar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tarragon vinegar</text:p>
          </table:table-cell>
          <table:table-cell office:value-type="float" office:value="1607400" calcext:value-type="float">
            <text:p>160740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vinegar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rice wine vinegar</text:p>
          </table:table-cell>
          <table:table-cell office:value-type="float" office:value="1607419" calcext:value-type="float">
            <text:p>1607419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vinegar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apple cider vinegar</text:p>
          </table:table-cell>
          <table:table-cell office:value-type="float" office:value="1606738" calcext:value-type="float">
            <text:p>1606738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vinegar</text:p>
          </table:table-cell>
          <table:table-cell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wine vinegar</text:p>
          </table:table-cell>
          <table:table-cell office:value-type="float" office:value="1604259" calcext:value-type="float">
            <text:p>160425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vinegar</text:p>
          </table:table-cell>
          <table:table-cell/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string" calcext:value-type="string">
            <text:p>white balsamic vinegar</text:p>
          </table:table-cell>
          <table:table-cell office:value-type="float" office:value="1570778" calcext:value-type="float">
            <text:p>157077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vinegar</text:p>
          </table:table-cell>
          <table:table-cell/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string" calcext:value-type="string">
            <text:p>raspberry vinegar</text:p>
          </table:table-cell>
          <table:table-cell office:value-type="float" office:value="1596214" calcext:value-type="float">
            <text:p>159621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vinegar</text:p>
          </table:table-cell>
          <table:table-cell/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string" calcext:value-type="string">
            <text:p>malt vinegar</text:p>
          </table:table-cell>
          <table:table-cell office:value-type="float" office:value="1598502" calcext:value-type="float">
            <text:p>1598502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vinegar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vanilla wafers</text:p>
          </table:table-cell>
          <table:table-cell office:value-type="float" office:value="1595531" calcext:value-type="float">
            <text:p>159553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wafer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walnuts</text:p>
          </table:table-cell>
          <table:table-cell office:value-type="float" office:value="1607430" calcext:value-type="float">
            <text:p>1607430</text:p>
          </table:table-cell>
          <table:table-cell office:value-type="float" office:value="4622" calcext:value-type="float">
            <text:p>4622</text:p>
          </table:table-cell>
          <table:table-cell office:value-type="string" calcext:value-type="string">
            <text:p>walnut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walnut halves</text:p>
          </table:table-cell>
          <table:table-cell office:value-type="float" office:value="1600270" calcext:value-type="float">
            <text:p>160027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walnut</text:p>
          </table:table-cell>
          <table:table-cell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walnut pieces</text:p>
          </table:table-cell>
          <table:table-cell office:value-type="float" office:value="1596360" calcext:value-type="float">
            <text:p>159636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walnu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float" office:value="1607557" calcext:value-type="float">
            <text:p>1607557</text:p>
          </table:table-cell>
          <table:table-cell office:value-type="float" office:value="25953" calcext:value-type="float">
            <text:p>25953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old water</text:p>
          </table:table-cell>
          <table:table-cell office:value-type="float" office:value="1607260" calcext:value-type="float">
            <text:p>1607260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hot water</text:p>
          </table:table-cell>
          <table:table-cell office:value-type="float" office:value="1606458" calcext:value-type="float">
            <text:p>1606458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boiling water</text:p>
          </table:table-cell>
          <table:table-cell office:value-type="float" office:value="1606093" calcext:value-type="float">
            <text:p>1606093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ice cubes</text:p>
          </table:table-cell>
          <table:table-cell office:value-type="float" office:value="1599643" calcext:value-type="float">
            <text:p>1599643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warm water</text:p>
          </table:table-cell>
          <table:table-cell office:value-type="float" office:value="1606899" calcext:value-type="float">
            <text:p>1606899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ice cube</text:p>
          </table:table-cell>
          <table:table-cell office:value-type="float" office:value="1594406" calcext:value-type="float">
            <text:p>1594406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club soda</text:p>
          </table:table-cell>
          <table:table-cell office:value-type="float" office:value="1596284" calcext:value-type="float">
            <text:p>1596284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ice</text:p>
          </table:table-cell>
          <table:table-cell office:value-type="float" office:value="1607450" calcext:value-type="float">
            <text:p>1607450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sparkling water</text:p>
          </table:table-cell>
          <table:table-cell office:value-type="float" office:value="1593359" calcext:value-type="float">
            <text:p>159335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rose water</text:p>
          </table:table-cell>
          <table:table-cell office:value-type="float" office:value="1606303" calcext:value-type="float">
            <text:p>160630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ice water</text:p>
          </table:table-cell>
          <table:table-cell office:value-type="float" office:value="1605773" calcext:value-type="float">
            <text:p>160577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string" calcext:value-type="string">
            <text:p>watercress</text:p>
          </table:table-cell>
          <table:table-cell office:value-type="float" office:value="1596792" calcext:value-type="float">
            <text:p>159679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watercress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couscous</text:p>
          </table:table-cell>
          <table:table-cell office:value-type="float" office:value="1603811" calcext:value-type="float">
            <text:p>1603811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wheat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wheat bran</text:p>
          </table:table-cell>
          <table:table-cell office:value-type="float" office:value="1600372" calcext:value-type="float">
            <text:p>160037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wheat</text:p>
          </table:table-cell>
          <table:table-cell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string" calcext:value-type="string">
            <text:p>bulgur</text:p>
          </table:table-cell>
          <table:table-cell office:value-type="float" office:value="1553191" calcext:value-type="float">
            <text:p>155319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heat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sauerkraut</text:p>
          </table:table-cell>
          <table:table-cell office:value-type="float" office:value="1602985" calcext:value-type="float">
            <text:p>1602985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white cabbage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long grain white rice</text:p>
          </table:table-cell>
          <table:table-cell office:value-type="float" office:value="1586207" calcext:value-type="float">
            <text:p>158620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white rice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herry wine</text:p>
          </table:table-cell>
          <table:table-cell office:value-type="float" office:value="1604770" calcext:value-type="float">
            <text:p>1604770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wine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dry white wine</text:p>
          </table:table-cell>
          <table:table-cell office:value-type="float" office:value="1607296" calcext:value-type="float">
            <text:p>1607296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wine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dry red wine</text:p>
          </table:table-cell>
          <table:table-cell office:value-type="float" office:value="1607219" calcext:value-type="float">
            <text:p>1607219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wine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rice wine</text:p>
          </table:table-cell>
          <table:table-cell office:value-type="float" office:value="1607417" calcext:value-type="float">
            <text:p>1607417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wine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white wine</text:p>
          </table:table-cell>
          <table:table-cell office:value-type="float" office:value="1606176" calcext:value-type="float">
            <text:p>1606176</text:p>
          </table:table-cell>
          <table:table-cell office:value-type="float" office:value="2204" calcext:value-type="float">
            <text:p>2204</text:p>
          </table:table-cell>
          <table:table-cell office:value-type="string" calcext:value-type="string">
            <text:p>wine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wine</text:p>
          </table:table-cell>
          <table:table-cell office:value-type="float" office:value="1594621" calcext:value-type="float">
            <text:p>159462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wine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port wine</text:p>
          </table:table-cell>
          <table:table-cell office:value-type="float" office:value="1604280" calcext:value-type="float">
            <text:p>160428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ine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red wine</text:p>
          </table:table-cell>
          <table:table-cell office:value-type="float" office:value="1606902" calcext:value-type="float">
            <text:p>1606902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wine</text:p>
          </table:table-cell>
          <table:table-cell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burgundy wine</text:p>
          </table:table-cell>
          <table:table-cell office:value-type="float" office:value="1602290" calcext:value-type="float">
            <text:p>160229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wine</text:p>
          </table:table-cell>
          <table:table-cell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marsala wine</text:p>
          </table:table-cell>
          <table:table-cell office:value-type="float" office:value="1589773" calcext:value-type="float">
            <text:p>158977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ine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onton wrappers</text:p>
          </table:table-cell>
          <table:table-cell office:value-type="float" office:value="1606807" calcext:value-type="float">
            <text:p>1606807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wonton wrappers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xanthan gum</text:p>
          </table:table-cell>
          <table:table-cell office:value-type="float" office:value="1606307" calcext:value-type="float">
            <text:p>1606307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xanthan gum</text:p>
          </table:table-cell>
          <table:table-cell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string" calcext:value-type="string">
            <text:p>yams</text:p>
          </table:table-cell>
          <table:table-cell office:value-type="float" office:value="1605718" calcext:value-type="float">
            <text:p>1605718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yams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instant yeast</text:p>
          </table:table-cell>
          <table:table-cell office:value-type="float" office:value="1591419" calcext:value-type="float">
            <text:p>159141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yeast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ry yeast</text:p>
          </table:table-cell>
          <table:table-cell office:value-type="float" office:value="1604206" calcext:value-type="float">
            <text:p>160420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yeast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active dry yeast</text:p>
          </table:table-cell>
          <table:table-cell office:value-type="float" office:value="1605766" calcext:value-type="float">
            <text:p>1605766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yeast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yeast</text:p>
          </table:table-cell>
          <table:table-cell office:value-type="float" office:value="1606327" calcext:value-type="float">
            <text:p>1606327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yeast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nutritional yeast</text:p>
          </table:table-cell>
          <table:table-cell office:value-type="float" office:value="1602299" calcext:value-type="float">
            <text:p>160229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yeast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fast rising yeast</text:p>
          </table:table-cell>
          <table:table-cell office:value-type="float" office:value="1598869" calcext:value-type="float">
            <text:p>159886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yeast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bread machine yeast</text:p>
          </table:table-cell>
          <table:table-cell office:value-type="float" office:value="1593068" calcext:value-type="float">
            <text:p>159306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yeast</text:p>
          </table:table-cell>
          <table:table-cell/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string" calcext:value-type="string">
            <text:p>sourdough starter</text:p>
          </table:table-cell>
          <table:table-cell office:value-type="float" office:value="1606238" calcext:value-type="float">
            <text:p>160623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yeast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plain yogurt</text:p>
          </table:table-cell>
          <table:table-cell office:value-type="float" office:value="1606748" calcext:value-type="float">
            <text:p>1606748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yogurt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yogurt</text:p>
          </table:table-cell>
          <table:table-cell office:value-type="float" office:value="1598848" calcext:value-type="float">
            <text:p>1598848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yogurt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greek yogurt</text:p>
          </table:table-cell>
          <table:table-cell office:value-type="float" office:value="1603451" calcext:value-type="float">
            <text:p>160345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yogurt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low - fat plain yogurt</text:p>
          </table:table-cell>
          <table:table-cell office:value-type="float" office:value="1606094" calcext:value-type="float">
            <text:p>160609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yogurt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low - fat yogurt</text:p>
          </table:table-cell>
          <table:table-cell office:value-type="float" office:value="1607090" calcext:value-type="float">
            <text:p>160709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yogurt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low - fat vanilla yogurt</text:p>
          </table:table-cell>
          <table:table-cell office:value-type="float" office:value="1600123" calcext:value-type="float">
            <text:p>160012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yogurt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vanilla yogurt</text:p>
          </table:table-cell>
          <table:table-cell office:value-type="float" office:value="1606911" calcext:value-type="float">
            <text:p>160691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ogurt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plain nonfat yogurt</text:p>
          </table:table-cell>
          <table:table-cell office:value-type="float" office:value="1591882" calcext:value-type="float">
            <text:p>159188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yogurt</text:p>
          </table:table-cell>
          <table:table-cell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plain low - fat yogurt</text:p>
          </table:table-cell>
          <table:table-cell office:value-type="float" office:value="1596726" calcext:value-type="float">
            <text:p>1596726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yogurt</text:p>
          </table:table-cell>
          <table:table-cell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string" calcext:value-type="string">
            <text:p>plain fat - free yogurt</text:p>
          </table:table-cell>
          <table:table-cell office:value-type="float" office:value="1587265" calcext:value-type="float">
            <text:p>1587265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yogurt</text:p>
          </table:table-cell>
          <table:table-cell/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string" calcext:value-type="string">
            <text:p>nonfat yogurt</text:p>
          </table:table-cell>
          <table:table-cell office:value-type="float" office:value="1604253" calcext:value-type="float">
            <text:p>160425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yogurt</text:p>
          </table:table-cell>
          <table:table-cell/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string" calcext:value-type="string">
            <text:p>nonfat plain yogurt</text:p>
          </table:table-cell>
          <table:table-cell office:value-type="float" office:value="1592734" calcext:value-type="float">
            <text:p>159273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yogurt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zucchini</text:p>
          </table:table-cell>
          <table:table-cell office:value-type="float" office:value="1607368" calcext:value-type="float">
            <text:p>1607368</text:p>
          </table:table-cell>
          <table:table-cell office:value-type="float" office:value="3658" calcext:value-type="float">
            <text:p>3658</text:p>
          </table:table-cell>
          <table:table-cell office:value-type="string" calcext:value-type="string">
            <text:p>zucchini</text:p>
          </table:table-cell>
          <table:table-cell/>
        </table:table-row>
      </table:table>
      <table:named-expressions/>
      <table:database-ranges>
        <table:database-range table:name="__Anonymous_Sheet_DB__0" table:target-range-address="filtered_most_seen.B1:filtered_most_seen.B151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6">00/00/0000</text:date>, <text:time style:data-style-name="N2" text:time-value="16:51:22.468601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6T18:20:55.980126843</dc:date>
    <meta:editing-duration>PT1H5S</meta:editing-duration>
    <meta:editing-cycles>14</meta:editing-cycles>
    <meta:generator>LibreOffice/6.0.7.3$Linux_X86_64 LibreOffice_project/00m0$Build-3</meta:generator>
    <meta:document-statistic meta:table-count="1" meta:cell-count="7575" meta:object-count="0"/>
  </office:meta>
</office:document-meta>
</file>